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279E816BEF2082F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Preformatted_20_Text" style:list-style-name="L2">
      <style:paragraph-properties fo:margin-top="0cm" fo:margin-bottom="0.499cm" style:contextual-spacing="false"/>
    </style:style>
    <style:style style:name="P5" style:family="paragraph" style:parent-style-name="Preformatted_20_Text" style:list-style-name="L3"/>
    <style:style style:name="P6" style:family="paragraph" style:parent-style-name="Preformatted_20_Text" style:list-style-name="L5"/>
    <style:style style:name="P7" style:family="paragraph" style:parent-style-name="Preformatted_20_Text" style:list-style-name="L7"/>
    <style:style style:name="P8" style:family="paragraph" style:parent-style-name="Preformatted_20_Text" style:list-style-name="L9"/>
    <style:style style:name="P9" style:family="paragraph" style:parent-style-name="Preformatted_20_Text" style:list-style-name="L11"/>
    <style:style style:name="P10" style:family="paragraph" style:parent-style-name="Preformatted_20_Text" style:list-style-name="L13"/>
    <style:style style:name="P11" style:family="paragraph" style:parent-style-name="Preformatted_20_Text" style:list-style-name="L15"/>
    <style:style style:name="P12" style:family="paragraph" style:parent-style-name="Preformatted_20_Text" style:list-style-name="L15">
      <style:paragraph-properties fo:margin-top="0cm" fo:margin-bottom="0.499cm" style:contextual-spacing="false"/>
    </style:style>
    <style:style style:name="P13" style:family="paragraph" style:parent-style-name="Preformatted_20_Text" style:list-style-name="L20">
      <style:paragraph-properties fo:margin-top="0cm" fo:margin-bottom="0.499cm" style:contextual-spacing="false"/>
    </style:style>
    <style:style style:name="P14" style:family="paragraph" style:parent-style-name="Preformatted_20_Text" style:list-style-name="L22"/>
    <style:style style:name="P15" style:family="paragraph" style:parent-style-name="Preformatted_20_Text" style:list-style-name="L24"/>
    <style:style style:name="P16" style:family="paragraph" style:parent-style-name="Preformatted_20_Text" style:list-style-name="L26"/>
    <style:style style:name="P17" style:family="paragraph" style:parent-style-name="Preformatted_20_Text" style:list-style-name="L28"/>
    <style:style style:name="P18" style:family="paragraph" style:parent-style-name="Preformatted_20_Text" style:list-style-name="L28">
      <style:paragraph-properties fo:margin-top="0cm" fo:margin-bottom="0.499cm" style:contextual-spacing="false"/>
    </style:style>
    <style:style style:name="P19" style:family="paragraph" style:parent-style-name="Preformatted_20_Text" style:list-style-name="L30">
      <style:paragraph-properties fo:margin-top="0cm" fo:margin-bottom="0.499cm" style:contextual-spacing="false"/>
    </style:style>
    <style:style style:name="P20" style:family="paragraph" style:parent-style-name="Preformatted_20_Text" style:list-style-name="L32"/>
    <style:style style:name="P21" style:family="paragraph" style:parent-style-name="Preformatted_20_Text" style:list-style-name="L34"/>
    <style:style style:name="P22" style:family="paragraph" style:parent-style-name="Preformatted_20_Text" style:list-style-name="L37"/>
    <style:style style:name="P23" style:family="paragraph" style:parent-style-name="Preformatted_20_Text" style:list-style-name="L37">
      <style:paragraph-properties fo:margin-top="0cm" fo:margin-bottom="0.499cm" style:contextual-spacing="false"/>
    </style:style>
    <style:style style:name="P24" style:family="paragraph" style:parent-style-name="Preformatted_20_Text" style:list-style-name="L38">
      <style:paragraph-properties fo:margin-top="0cm" fo:margin-bottom="0.499cm" style:contextual-spacing="false"/>
    </style:style>
    <style:style style:name="P25" style:family="paragraph" style:parent-style-name="Preformatted_20_Text" style:list-style-name="L39"/>
    <style:style style:name="P26" style:family="paragraph" style:parent-style-name="Preformatted_20_Text" style:list-style-name="L42"/>
    <style:style style:name="P27" style:family="paragraph" style:parent-style-name="Preformatted_20_Text" style:list-style-name="L42">
      <style:paragraph-properties fo:margin-top="0cm" fo:margin-bottom="0.499cm" style:contextual-spacing="false"/>
    </style:style>
    <style:style style:name="P28" style:family="paragraph" style:parent-style-name="Preformatted_20_Text" style:list-style-name="L44">
      <style:paragraph-properties fo:margin-top="0cm" fo:margin-bottom="0.499cm" style:contextual-spacing="false"/>
    </style:style>
    <style:style style:name="P29" style:family="paragraph" style:parent-style-name="Preformatted_20_Text" style:list-style-name="L45"/>
    <style:style style:name="P30" style:family="paragraph" style:parent-style-name="Preformatted_20_Text" style:list-style-name="L48"/>
    <style:style style:name="P31" style:family="paragraph" style:parent-style-name="Preformatted_20_Text" style:list-style-name="L51">
      <style:paragraph-properties fo:margin-top="0cm" fo:margin-bottom="0.499cm" style:contextual-spacing="false"/>
    </style:style>
    <style:style style:name="P32" style:family="paragraph" style:parent-style-name="Preformatted_20_Text" style:list-style-name="L54"/>
    <style:style style:name="P33" style:family="paragraph" style:parent-style-name="Preformatted_20_Text" style:list-style-name="L54">
      <style:paragraph-properties fo:margin-top="0cm" fo:margin-bottom="0.499cm" style:contextual-spacing="false"/>
    </style:style>
    <style:style style:name="P34" style:family="paragraph" style:parent-style-name="Preformatted_20_Text" style:list-style-name="L58">
      <style:paragraph-properties fo:margin-top="0cm" fo:margin-bottom="0.499cm" style:contextual-spacing="false"/>
    </style:style>
    <style:style style:name="P35" style:family="paragraph" style:parent-style-name="Preformatted_20_Text" style:list-style-name="L59"/>
    <style:style style:name="P36" style:family="paragraph" style:parent-style-name="Preformatted_20_Text" style:list-style-name="L62"/>
    <style:style style:name="P37" style:family="paragraph" style:parent-style-name="Preformatted_20_Text" style:list-style-name="L65"/>
    <style:style style:name="P38" style:family="paragraph" style:parent-style-name="Preformatted_20_Text" style:list-style-name="L65">
      <style:paragraph-properties fo:margin-top="0cm" fo:margin-bottom="0.499cm" style:contextual-spacing="false"/>
    </style:style>
    <style:style style:name="P39" style:family="paragraph" style:parent-style-name="Preformatted_20_Text" style:list-style-name="L66">
      <style:paragraph-properties fo:margin-top="0cm" fo:margin-bottom="0.499cm" style:contextual-spacing="false"/>
    </style:style>
    <style:style style:name="P40" style:family="paragraph" style:parent-style-name="Preformatted_20_Text" style:list-style-name="L67"/>
    <style:style style:name="P41" style:family="paragraph" style:parent-style-name="Preformatted_20_Text" style:list-style-name="L70"/>
    <style:style style:name="P42" style:family="paragraph" style:parent-style-name="Preformatted_20_Text" style:list-style-name="L73"/>
    <style:style style:name="P43" style:family="paragraph" style:parent-style-name="Preformatted_20_Text" style:list-style-name="L76"/>
    <style:style style:name="P44" style:family="paragraph" style:parent-style-name="Preformatted_20_Text" style:list-style-name="L76">
      <style:paragraph-properties fo:margin-top="0cm" fo:margin-bottom="0.499cm" style:contextual-spacing="false"/>
    </style:style>
    <style:style style:name="P45" style:family="paragraph" style:parent-style-name="Preformatted_20_Text" style:list-style-name="L86">
      <style:paragraph-properties fo:margin-top="0cm" fo:margin-bottom="0.499cm" style:contextual-spacing="false"/>
    </style:style>
    <style:style style:name="P46" style:family="paragraph" style:parent-style-name="Preformatted_20_Text" style:list-style-name="L87"/>
    <style:style style:name="P47" style:family="paragraph" style:parent-style-name="Preformatted_20_Text" style:list-style-name="L89"/>
    <style:style style:name="P48" style:family="paragraph" style:parent-style-name="Preformatted_20_Text" style:list-style-name="L91"/>
    <style:style style:name="P49" style:family="paragraph" style:parent-style-name="Preformatted_20_Text" style:list-style-name="L91">
      <style:paragraph-properties fo:margin-top="0cm" fo:margin-bottom="0.499cm" style:contextual-spacing="false"/>
    </style:style>
    <style:style style:name="P50" style:family="paragraph" style:parent-style-name="Preformatted_20_Text" style:list-style-name="L98">
      <style:paragraph-properties fo:margin-top="0cm" fo:margin-bottom="0.499cm" style:contextual-spacing="false"/>
    </style:style>
    <style:style style:name="P51" style:family="paragraph" style:parent-style-name="Preformatted_20_Text" style:list-style-name="L99">
      <style:paragraph-properties fo:margin-top="0cm" fo:margin-bottom="0.499cm" style:contextual-spacing="false"/>
    </style:style>
    <style:style style:name="P52" style:family="paragraph" style:parent-style-name="Preformatted_20_Text" style:list-style-name="L101"/>
    <style:style style:name="P53" style:family="paragraph" style:parent-style-name="Preformatted_20_Text" style:list-style-name="L103">
      <style:paragraph-properties fo:margin-top="0cm" fo:margin-bottom="0.499cm" style:contextual-spacing="false"/>
    </style:style>
    <style:style style:name="P54" style:family="paragraph" style:parent-style-name="Preformatted_20_Text" style:list-style-name="L108">
      <style:paragraph-properties fo:margin-top="0cm" fo:margin-bottom="0.499cm" style:contextual-spacing="false"/>
    </style:style>
    <style:style style:name="P55" style:family="paragraph" style:parent-style-name="Preformatted_20_Text" style:list-style-name="L109">
      <style:paragraph-properties fo:margin-top="0cm" fo:margin-bottom="0.499cm" style:contextual-spacing="false"/>
    </style:style>
    <style:style style:name="P56" style:family="paragraph" style:parent-style-name="Preformatted_20_Text" style:list-style-name="L111"/>
    <style:style style:name="P57" style:family="paragraph" style:parent-style-name="Preformatted_20_Text" style:list-style-name="L113"/>
    <style:style style:name="P58" style:family="paragraph" style:parent-style-name="Preformatted_20_Text" style:list-style-name="L113">
      <style:paragraph-properties fo:margin-top="0cm" fo:margin-bottom="0.499cm" style:contextual-spacing="false"/>
    </style:style>
    <style:style style:name="P59" style:family="paragraph" style:parent-style-name="Preformatted_20_Text" style:list-style-name="L114">
      <style:paragraph-properties fo:margin-top="0cm" fo:margin-bottom="0.499cm" style:contextual-spacing="false"/>
    </style:style>
    <style:style style:name="P60" style:family="paragraph" style:parent-style-name="Preformatted_20_Text" style:list-style-name="L115"/>
    <style:style style:name="P61" style:family="paragraph" style:parent-style-name="Preformatted_20_Text" style:list-style-name="L117"/>
    <style:style style:name="P62" style:family="paragraph" style:parent-style-name="Preformatted_20_Text" style:list-style-name="L117">
      <style:paragraph-properties fo:margin-top="0cm" fo:margin-bottom="0.499cm" style:contextual-spacing="false"/>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4"/>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10"/>
    <style:style style:name="P69" style:family="paragraph" style:parent-style-name="Text_20_body" style:list-style-name="L12"/>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7">
      <style:paragraph-properties fo:margin-top="0cm" fo:margin-bottom="0cm" style:contextual-spacing="false"/>
    </style:style>
    <style:style style:name="P75" style:family="paragraph" style:parent-style-name="Text_20_body" style:list-style-name="L18"/>
    <style:style style:name="P76" style:family="paragraph" style:parent-style-name="Text_20_body" style:list-style-name="L18">
      <style:paragraph-properties fo:margin-top="0cm" fo:margin-bottom="0cm" style:contextual-spacing="false"/>
    </style:style>
    <style:style style:name="P77" style:family="paragraph" style:parent-style-name="Text_20_body" style:list-style-name="L19"/>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5"/>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1"/>
    <style:style style:name="P85" style:family="paragraph" style:parent-style-name="Text_20_body" style:list-style-name="L33"/>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8">
      <style:paragraph-properties fo:margin-top="0cm" fo:margin-bottom="0cm" style:contextual-spacing="false"/>
    </style:style>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1">
      <style:paragraph-properties fo:margin-top="0cm" fo:margin-bottom="0cm" style:contextual-spacing="false"/>
    </style:style>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4">
      <style:paragraph-properties fo:margin-top="0cm" fo:margin-bottom="0cm" style:contextual-spacing="false"/>
    </style:style>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7">
      <style:paragraph-properties fo:margin-top="0cm" fo:margin-bottom="0cm" style:contextual-spacing="false"/>
    </style:style>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5"/>
    <style:style style:name="P105" style:family="paragraph" style:parent-style-name="Text_20_body" style:list-style-name="L55">
      <style:paragraph-properties fo:margin-top="0cm" fo:margin-bottom="0cm" style:contextual-spacing="false"/>
    </style:style>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8">
      <style:paragraph-properties fo:margin-top="0cm" fo:margin-bottom="0cm" style:contextual-spacing="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1">
      <style:paragraph-properties fo:margin-top="0cm" fo:margin-bottom="0cm" style:contextual-spacing="false"/>
    </style:style>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4">
      <style:paragraph-properties fo:margin-top="0cm" fo:margin-bottom="0cm" style:contextual-spacing="false"/>
    </style:style>
    <style:style style:name="P116" style:family="paragraph" style:parent-style-name="Text_20_body" style:list-style-name="L66"/>
    <style:style style:name="P117" style:family="paragraph" style:parent-style-name="Text_20_body" style:list-style-name="L66">
      <style:paragraph-properties fo:margin-top="0cm" fo:margin-bottom="0cm" style:contextual-spacing="false"/>
    </style:style>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69">
      <style:paragraph-properties fo:margin-top="0cm" fo:margin-bottom="0cm" style:contextual-spacing="false"/>
    </style:style>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2">
      <style:paragraph-properties fo:margin-top="0cm" fo:margin-bottom="0cm" style:contextual-spacing="false"/>
    </style:style>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5">
      <style:paragraph-properties fo:margin-top="0cm" fo:margin-bottom="0cm" style:contextual-spacing="false"/>
    </style:style>
    <style:style style:name="P127" style:family="paragraph" style:parent-style-name="Text_20_body" style:list-style-name="L77"/>
    <style:style style:name="P128" style:family="paragraph" style:parent-style-name="Text_20_body" style:list-style-name="L77">
      <style:paragraph-properties fo:margin-top="0cm" fo:margin-bottom="0cm" style:contextual-spacing="false"/>
    </style:style>
    <style:style style:name="P129" style:family="paragraph" style:parent-style-name="Text_20_body" style:list-style-name="L78"/>
    <style:style style:name="P130" style:family="paragraph" style:parent-style-name="Text_20_body" style:list-style-name="L78">
      <style:paragraph-properties fo:margin-top="0cm" fo:margin-bottom="0cm" style:contextual-spacing="false"/>
    </style:style>
    <style:style style:name="P131" style:family="paragraph" style:parent-style-name="Text_20_body" style:list-style-name="L79"/>
    <style:style style:name="P132" style:family="paragraph" style:parent-style-name="Text_20_body" style:list-style-name="L80"/>
    <style:style style:name="P133" style:family="paragraph" style:parent-style-name="Text_20_body" style:list-style-name="L81"/>
    <style:style style:name="P134" style:family="paragraph" style:parent-style-name="Text_20_body" style:list-style-name="L82"/>
    <style:style style:name="P135" style:family="paragraph" style:parent-style-name="Text_20_body" style:list-style-name="L83"/>
    <style:style style:name="P136" style:family="paragraph" style:parent-style-name="Text_20_body" style:list-style-name="L84"/>
    <style:style style:name="P137" style:family="paragraph" style:parent-style-name="Text_20_body" style:list-style-name="L85"/>
    <style:style style:name="P138" style:family="paragraph" style:parent-style-name="Text_20_body" style:list-style-name="L86"/>
    <style:style style:name="P139" style:family="paragraph" style:parent-style-name="Text_20_body" style:list-style-name="L88"/>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95"/>
    <style:style style:name="P146" style:family="paragraph" style:parent-style-name="Text_20_body" style:list-style-name="L96"/>
    <style:style style:name="P147" style:family="paragraph" style:parent-style-name="Text_20_body" style:list-style-name="L97"/>
    <style:style style:name="P148" style:family="paragraph" style:parent-style-name="Text_20_body" style:list-style-name="L98"/>
    <style:style style:name="P149" style:family="paragraph" style:parent-style-name="Text_20_body" style:list-style-name="L100"/>
    <style:style style:name="P150" style:family="paragraph" style:parent-style-name="Text_20_body" style:list-style-name="L102"/>
    <style:style style:name="P151" style:family="paragraph" style:parent-style-name="Text_20_body" style:list-style-name="L104"/>
    <style:style style:name="P152" style:family="paragraph" style:parent-style-name="Text_20_body" style:list-style-name="L105"/>
    <style:style style:name="P153" style:family="paragraph" style:parent-style-name="Text_20_body" style:list-style-name="L106"/>
    <style:style style:name="P154" style:family="paragraph" style:parent-style-name="Text_20_body" style:list-style-name="L107"/>
    <style:style style:name="P155" style:family="paragraph" style:parent-style-name="Text_20_body" style:list-style-name="L108"/>
    <style:style style:name="P156" style:family="paragraph" style:parent-style-name="Text_20_body" style:list-style-name="L110"/>
    <style:style style:name="P157" style:family="paragraph" style:parent-style-name="Text_20_body" style:list-style-name="L112"/>
    <style:style style:name="P158" style:family="paragraph" style:parent-style-name="Text_20_body" style:list-style-name="L114"/>
    <style:style style:name="P159" style:family="paragraph" style:parent-style-name="Text_20_body" style:list-style-name="L116"/>
    <style:style style:name="P160" style:family="paragraph" style:parent-style-name="Text_20_body" style:list-style-name="L118"/>
    <style:style style:name="P161" style:family="paragraph" style:parent-style-name="Text_20_body" style:list-style-name="L119"/>
    <style:style style:name="P162" style:family="paragraph" style:parent-style-name="Text_20_body" style:list-style-name="L120"/>
    <style:style style:name="P163" style:family="paragraph" style:parent-style-name="Text_20_body" style:list-style-name="L121"/>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using flask and sqlalchemy, make an interactive page for me based on my web scraper code</text:p>
      <text:p text:style-name="Text_20_body">To create an interactive web page using Flask and SQLAlchemy based on your web scraper code, you'll need to follow these steps:</text:p>
      <text:list xml:id="list1636540029" text:style-name="L2">
        <text:list-item>
          <text:p text:style-name="P64"><text:span text:style-name="Strong_20_Emphasis">Set Up Flask Project</text:span>:</text:p>
          <text:p text:style-name="P64">First, create a new directory for your Flask project and set up a virtual environment. Install Flask and any other necessary packages. Your directory structure might look like this:</text:p>
          <text:p text:style-name="P4">arduino</text:p>
        </text:list-item>
      </text:list>
      <text:list xml:id="list2066189577" text:style-name="L3">
        <text:list-item>
          <text:p text:style-name="P5"><text:span text:style-name="Source_20_Text">my_scraper_project/</text:span></text:p>
        </text:list-item>
      </text:list>
      <text:p text:style-name="Preformatted_20_Text"><text:span text:style-name="Source_20_Text">├── app/</text:span></text:p>
      <text:p text:style-name="Preformatted_20_Text"><text:span text:style-name="Source_20_Text">│ <text:s text:c="2"/>├── templates/</text:span></text:p>
      <text:p text:style-name="Preformatted_20_Text"><text:span text:style-name="Source_20_Text">│ <text:s text:c="2"/>│ <text:s text:c="2"/>├── index.html</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routes.py</text:span></text:p>
      <text:p text:style-name="Preformatted_20_Text"><text:span text:style-name="Source_20_Text">├── scraper.py</text:span></text:p>
      <text:p text:style-name="Preformatted_20_Text"><text:span text:style-name="Source_20_Text">├── venv/</text:span></text:p>
      <text:p text:style-name="P1"><text:span text:style-name="Source_20_Text">├── run.py</text:span></text:p>
      <text:list xml:id="list765906030" text:style-name="L4">
        <text:list-item>
          <text:p text:style-name="P65"><text:span text:style-name="Strong_20_Emphasis">Define SQLAlchemy Models</text:span>:</text:p>
        </text:list-item>
      </text:list>
      <text:p text:style-name="Text_20_body">In your <text:span text:style-name="Source_20_Text">models.py</text:span> file, define SQLAlchemy models to represent your data. In this case, it seems like you have a <text:span text:style-name="Source_20_Text">WoolworthsProductOffer</text:span> class that you can use as the basis for your model.</text:p>
      <text:p text:style-name="P1">python</text:p>
      <text:list xml:id="list388830583" text:style-name="L5">
        <text:list-item>
          <text:p text:style-name="P6"><text:span text:style-name="Source_20_Text">from flask_sqlalchemy import SQLAlchemy</text:span></text:p>
        </text:list-item>
      </text:list>
      <text:p text:style-name="Preformatted_20_Text"><text:span text:style-name="Source_20_Text">from app import app</text:span></text:p>
      <text:p text:style-name="Preformatted_20_Text"/>
      <text:p text:style-name="Preformatted_20_Text"><text:span text:style-name="Source_20_Text">db = SQLAlchemy(app)</text:span></text:p>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1"><text:span text:style-name="Source_20_Text"><text:s text:c="4"/># Define other columns...</text:span></text:p>
      <text:list xml:id="list2966509691" text:style-name="L6">
        <text:list-item>
          <text:p text:style-name="P66"><text:span text:style-name="Strong_20_Emphasis">Initialize the Flask App</text:span>:</text:p>
        </text:list-item>
      </text:list>
      <text:p text:style-name="Text_20_body">In your <text:span text:style-name="Source_20_Text">__init__.py</text:span> file, create and configure your Flask app and SQLAlchemy database connection.</text:p>
      <text:p text:style-name="P1">python</text:p>
      <text:list xml:id="list1026889400" text:style-name="L7">
        <text:list-item>
          <text:p text:style-name="P7"><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1"><text:span text:style-name="Source_20_Text">from app import routes</text:span></text:p>
      <text:list xml:id="list149002641" text:style-name="L8">
        <text:list-item>
          <text:p text:style-name="P67"><text:span text:style-name="Strong_20_Emphasis">Create Flask Routes</text:span>:</text:p>
        </text:list-item>
      </text:list>
      <text:p text:style-name="Text_20_body"><text:soft-page-break/>In your <text:span text:style-name="Source_20_Text">routes.py</text:span> file, define the Flask routes and views to render the web page and interact with your scraper functions.</text:p>
      <text:p text:style-name="P1">python</text:p>
      <text:list xml:id="list1696990713" text:style-name="L9">
        <text:list-item>
          <text:p text:style-name="P8"><text:span text:style-name="Source_20_Text">from flask import render_template, request</text:span></text:p>
        </text:list-item>
      </text:list>
      <text:p text:style-name="Preformatted_20_Text"><text:span text:style-name="Source_20_Text">from app import app, db</text:span></text:p>
      <text:p text:style-name="Preformatted_20_Text"><text:span text:style-name="Source_20_Text">from app.models import Product</text:span></text:p>
      <text:p text:style-name="Preformatted_20_Text"><text:span text:style-name="Source_20_Text">from scraper import search, search_by_id</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render_template('index.html')</text:span></text:p>
      <text:p text:style-name="Preformatted_20_Text"/>
      <text:p text:style-name="Preformatted_20_Text"><text:span text:style-name="Source_20_Text">@app.route('/search', methods=['POST'])</text:span></text:p>
      <text:p text:style-name="Preformatted_20_Text"><text:span text:style-name="Source_20_Text">def search_products():</text:span></text:p>
      <text:p text:style-name="Preformatted_20_Text"><text:span text:style-name="Source_20_Text"><text:s text:c="4"/>search_term = request.form['search_term']</text:span></text:p>
      <text:p text:style-name="Preformatted_20_Text"><text:span text:style-name="Source_20_Text"><text:s text:c="4"/>max_page_search = 1 <text:s/># Set your desired max page search</text:span></text:p>
      <text:p text:style-name="Preformatted_20_Text"><text:span text:style-name="Source_20_Text"><text:s text:c="4"/>products = search(search_term, max_page_search)</text:span></text:p>
      <text:p text:style-name="Preformatted_20_Text"/>
      <text:p text:style-name="Preformatted_20_Text"><text:span text:style-name="Source_20_Text"><text:s text:c="4"/>for product in products:</text:span></text:p>
      <text:p text:style-name="Preformatted_20_Text"><text:span text:style-name="Source_20_Text"><text:s text:c="8"/># Save the scraped data to the database</text:span></text:p>
      <text:p text:style-name="Preformatted_20_Text"><text:span text:style-name="Source_20_Text"><text:s text:c="8"/>db_product = Product(</text:span></text:p>
      <text:p text:style-name="Preformatted_20_Text"><text:span text:style-name="Source_20_Text"><text:s text:c="12"/>Stockcode=product.Stockcode,</text:span></text:p>
      <text:p text:style-name="Preformatted_20_Text"><text:span text:style-name="Source_20_Text"><text:s text:c="12"/>DisplayName=product.DisplayName,</text:span></text:p>
      <text:p text:style-name="Preformatted_20_Text"><text:span text:style-name="Source_20_Text"><text:s text:c="12"/># Map other attributes...</text:span></text:p>
      <text:p text:style-name="Preformatted_20_Text"><text:span text:style-name="Source_20_Text"><text:s text:c="8"/>)</text:span></text:p>
      <text:p text:style-name="Preformatted_20_Text"><text:span text:style-name="Source_20_Text"><text:s text:c="8"/>db.session.add(db_product)</text:span></text:p>
      <text:p text:style-name="Preformatted_20_Text"><text:span text:style-name="Source_20_Text"><text:s text:c="8"/>db.session.commit()</text:span></text:p>
      <text:p text:style-name="Preformatted_20_Text"/>
      <text:p text:style-name="P1"><text:span text:style-name="Source_20_Text"><text:s text:c="4"/>return render_template('index.html', products=products)</text:span></text:p>
      <text:list xml:id="list2447441136" text:style-name="L10">
        <text:list-item>
          <text:p text:style-name="P68"><text:span text:style-name="Strong_20_Emphasis">Create HTML Templates</text:span>:</text:p>
        </text:list-item>
      </text:list>
      <text:p text:style-name="Text_20_body">In your <text:span text:style-name="Source_20_Text">templates</text:span> directory, create an <text:span text:style-name="Source_20_Text">index.html</text:span> file to display the web page and results.</text:p>
      <text:p text:style-name="P1">html</text:p>
      <text:list xml:id="list253343064" text:style-name="L11">
        <text:list-item>
          <text:p text:style-name="P9"><text:span text:style-name="Source_20_Text">&lt;!DOCTYPE html&gt;</text:span></text:p>
        </text:list-item>
      </text:list>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Web Scraper&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Web Scraper&lt;/h1&gt;</text:span></text:p>
      <text:p text:style-name="Preformatted_20_Text"><text:span text:style-name="Source_20_Text"><text:s text:c="4"/>&lt;form method="POST" action="/search"&gt;</text:span></text:p>
      <text:p text:style-name="Preformatted_20_Text"><text:span text:style-name="Source_20_Text"><text:s text:c="8"/>&lt;input type="text" name="search_term" placeholder="Enter search term"&gt;</text:span></text:p>
      <text:p text:style-name="Preformatted_20_Text"><text:span text:style-name="Source_20_Text"><text:s text:c="8"/>&lt;button type="submit"&gt;Search&lt;/button&gt;</text:span></text:p>
      <text:p text:style-name="Preformatted_20_Text"><text:span text:style-name="Source_20_Text"><text:s text:c="4"/>&lt;/form&gt;</text:span></text:p>
      <text:p text:style-name="Preformatted_20_Text"><text:span text:style-name="Source_20_Text"><text:s text:c="4"/>&lt;ul&gt;</text:span></text:p>
      <text:p text:style-name="Preformatted_20_Text"><text:span text:style-name="Source_20_Text"><text:s text:c="8"/>{% for product in products %}</text:span></text:p>
      <text:p text:style-name="Preformatted_20_Text"><text:span text:style-name="Source_20_Text"><text:s text:c="12"/>&lt;li&gt;{{ product.DisplayName }} - Price: {{ product.Price }}&lt;/li&gt;</text:span></text:p>
      <text:p text:style-name="Preformatted_20_Text"><text:span text:style-name="Source_20_Text"><text:s text:c="8"/>{% endfor %}</text:span></text:p>
      <text:p text:style-name="Preformatted_20_Text"><text:span text:style-name="Source_20_Text"><text:s text:c="4"/>&lt;/ul&gt;</text:span></text:p>
      <text:p text:style-name="Preformatted_20_Text"><text:span text:style-name="Source_20_Text">&lt;/body&gt;</text:span></text:p>
      <text:p text:style-name="P1"><text:span text:style-name="Source_20_Text">&lt;/html&gt;</text:span></text:p>
      <text:list xml:id="list4269971418" text:style-name="L12">
        <text:list-item>
          <text:p text:style-name="P69"><text:span text:style-name="Strong_20_Emphasis">Run the Flask App</text:span>:</text:p>
        </text:list-item>
      </text:list>
      <text:p text:style-name="Text_20_body">In your <text:span text:style-name="Source_20_Text">run.py</text:span> file, start the Flask development server:</text:p>
      <text:p text:style-name="P1">python</text:p>
      <text:list xml:id="list152775350" text:style-name="L13">
        <text:list-item>
          <text:p text:style-name="P10"><text:soft-page-break/><text:span text:style-name="Source_20_Text">from app import app</text:span></text:p>
        </text:list-item>
      </text:list>
      <text:p text:style-name="Preformatted_20_Text"/>
      <text:p text:style-name="Preformatted_20_Text"><text:span text:style-name="Source_20_Text">if __name__ == '__main__':</text:span></text:p>
      <text:p text:style-name="P1"><text:span text:style-name="Source_20_Text"><text:s text:c="4"/>app.run(debug=True)</text:span></text:p>
      <text:list xml:id="list3127496544" text:style-name="L14">
        <text:list-item>
          <text:p text:style-name="P70"><text:span text:style-name="Strong_20_Emphasis">Run Your Application</text:span>:</text:p>
        </text:list-item>
      </text:list>
      <text:p text:style-name="Text_20_body">Activate your virtual environment and run your Flask application:</text:p>
      <text:p text:style-name="P1">bash</text:p>
      <text:list xml:id="list2804909922" text:style-name="L15">
        <text:list-item text:start-value="7">
          <text:p text:style-name="P11"><text:span text:style-name="Source_20_Text">source venv/bin/activate <text:s/># Activate the virtual environment</text:span></text:p>
          <text:p text:style-name="P12"><text:span text:style-name="Source_20_Text">python run.py <text:s/># Run the Flask app</text:span></text:p>
          <text:p text:style-name="P71">Access the web UI by visiting <text:span text:style-name="Source_20_Text">http://localhost:5000</text:span> in your web browser.</text:p>
        </text:list-item>
      </text:list>
      <text:p text:style-name="Text_20_body">This is a basic setup to get you started. You can expand on this by adding user authentication, error handling, and more features based on your specific requirements. Additionally, consider using a more robust database like PostgreSQL or MySQL if your project requires more scalability and data management features.</text:p>
      <text:p text:style-name="P3"><draw:frame draw:style-name="fr1" draw:name="Image3" text:anchor-type="as-char" svg:width="0.953cm" svg:height="0.953cm" draw:z-index="0"><draw:image xlink:href="Pictures/100000000000006000000060279E816BEF2082F9.jpg" xlink:type="simple" xlink:show="embed" xlink:actuate="onLoad" draw:mime-type="image/jpeg"/><svg:title>User</svg:title></draw:frame></text:p>
      <text:p text:style-name="Text_20_body">what should i put on the home page?</text:p>
      <text:p text:style-name="Text_20_body">The content you put on the home page of your web application should provide a clear and user-friendly interface for users to interact with your web scraper. Here are some elements and information that you can consider including on the home page:</text:p>
      <text:list xml:id="list3688958973" text:style-name="L16">
        <text:list-item>
          <text:p text:style-name="P72"><text:span text:style-name="Strong_20_Emphasis">Search Input Form</text:span>: Place a search input form prominently on the home page. This form allows users to enter search terms or queries relevant to your web scraper. Users can input keywords related to the products or information they want to retrieve.</text:p>
        </text:list-item>
        <text:list-item>
          <text:p text:style-name="P72"><text:span text:style-name="Strong_20_Emphasis">Search Button</text:span>: Include a "Search" button next to the search input field. This button will trigger the search action when clicked.</text:p>
        </text:list-item>
        <text:list-item>
          <text:p text:style-name="P72"><text:span text:style-name="Strong_20_Emphasis">Search Results Display Area</text:span>: Below the search input form, create an area to display search results. Initially, this area can be empty or display a message like "Search for products using the form above."</text:p>
        </text:list-item>
        <text:list-item>
          <text:p text:style-name="P72"><text:span text:style-name="Strong_20_Emphasis">Pagination Controls</text:span>: If your scraper retrieves a large number of results, consider adding pagination controls (e.g., "Next Page" and "Previous Page") to allow users to navigate through multiple result pages.</text:p>
        </text:list-item>
        <text:list-item>
          <text:p text:style-name="P72"><text:span text:style-name="Strong_20_Emphasis">Visual Elements</text:span>: Use appropriate images, icons, or branding elements to make your home page visually appealing and engaging.</text:p>
        </text:list-item>
        <text:list-item>
          <text:p text:style-name="P72"><text:span text:style-name="Strong_20_Emphasis">Header</text:span>: Include a clear and informative header that describes the purpose of your web application. For example, if your web scraper is focused on retrieving product information, the header could be something like "Product Information Scraper."</text:p>
        </text:list-item>
        <text:list-item>
          <text:p text:style-name="P72"><text:span text:style-name="Strong_20_Emphasis">Navigation Menu</text:span>: If your web application has multiple pages or sections, include a navigation menu or links to help users explore different parts of the application.</text:p>
        </text:list-item>
        <text:list-item>
          <text:p text:style-name="P72"><text:soft-page-break/><text:span text:style-name="Strong_20_Emphasis">User Instructions</text:span>: Provide clear instructions or hints on how to use your web application effectively. For example, you can include a brief message like "Enter a product name or keyword to start the search."</text:p>
        </text:list-item>
        <text:list-item>
          <text:p text:style-name="P72"><text:span text:style-name="Strong_20_Emphasis">Footer</text:span>: Include a footer with links to important sections, contact information, and any legal or privacy information if applicable.</text:p>
        </text:list-item>
        <text:list-item>
          <text:p text:style-name="P72"><text:span text:style-name="Strong_20_Emphasis">Feedback and Help</text:span>: Consider adding options for users to provide feedback or seek help if they encounter issues while using your web application. This can be in the form of a "Contact Us" link or a dedicated support section.</text:p>
        </text:list-item>
        <text:list-item>
          <text:p text:style-name="P72"><text:span text:style-name="Strong_20_Emphasis">Loading Indicator</text:span>: If your scraper takes some time to fetch and display results, include a loading indicator (e.g., a spinning icon) to inform users that the search is in progress.</text:p>
        </text:list-item>
        <text:list-item>
          <text:p text:style-name="P72"><text:span text:style-name="Strong_20_Emphasis">Error Handling</text:span>: Implement error handling and display informative error messages if something goes wrong during the search or if the user enters invalid input.</text:p>
        </text:list-item>
      </text:list>
      <text:p text:style-name="Text_20_body">Remember that the key to a successful home page is clarity and user-friendliness. Users should be able to understand how to use your web application quickly and easily. Additionally, consider user interface (UI) and user experience (UX) best practices to create an intuitive and enjoyable browsing experience. Test your home page with real users to gather feedback and make improvements as needed.</text:p>
      <text:p text:style-name="P3"><draw:frame draw:style-name="fr1" draw:name="Image4" text:anchor-type="as-char" svg:width="0.953cm" svg:height="0.953cm" draw:z-index="1"><draw:image xlink:href="Pictures/100000000000006000000060279E816BEF2082F9.jpg" xlink:type="simple" xlink:show="embed" xlink:actuate="onLoad" draw:mime-type="image/jpeg"/><svg:title>User</svg:title></draw:frame></text:p>
      <text:p text:style-name="Text_20_body">here's a list of features my web application will do: Main features: - Maintaining a list of stock items - Maintaining shopping list(s) - Searching products available from merchants - Weekly deals - Linking merchant products to stock items - Getting notifications - A linked merchant product has come back in stock - Meal tracking - In stock - Planning - Recipe catalogue - Users &amp; authentication what should the landing page be after login? some sort of dashboard? what are common design choices that are made?</text:p>
      <text:p text:style-name="Text_20_body">After a user logs in to your web application, the landing page should typically be a dashboard that provides an overview of the main features and functionalities of your application. A well-designed dashboard can help users quickly access the most important information and actions within your application. Here are some common design choices and components for a user dashboard:</text:p>
      <text:p text:style-name="Text_20_body"><text:span text:style-name="Strong_20_Emphasis">1. User Profile Information:</text:span> Display the user's profile picture, name, and any other relevant user information. Allow users to update their profile settings if necessary.</text:p>
      <text:p text:style-name="Text_20_body"><text:span text:style-name="Strong_20_Emphasis">2. Navigation Menu:</text:span> Include a navigation menu or sidebar that provides links or icons for accessing different sections of your application. Each link should represent a major feature or module, such as "Stock Items," "Shopping Lists," "Search Products," "Weekly Deals," and so on.</text:p>
      <text:p text:style-name="Text_20_body"><text:span text:style-name="Strong_20_Emphasis">3. Summary Cards:</text:span> Use summary cards or panels to highlight key information related to the user's activity on the platform. For example:</text:p>
      <text:list xml:id="list4203754702" text:style-name="L17">
        <text:list-item>
          <text:p text:style-name="P74"><text:span text:style-name="Strong_20_Emphasis">Stock Items Summary:</text:span> Show the total number of stock items the user has added.</text:p>
        </text:list-item>
        <text:list-item>
          <text:p text:style-name="P74"><text:span text:style-name="Strong_20_Emphasis">Shopping Lists Summary:</text:span> Display the number of active shopping lists and items in those lists.</text:p>
        </text:list-item>
        <text:list-item>
          <text:p text:style-name="P73"><text:span text:style-name="Strong_20_Emphasis">Notifications:</text:span> Indicate if there are any unread notifications or updates.</text:p>
        </text:list-item>
      </text:list>
      <text:p text:style-name="Text_20_body"><text:soft-page-break/><text:span text:style-name="Strong_20_Emphasis">4. Recent Activity:</text:span> Provide a feed or list of recent user activity. This could include recent changes to stock items, shopping list updates, or notifications.</text:p>
      <text:p text:style-name="Text_20_body"><text:span text:style-name="Strong_20_Emphasis">5. Quick Actions:</text:span> Include buttons or shortcuts for common actions. For example:</text:p>
      <text:list xml:id="list2357749930" text:style-name="L18">
        <text:list-item>
          <text:p text:style-name="P76"><text:span text:style-name="Strong_20_Emphasis">Add New Stock Item:</text:span> Allow users to quickly add a new stock item.</text:p>
        </text:list-item>
        <text:list-item>
          <text:p text:style-name="P76"><text:span text:style-name="Strong_20_Emphasis">Create Shopping List:</text:span> Provide a button to create a new shopping list.</text:p>
        </text:list-item>
        <text:list-item>
          <text:p text:style-name="P75"><text:span text:style-name="Strong_20_Emphasis">Search Products:</text:span> Offer a prominent search bar or button to initiate product searches.</text:p>
        </text:list-item>
      </text:list>
      <text:p text:style-name="Text_20_body"><text:span text:style-name="Strong_20_Emphasis">6. Weekly Deals:</text:span> If weekly deals are a significant feature, consider dedicating a section of the dashboard to showcase current or upcoming deals from various merchants.</text:p>
      <text:p text:style-name="Text_20_body"><text:span text:style-name="Strong_20_Emphasis">7. Notifications:</text:span> Include a notification panel or icon that alerts users to important events, such as items coming back in stock, updates to shopping lists, or new messages.</text:p>
      <text:p text:style-name="Text_20_body"><text:span text:style-name="Strong_20_Emphasis">8. Meal Tracking:</text:span> If meal tracking is a central feature, display meal planning information, such as the meals currently in stock and planned meals for the week.</text:p>
      <text:p text:style-name="Text_20_body"><text:span text:style-name="Strong_20_Emphasis">9. Recipe Catalogue:</text:span> If you have a recipe catalog, provide a section or link to browse and discover new recipes.</text:p>
      <text:p text:style-name="Text_20_body"><text:span text:style-name="Strong_20_Emphasis">10. User-Specific Content:</text:span> Tailor the content of the dashboard to each user's preferences and previous interactions. For example, if a user frequently searches for specific products, consider showing personalized product recommendations.</text:p>
      <text:p text:style-name="Text_20_body"><text:span text:style-name="Strong_20_Emphasis">11. Search Bar:</text:span> Place a search bar at the top of the dashboard to allow users to quickly find specific items or products.</text:p>
      <text:p text:style-name="Text_20_body"><text:span text:style-name="Strong_20_Emphasis">12. Logout Option:</text:span> Include a logout option in the navigation menu or header to allow users to log out when they are done using the application.</text:p>
      <text:p text:style-name="Text_20_body"><text:span text:style-name="Strong_20_Emphasis">13. Responsive Design:</text:span> Ensure that the dashboard is responsive and adapts to different screen sizes, including mobile devices, to provide a seamless user experience.</text:p>
      <text:p text:style-name="Text_20_body"><text:span text:style-name="Strong_20_Emphasis">14. User Preferences:</text:span> Allow users to customize their dashboard layout or choose which widgets and information panels they want to see.</text:p>
      <text:p text:style-name="Text_20_body">Remember that the design choices you make should prioritize usability and user experience. Conduct user testing and gather feedback to refine your dashboard and ensure it meets the needs of your target audience.</text:p>
      <text:p text:style-name="P3"><draw:frame draw:style-name="fr1" draw:name="Image5" text:anchor-type="as-char" svg:width="0.953cm" svg:height="0.953cm" draw:z-index="2"><draw:image xlink:href="Pictures/100000000000006000000060279E816BEF2082F9.jpg" xlink:type="simple" xlink:show="embed" xlink:actuate="onLoad" draw:mime-type="image/jpeg"/><svg:title>User</svg:title></draw:frame></text:p>
      <text:p text:style-name="Text_20_body">rebuild the web app from before, but do not use flask_sqlalchemy, use the main sqlalchemy package instead</text:p>
      <text:p text:style-name="Text_20_body">Certainly! If you want to use the main SQLAlchemy package instead of Flask-SQLAlchemy to build your web app, you can follow these steps to set up and configure SQLAlchemy with Flask:</text:p>
      <text:list xml:id="list2106868613" text:style-name="L19">
        <text:list-item>
          <text:p text:style-name="P77"><text:span text:style-name="Strong_20_Emphasis">Install SQLAlchemy</text:span>:</text:p>
          <text:p text:style-name="P77">First, ensure that you have SQLAlchemy installed in your virtual environment. You can install it using pip:</text:p>
        </text:list-item>
      </text:list>
      <text:list xml:id="list3399241283" text:style-name="L20">
        <text:list-item>
          <text:p text:style-name="P13"><text:span text:style-name="Source_20_Text">pip install sqlalchemy</text:span></text:p>
        </text:list-item>
      </text:list>
      <text:list xml:id="list2764176903" text:style-name="L21">
        <text:list-item>
          <text:p text:style-name="P78"><text:soft-page-break/><text:span text:style-name="Strong_20_Emphasis">Configure SQLAlchemy</text:span>:</text:p>
        </text:list-item>
      </text:list>
      <text:p text:style-name="Text_20_body">In your Flask application, you'll need to configure SQLAlchemy to work with your database. You can do this by setting the database URI and creating a SQLAlchemy instance. Update your <text:span text:style-name="Source_20_Text">__init__.py</text:span> file as follows:</text:p>
      <text:p text:style-name="P1">python</text:p>
      <text:list xml:id="list2005105464" text:style-name="L22">
        <text:list-item>
          <text:p text:style-name="P14"><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1"><text:span text:style-name="Source_20_Text">from app import routes</text:span></text:p>
      <text:list xml:id="list404606526" text:style-name="L23">
        <text:list-item>
          <text:p text:style-name="P79"><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1">python</text:p>
      <text:list xml:id="list2018025512" text:style-name="L24">
        <text:list-item>
          <text:p text:style-name="P15"><text:span text:style-name="Source_20_Text">from app import db</text:span></text:p>
        </text:list-item>
      </text:list>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1"><text:span text:style-name="Source_20_Text"><text:s text:c="4"/># Define other columns...</text:span></text:p>
      <text:list xml:id="list3167621786" text:style-name="L25">
        <text:list-item>
          <text:p text:style-name="P80"><text:span text:style-name="Strong_20_Emphasis">Create and Migrate the Database</text:span>:</text:p>
        </text:list-item>
      </text:list>
      <text:p text:style-name="Text_20_body">Since you're using SQLAlchemy without Flask-SQLAlchemy, you'll need to manually create and migrate the database. Run the following commands to create the database and apply migrations (if applicable):</text:p>
      <text:p text:style-name="P1">bash</text:p>
      <text:list xml:id="list1453360347" text:style-name="L26">
        <text:list-item>
          <text:p text:style-name="P16"><text:span text:style-name="Source_20_Text">flask db init <text:s text:c="2"/># Initialize the migrations directory (if not done already)</text:span></text:p>
        </text:list-item>
      </text:list>
      <text:p text:style-name="Preformatted_20_Text"><text:span text:style-name="Source_20_Text">flask db migrate <text:s text:c="2"/># Create a migration</text:span></text:p>
      <text:p text:style-name="P1"><text:span text:style-name="Source_20_Text">flask db upgrade <text:s text:c="2"/># Apply the migration to create the database tables</text:span></text:p>
      <text:p text:style-name="Text_20_body">Note: Make sure to adjust these commands according to your project structure and requirements.</text:p>
      <text:list xml:id="list1027970422" text:style-name="L27">
        <text:list-item>
          <text:p text:style-name="P81"><text:span text:style-name="Strong_20_Emphasis">Update Routes</text:span>:</text:p>
        </text:list-item>
      </text:list>
      <text:p text:style-name="Text_20_body">Update your routes in the <text:span text:style-name="Source_20_Text">routes.py</text:span> file to work with the SQLAlchemy model instead of Flask-SQLAlchemy. For example:</text:p>
      <text:p text:style-name="P1">python</text:p>
      <text:list xml:id="list3867561659" text:style-name="L28">
        <text:list-item text:start-value="5">
          <text:p text:style-name="P17"><text:span text:style-name="Source_20_Text">from app import app, db</text:span></text:p>
          <text:p text:style-name="P17"><text:soft-page-break/><text:span text:style-name="Source_20_Text">from app.models import Product</text:span></text:p>
          <text:p text:style-name="P17"><text:span text:style-name="Source_20_Text">from scraper import search, search_by_id</text:span></text:p>
          <text:p text:style-name="P17"/>
          <text:p text:style-name="P17"><text:span text:style-name="Source_20_Text">@app.route('/search', methods=['POST'])</text:span></text:p>
          <text:p text:style-name="P17"><text:span text:style-name="Source_20_Text">def search_products():</text:span></text:p>
          <text:p text:style-name="P17"><text:span text:style-name="Source_20_Text"><text:s text:c="4"/>search_term = request.form['search_term']</text:span></text:p>
          <text:p text:style-name="P17"><text:span text:style-name="Source_20_Text"><text:s text:c="4"/>max_page_search = 1 <text:s/># Set your desired max page search</text:span></text:p>
          <text:p text:style-name="P17"><text:span text:style-name="Source_20_Text"><text:s text:c="4"/>products = search(search_term, max_page_search)</text:span></text:p>
          <text:p text:style-name="P17"/>
          <text:p text:style-name="P17"><text:span text:style-name="Source_20_Text"><text:s text:c="4"/>for product in products:</text:span></text:p>
          <text:p text:style-name="P17"><text:span text:style-name="Source_20_Text"><text:s text:c="8"/># Save the scraped data to the database</text:span></text:p>
          <text:p text:style-name="P17"><text:span text:style-name="Source_20_Text"><text:s text:c="8"/>db_product = Product(</text:span></text:p>
          <text:p text:style-name="P17"><text:span text:style-name="Source_20_Text"><text:s text:c="12"/>Stockcode=product.Stockcode,</text:span></text:p>
          <text:p text:style-name="P17"><text:span text:style-name="Source_20_Text"><text:s text:c="12"/>DisplayName=product.DisplayName,</text:span></text:p>
          <text:p text:style-name="P17"><text:span text:style-name="Source_20_Text"><text:s text:c="12"/># Map other attributes...</text:span></text:p>
          <text:p text:style-name="P17"><text:span text:style-name="Source_20_Text"><text:s text:c="8"/>)</text:span></text:p>
          <text:p text:style-name="P17"><text:span text:style-name="Source_20_Text"><text:s text:c="8"/>db.session.add(db_product)</text:span></text:p>
          <text:p text:style-name="P17"><text:span text:style-name="Source_20_Text"><text:s text:c="8"/>db.session.commit()</text:span></text:p>
          <text:p text:style-name="P17"/>
          <text:p text:style-name="P18"><text:span text:style-name="Source_20_Text"><text:s text:c="4"/>return render_template('index.html', products=products)</text:span></text:p>
        </text:list-item>
        <text:list-item>
          <text:p text:style-name="P82"><text:span text:style-name="Strong_20_Emphasis">Run Your Application</text:span>:</text:p>
          <text:p text:style-name="P82">Run your Flask application as you normally would using <text:span text:style-name="Source_20_Text">flask run</text:span>.</text:p>
        </text:list-item>
      </text:list>
      <text:p text:style-name="Text_20_body">With these steps, you should be able to use SQLAlchemy to interact with your database in your Flask web application without using Flask-SQLAlchemy specifically. Remember to adjust the database URI, model definitions, and other code as needed to match your project's requirements.</text:p>
      <text:p text:style-name="P3"><draw:frame draw:style-name="fr1" draw:name="Image6" text:anchor-type="as-char" svg:width="0.953cm" svg:height="0.953cm" draw:z-index="3"><draw:image xlink:href="Pictures/100000000000006000000060279E816BEF2082F9.jpg" xlink:type="simple" xlink:show="embed" xlink:actuate="onLoad" draw:mime-type="image/jpeg"/><svg:title>User</svg:title></draw:frame></text:p>
      <text:p text:style-name="Text_20_body">you still used the wrong package</text:p>
      <text:p text:style-name="Text_20_body">I apologize for the oversight. If you want to use the main SQLAlchemy package instead of Flask-SQLAlchemy, you can configure SQLAlchemy directly without Flask-SQLAlchemy. Here's how you can do it:</text:p>
      <text:list xml:id="list972175228" text:style-name="L29">
        <text:list-item>
          <text:p text:style-name="P83"><text:span text:style-name="Strong_20_Emphasis">Install SQLAlchemy</text:span>:</text:p>
          <text:p text:style-name="P83">First, ensure that you have SQLAlchemy installed in your virtual environment. You can install it using pip:</text:p>
        </text:list-item>
      </text:list>
      <text:list xml:id="list1095472722" text:style-name="L30">
        <text:list-item>
          <text:p text:style-name="P19"><text:span text:style-name="Source_20_Text">pip install sqlalchemy</text:span></text:p>
        </text:list-item>
      </text:list>
      <text:list xml:id="list2122520678" text:style-name="L31">
        <text:list-item>
          <text:p text:style-name="P84"><text:span text:style-name="Strong_20_Emphasis">Configure SQLAlchemy</text:span>:</text:p>
        </text:list-item>
      </text:list>
      <text:p text:style-name="Text_20_body">In your Flask application, you can configure SQLAlchemy by creating a SQLAlchemy instance and connecting it to your database. Update your <text:span text:style-name="Source_20_Text">__init__.py</text:span> file as follows:</text:p>
      <text:p text:style-name="P1">python</text:p>
      <text:list xml:id="list819278290" text:style-name="L32">
        <text:list-item>
          <text:p text:style-name="P20"><text:span text:style-name="Source_20_Text">from flask import Flask</text:span></text:p>
        </text:list-item>
      </text:list>
      <text:p text:style-name="Preformatted_20_Text"><text:span text:style-name="Source_20_Text">from sqlalchemy import create_engine</text:span></text:p>
      <text:p text:style-name="Preformatted_20_Text"><text:span text:style-name="Source_20_Text">from sqlalchemy.orm import sessionmak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database_url = 'sqlite:///mydatabase.db' <text:s/># Change to your desired database URL</text:span></text:p>
      <text:p text:style-name="Preformatted_20_Text"><text:span text:style-name="Source_20_Text">engine = create_engine(database_url)</text:span></text:p>
      <text:p text:style-name="Preformatted_20_Text"><text:soft-page-break/><text:span text:style-name="Source_20_Text">Session = sessionmaker(bind=engine)</text:span></text:p>
      <text:p text:style-name="Preformatted_20_Text"/>
      <text:p text:style-name="P1"><text:span text:style-name="Source_20_Text">from app import routes</text:span></text:p>
      <text:list xml:id="list2552843865" text:style-name="L33">
        <text:list-item>
          <text:p text:style-name="P85"><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1">python</text:p>
      <text:list xml:id="list3964190404" text:style-name="L34">
        <text:list-item>
          <text:p text:style-name="P21"><text:span text:style-name="Source_20_Text">from sqlalchemy import Column, Integer, String</text:span></text:p>
        </text:list-item>
      </text:list>
      <text:p text:style-name="Preformatted_20_Text"><text:span text:style-name="Source_20_Text">from app import engine</text:span></text:p>
      <text:p text:style-name="Preformatted_20_Text"/>
      <text:p text:style-name="Preformatted_20_Text"><text:span text:style-name="Source_20_Text">class Product(Base):</text:span></text:p>
      <text:p text:style-name="Preformatted_20_Text"><text:span text:style-name="Source_20_Text"><text:s text:c="4"/>__tablename__ = 'products'</text:span></text:p>
      <text:p text:style-name="Preformatted_20_Text"/>
      <text:p text:style-name="Preformatted_20_Text"><text:span text:style-name="Source_20_Text"><text:s text:c="4"/>id = Column(Integer, primary_key=True)</text:span></text:p>
      <text:p text:style-name="Preformatted_20_Text"><text:span text:style-name="Source_20_Text"><text:s text:c="4"/>Stockcode = Column(Integer)</text:span></text:p>
      <text:p text:style-name="Preformatted_20_Text"><text:span text:style-name="Source_20_Text"><text:s text:c="4"/>DisplayName = Column(String(255))</text:span></text:p>
      <text:p text:style-name="P1"><text:span text:style-name="Source_20_Text"><text:s text:c="4"/># Define other columns...</text:span></text:p>
      <text:list xml:id="list3797744246" text:style-name="L35">
        <text:list-item>
          <text:p text:style-name="P86"><text:span text:style-name="Strong_20_Emphasis">Create and Migrate the Database</text:span>:</text:p>
        </text:list-item>
      </text:list>
      <text:p text:style-name="Text_20_body">Since you're using SQLAlchemy without Flask-SQLAlchemy, you'll need to manually create and migrate the database. You can use SQLAlchemy's built-in tools or libraries like Alembic for database migrations.</text:p>
      <text:list xml:id="list3875470670" text:style-name="L36">
        <text:list-item>
          <text:p text:style-name="P87"><text:span text:style-name="Strong_20_Emphasis">Update Routes</text:span>:</text:p>
        </text:list-item>
      </text:list>
      <text:p text:style-name="Text_20_body">Update your routes in the <text:span text:style-name="Source_20_Text">routes.py</text:span> file to work with SQLAlchemy's session and model classes. For example:</text:p>
      <text:p text:style-name="P1">python</text:p>
      <text:list xml:id="list371463000" text:style-name="L37">
        <text:list-item text:start-value="5">
          <text:p text:style-name="P22"><text:span text:style-name="Source_20_Text">from app import app, Session</text:span></text:p>
          <text:p text:style-name="P22"><text:span text:style-name="Source_20_Text">from app.models import Product</text:span></text:p>
          <text:p text:style-name="P22"><text:span text:style-name="Source_20_Text">from scraper import search, search_by_id</text:span></text:p>
          <text:p text:style-name="P22"/>
          <text:p text:style-name="P22"><text:span text:style-name="Source_20_Text">@app.route('/search', methods=['POST'])</text:span></text:p>
          <text:p text:style-name="P22"><text:span text:style-name="Source_20_Text">def search_products():</text:span></text:p>
          <text:p text:style-name="P22"><text:span text:style-name="Source_20_Text"><text:s text:c="4"/>search_term = request.form['search_term']</text:span></text:p>
          <text:p text:style-name="P22"><text:span text:style-name="Source_20_Text"><text:s text:c="4"/>max_page_search = 1 <text:s/># Set your desired max page search</text:span></text:p>
          <text:p text:style-name="P22"/>
          <text:p text:style-name="P22"><text:span text:style-name="Source_20_Text"><text:s text:c="4"/># Create a new SQLAlchemy session</text:span></text:p>
          <text:p text:style-name="P22"><text:span text:style-name="Source_20_Text"><text:s text:c="4"/>session = Session()</text:span></text:p>
          <text:p text:style-name="P22"/>
          <text:p text:style-name="P22"><text:span text:style-name="Source_20_Text"><text:s text:c="4"/>products = search(search_term, max_page_search)</text:span></text:p>
          <text:p text:style-name="P22"/>
          <text:p text:style-name="P22"><text:span text:style-name="Source_20_Text"><text:s text:c="4"/>for product in products:</text:span></text:p>
          <text:p text:style-name="P22"><text:span text:style-name="Source_20_Text"><text:s text:c="8"/># Save the scraped data to the database</text:span></text:p>
          <text:p text:style-name="P22"><text:span text:style-name="Source_20_Text"><text:s text:c="8"/>db_product = Product(</text:span></text:p>
          <text:p text:style-name="P22"><text:span text:style-name="Source_20_Text"><text:s text:c="12"/>Stockcode=product.Stockcode,</text:span></text:p>
          <text:p text:style-name="P22"><text:span text:style-name="Source_20_Text"><text:s text:c="12"/>DisplayName=product.DisplayName,</text:span></text:p>
          <text:p text:style-name="P22"><text:span text:style-name="Source_20_Text"><text:s text:c="12"/># Map other attributes...</text:span></text:p>
          <text:p text:style-name="P22"><text:span text:style-name="Source_20_Text"><text:s text:c="8"/>)</text:span></text:p>
          <text:p text:style-name="P22"><text:span text:style-name="Source_20_Text"><text:s text:c="8"/>session.add(db_product)</text:span></text:p>
          <text:p text:style-name="P22"><text:span text:style-name="Source_20_Text"><text:s text:c="8"/>session.commit()</text:span></text:p>
          <text:p text:style-name="P22"/>
          <text:p text:style-name="P22"><text:soft-page-break/><text:span text:style-name="Source_20_Text"><text:s text:c="4"/># Close the session</text:span></text:p>
          <text:p text:style-name="P22"><text:span text:style-name="Source_20_Text"><text:s text:c="4"/>session.close()</text:span></text:p>
          <text:p text:style-name="P22"/>
          <text:p text:style-name="P23"><text:span text:style-name="Source_20_Text"><text:s text:c="4"/>return render_template('index.html', products=products)</text:span></text:p>
        </text:list-item>
        <text:list-item>
          <text:p text:style-name="P88"><text:span text:style-name="Strong_20_Emphasis">Run Your Application</text:span>:</text:p>
          <text:p text:style-name="P88">Run your Flask application as you normally would using <text:span text:style-name="Source_20_Text">flask run</text:span>.</text:p>
        </text:list-item>
      </text:list>
      <text:p text:style-name="Text_20_body">This configuration allows you to use SQLAlchemy directly for database operations in your Flask web application. Be sure to adjust the database URL, model definitions, and other code as needed to match your project's requirements.</text:p>
      <text:p text:style-name="P3"><draw:frame draw:style-name="fr1" draw:name="Image7" text:anchor-type="as-char" svg:width="0.953cm" svg:height="0.953cm" draw:z-index="4"><draw:image xlink:href="Pictures/100000000000006000000060279E816BEF2082F9.jpg" xlink:type="simple" xlink:show="embed" xlink:actuate="onLoad" draw:mime-type="image/jpeg"/><svg:title>User</svg:title></draw:frame></text:p>
      <text:p text:style-name="Text_20_body">i'm making a clean architecture application, would my domain entities be separate from my db models?</text:p>
      <text:p text:style-name="Text_20_body">In a clean architecture application, it's typically a good practice to keep your domain entities separate from your database models. Clean architecture emphasizes a clear separation of concerns and layers, making your application more maintainable, testable, and adaptable to changes.</text:p>
      <text:p text:style-name="Text_20_body">Here's how you can structure your application to achieve this separation:</text:p>
      <text:list xml:id="list619074796" text:style-name="L38">
        <text:list-item>
          <text:p text:style-name="P89"><text:span text:style-name="Strong_20_Emphasis">Domain Entities (Entities Layer)</text:span>:</text:p>
          <text:list>
            <text:list-item>
              <text:p text:style-name="P90">These are the core business objects of your application, representing the fundamental concepts in your domain.</text:p>
            </text:list-item>
            <text:list-item>
              <text:p text:style-name="P90">Domain entities should not be coupled with any specific persistence mechanism (such as a database).</text:p>
            </text:list-item>
            <text:list-item>
              <text:p text:style-name="P90">They contain business logic, validation rules, and behaviors related to the domain.</text:p>
            </text:list-item>
            <text:list-item>
              <text:p text:style-name="P90">These entities are independent of the database or any other external system.</text:p>
            </text:list-item>
            <text:list-item>
              <text:p text:style-name="P89">Examples: User, Product, Order, Customer, etc.</text:p>
            </text:list-item>
          </text:list>
          <text:p text:style-name="P89">For example:</text:p>
          <text:p text:style-name="P24">python</text:p>
        </text:list-item>
      </text:list>
      <text:list xml:id="list3983484294" text:style-name="L39">
        <text:list-item>
          <text:p text:style-name="P25"><text:span text:style-name="Source_20_Text">class Product:</text:span></text:p>
        </text:list-item>
      </text:list>
      <text:p text:style-name="Preformatted_20_Text"><text:span text:style-name="Source_20_Text"><text:s text:c="4"/>def __init__(self, id, name, price):</text:span></text:p>
      <text:p text:style-name="Preformatted_20_Text"><text:span text:style-name="Source_20_Text"><text:s text:c="8"/>self.id = id</text:span></text:p>
      <text:p text:style-name="Preformatted_20_Text"><text:span text:style-name="Source_20_Text"><text:s text:c="8"/>self.name = name</text:span></text:p>
      <text:p text:style-name="Preformatted_20_Text"><text:span text:style-name="Source_20_Text"><text:s text:c="8"/>self.price = price</text:span></text:p>
      <text:p text:style-name="Preformatted_20_Text"/>
      <text:p text:style-name="P1"><text:span text:style-name="Source_20_Text"><text:s text:c="4"/># Business logic and methods specific to the Product entity</text:span></text:p>
      <text:list xml:id="list4227910381" text:style-name="L40">
        <text:list-item>
          <text:p text:style-name="P91"><text:span text:style-name="Strong_20_Emphasis">Database Models (Data Access Layer)</text:span>:</text:p>
        </text:list-item>
      </text:list>
      <text:list xml:id="list2238606096" text:style-name="L41">
        <text:list-item>
          <text:p text:style-name="P93">These are representations of your data structures that are tailored for interaction with your database or data storage mechanism.</text:p>
        </text:list-item>
        <text:list-item>
          <text:p text:style-name="P93">They may include additional attributes or metadata necessary for database operations, such as primary keys, foreign keys, indexes, etc.</text:p>
        </text:list-item>
        <text:list-item>
          <text:p text:style-name="P93">Database models should not contain business logic or behaviors specific to the application domain.</text:p>
        </text:list-item>
        <text:list-item>
          <text:p text:style-name="P93"><text:soft-page-break/>They serve as a data storage abstraction and facilitate the mapping of data between the application and the database.</text:p>
        </text:list-item>
        <text:list-item>
          <text:p text:style-name="P92">Examples: SQLAlchemy models, Django models, or any ORM-specific models.</text:p>
        </text:list-item>
      </text:list>
      <text:p text:style-name="Text_20_body">For example (using SQLAlchemy):</text:p>
      <text:p text:style-name="P1">python</text:p>
      <text:list xml:id="list1526701917" text:style-name="L42">
        <text:list-item text:start-value="2">
          <text:p text:style-name="P26"><text:span text:style-name="Source_20_Text">from sqlalchemy import Column, Integer, String, Float</text:span></text:p>
          <text:p text:style-name="P26"><text:span text:style-name="Source_20_Text">from sqlalchemy.ext.declarative import declarative_base</text:span></text:p>
          <text:p text:style-name="P26"/>
          <text:p text:style-name="P26"><text:span text:style-name="Source_20_Text">Base = declarative_base()</text:span></text:p>
          <text:p text:style-name="P26"/>
          <text:p text:style-name="P26"><text:span text:style-name="Source_20_Text">class ProductModel(Base):</text:span></text:p>
          <text:p text:style-name="P26"><text:span text:style-name="Source_20_Text"><text:s text:c="4"/>__tablename__ = 'products'</text:span></text:p>
          <text:p text:style-name="P26"/>
          <text:p text:style-name="P26"><text:span text:style-name="Source_20_Text"><text:s text:c="4"/>id = Column(Integer, primary_key=True)</text:span></text:p>
          <text:p text:style-name="P26"><text:span text:style-name="Source_20_Text"><text:s text:c="4"/>name = Column(String(255))</text:span></text:p>
          <text:p text:style-name="P27"><text:span text:style-name="Source_20_Text"><text:s text:c="4"/>price = Column(Float)</text:span></text:p>
        </text:list-item>
      </text:list>
      <text:p text:style-name="Text_20_body">By separating domain entities from database models, you achieve several benefits:</text:p>
      <text:list xml:id="list1896710416" text:style-name="L43">
        <text:list-item>
          <text:p text:style-name="P94"><text:span text:style-name="Strong_20_Emphasis">Maintainability</text:span>: Changes to the database structure (e.g., adding indexes or constraints) do not affect the domain logic.</text:p>
        </text:list-item>
        <text:list-item>
          <text:p text:style-name="P94"><text:span text:style-name="Strong_20_Emphasis">Testability</text:span>: Domain entities can be easily unit-tested without the need for a database connection, leading to faster and more reliable tests.</text:p>
        </text:list-item>
        <text:list-item>
          <text:p text:style-name="P94"><text:span text:style-name="Strong_20_Emphasis">Flexibility</text:span>: You can switch to a different data storage mechanism (e.g., NoSQL) or make changes to your database schema without impacting the core domain logic.</text:p>
        </text:list-item>
        <text:list-item>
          <text:p text:style-name="P94"><text:span text:style-name="Strong_20_Emphasis">Readability</text:span>: The code becomes more readable and understandable because it's clear which parts are business-related and which are database-related.</text:p>
        </text:list-item>
        <text:list-item>
          <text:p text:style-name="P94"><text:span text:style-name="Strong_20_Emphasis">Adaptability</text:span>: The separation allows you to adapt your application to different data storage options or even use in-memory data structures for testing or development purposes.</text:p>
        </text:list-item>
      </text:list>
      <text:p text:style-name="Text_20_body">When designing your clean architecture application, consider using a mapping layer or repository pattern to facilitate the mapping of data between your domain entities and database models, ensuring that the two layers remain decoupled while allowing for data retrieval and persistence.</text:p>
      <text:p text:style-name="P3"><draw:frame draw:style-name="fr1" draw:name="Image8" text:anchor-type="as-char" svg:width="0.953cm" svg:height="0.953cm" draw:z-index="5"><draw:image xlink:href="Pictures/100000000000006000000060279E816BEF2082F9.jpg" xlink:type="simple" xlink:show="embed" xlink:actuate="onLoad" draw:mime-type="image/jpeg"/><svg:title>User</svg:title></draw:frame></text:p>
      <text:p text:style-name="Text_20_body">what data type would be best for utc time?</text:p>
      <text:p text:style-name="Text_20_body">For storing UTC (Coordinated Universal Time) timestamps in a database or using them within your application, the most common and recommended data type is the "datetime" data type. The specific implementation may vary depending on the programming language and database system you are using. Here are some common choices:</text:p>
      <text:list xml:id="list3702586422" text:style-name="L44">
        <text:list-item>
          <text:p text:style-name="P95"><text:span text:style-name="Strong_20_Emphasis">Python</text:span>:</text:p>
          <text:list>
            <text:list-item>
              <text:p text:style-name="P96">In Python, you can use the <text:span text:style-name="Source_20_Text">datetime</text:span> module from the standard library to work with UTC timestamps.</text:p>
            </text:list-item>
            <text:list-item>
              <text:p text:style-name="P95">The <text:span text:style-name="Source_20_Text">datetime.datetime</text:span> class allows you to represent timestamps with timezone information.</text:p>
            </text:list-item>
          </text:list>
          <text:p text:style-name="P28"><text:soft-page-break/>python</text:p>
        </text:list-item>
      </text:list>
      <text:list xml:id="list413889649" text:style-name="L45">
        <text:list-item>
          <text:p text:style-name="P29"><text:span text:style-name="Source_20_Text">from datetime import datetime, timezone</text:span></text:p>
        </text:list-item>
      </text:list>
      <text:p text:style-name="Preformatted_20_Text"/>
      <text:p text:style-name="Preformatted_20_Text"><text:span text:style-name="Source_20_Text"># Current UTC time</text:span></text:p>
      <text:p text:style-name="P1"><text:span text:style-name="Source_20_Text">utc_now = datetime.now(timezone.utc)</text:span></text:p>
      <text:list xml:id="list3578844344" text:style-name="L46">
        <text:list-item>
          <text:p text:style-name="P97"><text:span text:style-name="Strong_20_Emphasis">Database Systems</text:span>:</text:p>
        </text:list-item>
      </text:list>
      <text:list xml:id="list4267058736" text:style-name="L47">
        <text:list-item>
          <text:p text:style-name="P99">In most relational database systems (e.g., PostgreSQL, MySQL, SQLite), you can use the <text:span text:style-name="Source_20_Text">TIMESTAMP WITH TIME ZONE</text:span> or <text:span text:style-name="Source_20_Text">TIMESTAMP</text:span> data type to store UTC timestamps.</text:p>
        </text:list-item>
        <text:list-item>
          <text:p text:style-name="P98">These data types include timezone information, ensuring that the timestamp is stored in UTC and can be converted to other timezones as needed.</text:p>
        </text:list-item>
      </text:list>
      <text:p text:style-name="Text_20_body">Example in PostgreSQL:</text:p>
      <text:p text:style-name="P1">sql</text:p>
      <text:list xml:id="list3643366958" text:style-name="L48">
        <text:list-item>
          <text:p text:style-name="P30"><text:span text:style-name="Source_20_Text">CREATE TABLE my_table (</text:span></text:p>
        </text:list-item>
      </text:list>
      <text:p text:style-name="Preformatted_20_Text"><text:span text:style-name="Source_20_Text"><text:s text:c="4"/>created_at TIMESTAMP WITH TIME ZONE</text:span></text:p>
      <text:p text:style-name="P1"><text:span text:style-name="Source_20_Text">);</text:span></text:p>
      <text:list xml:id="list3867573980" text:style-name="L49">
        <text:list-item>
          <text:p text:style-name="P100"><text:span text:style-name="Strong_20_Emphasis">ISO 8601 String</text:span>:</text:p>
        </text:list-item>
      </text:list>
      <text:list xml:id="list736793017" text:style-name="L50">
        <text:list-item>
          <text:p text:style-name="P101">Another common approach is to store UTC timestamps as ISO 8601 formatted strings. This format includes the timestamp and timezone information, making it unambiguous.</text:p>
        </text:list-item>
      </text:list>
      <text:p text:style-name="Text_20_body">Example:</text:p>
      <text:p text:style-name="P1">arduino</text:p>
      <text:list xml:id="list4253110851" text:style-name="L51">
        <text:list-item>
          <text:p text:style-name="P31"><text:span text:style-name="Source_20_Text">"2023-09-09T12:34:56Z"</text:span></text:p>
        </text:list-item>
      </text:list>
      <text:list xml:id="list1721548663" text:style-name="L52">
        <text:list-item>
          <text:p text:style-name="P102"><text:span text:style-name="Strong_20_Emphasis">Unix Timestamp (Epoch Time)</text:span>:</text:p>
        </text:list-item>
      </text:list>
      <text:list xml:id="list26141771" text:style-name="L53">
        <text:list-item>
          <text:p text:style-name="P103">Unix timestamps (seconds since January 1, 1970, UTC) are also used to represent UTC time. While they lack explicit timezone information, they are widely used and can be converted to datetime objects in various programming languages.</text:p>
        </text:list-item>
      </text:list>
      <text:p text:style-name="Text_20_body">Example in Python:</text:p>
      <text:p text:style-name="P1">python</text:p>
      <text:list xml:id="list3637165279" text:style-name="L54">
        <text:list-item text:start-value="4">
          <text:p text:style-name="P32"><text:span text:style-name="Source_20_Text">import time</text:span></text:p>
          <text:p text:style-name="P32"/>
          <text:p text:style-name="P32"><text:span text:style-name="Source_20_Text"># Current UTC time as a Unix timestamp</text:span></text:p>
          <text:p text:style-name="P33"><text:span text:style-name="Source_20_Text">utc_timestamp = int(time.time())</text:span></text:p>
        </text:list-item>
      </text:list>
      <text:p text:style-name="Text_20_body">The choice of data type depends on your application's requirements and the database system you are using. Storing timestamps with timezone information is generally recommended because it ensures consistency and simplifies conversions between timezones when needed. However, if you have specific reasons to use ISO 8601 strings or Unix timestamps, those formats can also work well for storing and exchanging UTC time information.</text:p>
      <text:p text:style-name="P3"><draw:frame draw:style-name="fr1" draw:name="Image9" text:anchor-type="as-char" svg:width="0.953cm" svg:height="0.953cm" draw:z-index="6"><draw:image xlink:href="Pictures/100000000000006000000060279E816BEF2082F9.jpg" xlink:type="simple" xlink:show="embed" xlink:actuate="onLoad" draw:mime-type="image/jpeg"/><svg:title>User</svg:title></draw:frame></text:p>
      <text:p text:style-name="Text_20_body">how would you typehint it?</text:p>
      <text:p text:style-name="Text_20_body"><text:soft-page-break/>When type hinting UTC timestamps in Python, you can use the <text:span text:style-name="Source_20_Text">datetime</text:span> module from the standard library and annotate variables and functions accordingly. To specify UTC timestamps, you should use the <text:span text:style-name="Source_20_Text">datetime.datetime</text:span> class with timezone information (<text:span text:style-name="Source_20_Text">datetime.timezone</text:span>) as the type hint. Here's how you can do it:</text:p>
      <text:p text:style-name="P1">python</text:p>
      <text:p text:style-name="Preformatted_20_Text"><text:span text:style-name="Source_20_Text">from datetime import datetime, timezone</text:span></text:p>
      <text:p text:style-name="Preformatted_20_Text"><text:span text:style-name="Source_20_Text">from typing import Optional</text:span></text:p>
      <text:p text:style-name="Preformatted_20_Text"/>
      <text:p text:style-name="Preformatted_20_Text"><text:span text:style-name="Source_20_Text"># Type hint for a variable holding a UTC timestamp</text:span></text:p>
      <text:p text:style-name="Preformatted_20_Text"><text:span text:style-name="Source_20_Text">utc_timestamp: datetime = datetime.now(timezone.utc)</text:span></text:p>
      <text:p text:style-name="Preformatted_20_Text"/>
      <text:p text:style-name="Preformatted_20_Text"><text:span text:style-name="Source_20_Text"># Type hint for a function parameter and return value</text:span></text:p>
      <text:p text:style-name="Preformatted_20_Text"><text:span text:style-name="Source_20_Text">def process_utc_timestamp(timestamp: datetime) -&gt; str:</text:span></text:p>
      <text:p text:style-name="Preformatted_20_Text"><text:span text:style-name="Source_20_Text"><text:s text:c="4"/># Process the timestamp and return a string</text:span></text:p>
      <text:p text:style-name="Preformatted_20_Text"><text:span text:style-name="Source_20_Text"><text:s text:c="4"/>return timestamp.strftime("%Y-%m-%dT%H:%M:%SZ")</text:span></text:p>
      <text:p text:style-name="Preformatted_20_Text"/>
      <text:p text:style-name="Preformatted_20_Text"><text:span text:style-name="Source_20_Text"># Optional UTC timestamp (can be None)</text:span></text:p>
      <text:p text:style-name="Preformatted_20_Text"><text:span text:style-name="Source_20_Text">optional_utc_timestamp: Optional[datetime] = None</text:span></text:p>
      <text:p text:style-name="Preformatted_20_Text"/>
      <text:p text:style-name="Preformatted_20_Text"><text:span text:style-name="Source_20_Text"># List of UTC timestamps</text:span></text:p>
      <text:p text:style-name="Preformatted_20_Text"><text:span text:style-name="Source_20_Text">utc_timestamps_list: List[datetime] = [datetime.now(timezone.utc)]</text:span></text:p>
      <text:p text:style-name="Preformatted_20_Text"/>
      <text:p text:style-name="Preformatted_20_Text"><text:span text:style-name="Source_20_Text"># Dictionary with UTC timestamps as values</text:span></text:p>
      <text:p text:style-name="Preformatted_20_Text"><text:span text:style-name="Source_20_Text">utc_timestamps_dict: Dict[str, datetime] = {"timestamp1": datetime.now(timezone.utc)}</text:span></text:p>
      <text:p text:style-name="Preformatted_20_Text"/>
      <text:p text:style-name="Preformatted_20_Text"><text:span text:style-name="Source_20_Text"># Type hint for a function that takes a list of UTC timestamps</text:span></text:p>
      <text:p text:style-name="Preformatted_20_Text"><text:span text:style-name="Source_20_Text">def process_utc_timestamps(timestamps: List[datetime]) -&gt; None:</text:span></text:p>
      <text:p text:style-name="Preformatted_20_Text"><text:span text:style-name="Source_20_Text"><text:s text:c="4"/>for timestamp in timestamps:</text:span></text:p>
      <text:p text:style-name="Preformatted_20_Text"><text:span text:style-name="Source_20_Text"><text:s text:c="8"/># Process each timestamp</text:span></text:p>
      <text:p text:style-name="P1"><text:span text:style-name="Source_20_Text"><text:s text:c="8"/>pass</text:span></text:p>
      <text:p text:style-name="Text_20_body">In this example:</text:p>
      <text:list xml:id="list1416947640" text:style-name="L55">
        <text:list-item>
          <text:p text:style-name="P105">We import <text:span text:style-name="Source_20_Text">datetime</text:span> and <text:span text:style-name="Source_20_Text">timezone</text:span> from the <text:span text:style-name="Source_20_Text">datetime</text:span> module.</text:p>
        </text:list-item>
        <text:list-item>
          <text:p text:style-name="P105">We use <text:span text:style-name="Source_20_Text">datetime</text:span> as the type hint for variables and function parameters that hold UTC timestamps.</text:p>
        </text:list-item>
        <text:list-item>
          <text:p text:style-name="P105">The <text:span text:style-name="Source_20_Text">timezone.utc</text:span> is used to specify that the datetime objects have timezone information, indicating that they represent UTC time.</text:p>
        </text:list-item>
        <text:list-item>
          <text:p text:style-name="P105">The <text:span text:style-name="Source_20_Text">Optional</text:span> type hint is used when a variable can be <text:span text:style-name="Source_20_Text">None</text:span>.</text:p>
        </text:list-item>
        <text:list-item>
          <text:p text:style-name="P105">Lists and dictionaries containing UTC timestamps can also be type hinted accordingly.</text:p>
        </text:list-item>
        <text:list-item>
          <text:p text:style-name="P104">A function that takes a list of UTC timestamps is type hinted to specify the expected input and return types.</text:p>
        </text:list-item>
      </text:list>
      <text:p text:style-name="Text_20_body">This type hinting approach helps improve code readability and can be beneficial when using code analysis tools or IDEs with type checking capabilities. It helps you and others understand the expected types of variables and function parameters, reducing potential errors and enhancing code documentation.</text:p>
      <text:p text:style-name="P3"><draw:frame draw:style-name="fr1" draw:name="Image10" text:anchor-type="as-char" svg:width="0.953cm" svg:height="0.953cm" draw:z-index="7"><draw:image xlink:href="Pictures/100000000000006000000060279E816BEF2082F9.jpg" xlink:type="simple" xlink:show="embed" xlink:actuate="onLoad" draw:mime-type="image/jpeg"/><svg:title>User</svg:title></draw:frame></text:p>
      <text:p text:style-name="Text_20_body">should i have an id for my domain entity if it's name is always unique?</text:p>
      <text:p text:style-name="Text_20_body"><text:soft-page-break/>Whether or not to include an ID for a domain entity, even when its name is always unique, depends on various factors related to your application's design and requirements. There are pros and cons to consider:</text:p>
      <text:p text:style-name="Text_20_body"><text:span text:style-name="Strong_20_Emphasis">Pros of Including an ID:</text:span></text:p>
      <text:list xml:id="list2617242164" text:style-name="L56">
        <text:list-item>
          <text:p text:style-name="P106"><text:span text:style-name="Strong_20_Emphasis">Uniqueness and Integrity</text:span>: An ID provides a guaranteed unique identifier for each entity, even if the name is unique. This helps maintain data integrity and ensures that each entity can be uniquely identified, which can be valuable in complex systems.</text:p>
        </text:list-item>
        <text:list-item>
          <text:p text:style-name="P106"><text:span text:style-name="Strong_20_Emphasis">Performance</text:span>: When querying or referencing entities in a database, using an ID is generally faster and more efficient than comparing names or other attributes, especially as the number of entities grows.</text:p>
        </text:list-item>
        <text:list-item>
          <text:p text:style-name="P106"><text:span text:style-name="Strong_20_Emphasis">Flexibility</text:span>: Including an ID provides flexibility in case your requirements change. For example, you might need to support entities with non-unique names in the future.</text:p>
        </text:list-item>
        <text:list-item>
          <text:p text:style-name="P106"><text:span text:style-name="Strong_20_Emphasis">Integration</text:span>: If your application integrates with other systems or APIs, they might expect or require an ID for each entity. Having IDs can simplify data exchange between systems.</text:p>
        </text:list-item>
      </text:list>
      <text:p text:style-name="Text_20_body"><text:span text:style-name="Strong_20_Emphasis">Cons of Including an ID:</text:span></text:p>
      <text:list xml:id="list2675907988" text:style-name="L57">
        <text:list-item>
          <text:p text:style-name="P107"><text:span text:style-name="Strong_20_Emphasis">Complexity</text:span>: Adding an ID increases the complexity of your domain model and data access logic. You need to manage both the name and the ID, which can be more challenging.</text:p>
        </text:list-item>
        <text:list-item>
          <text:p text:style-name="P107"><text:span text:style-name="Strong_20_Emphasis">Redundancy</text:span>: In cases where the name is guaranteed to be unique, the ID might be considered redundant information, potentially consuming additional storage space.</text:p>
        </text:list-item>
        <text:list-item>
          <text:p text:style-name="P107"><text:span text:style-name="Strong_20_Emphasis">Naming Conflicts</text:span>: If there's a chance that naming conflicts might arise (even if it's unlikely), using an ID can prevent such conflicts.</text:p>
        </text:list-item>
        <text:list-item>
          <text:p text:style-name="P107"><text:span text:style-name="Strong_20_Emphasis">Development Overhead</text:span>: Managing IDs adds development overhead, including generating unique IDs, handling ID generation strategies, and ensuring that IDs remain unique.</text:p>
        </text:list-item>
      </text:list>
      <text:p text:style-name="Text_20_body">In summary, the decision to include an ID for a domain entity with a unique name depends on factors like the potential for future changes in requirements, performance considerations, integration needs, and the desire for data integrity. If you prioritize data integrity, future flexibility, or expect to integrate with other systems, including an ID is a good practice. However, if your entity names are guaranteed to be unique and you want to keep your domain model simpler, you might choose to omit the ID. Ultimately, it's a trade-off, and the choice should align with your specific project goals and constraints.</text:p>
      <text:p text:style-name="P3"><draw:frame draw:style-name="fr1" draw:name="Image11" text:anchor-type="as-char" svg:width="0.953cm" svg:height="0.953cm" draw:z-index="8"><draw:image xlink:href="Pictures/100000000000006000000060279E816BEF2082F9.jpg" xlink:type="simple" xlink:show="embed" xlink:actuate="onLoad" draw:mime-type="image/jpeg"/><svg:title>User</svg:title></draw:frame></text:p>
      <text:p text:style-name="Text_20_body">what data type would an image be?</text:p>
      <text:p text:style-name="Text_20_body">In most programming contexts, including web applications, images are typically represented as binary data. Therefore, the common data type for storing and handling images is <text:span text:style-name="Source_20_Text">bytes</text:span> or <text:span text:style-name="Source_20_Text">bytearray</text:span>. You store the binary image data in these data types, and you can then process, display, or save the image as needed.</text:p>
      <text:p text:style-name="Text_20_body">Here's how you might represent an image using the <text:span text:style-name="Source_20_Text">bytes</text:span> data type in Python:</text:p>
      <text:p text:style-name="P1">python</text:p>
      <text:p text:style-name="P1"><text:soft-page-break/><text:span text:style-name="Source_20_Text">image_data: bytes = b'\x89PNG\r\n\x1a\n\x00\x00...'</text:span></text:p>
      <text:p text:style-name="Text_20_body">In this example, <text:span text:style-name="Source_20_Text">image_data</text:span> contains the binary data of an image, such as a PNG file. The actual binary content would be much longer and more complex, as it represents the entire image.</text:p>
      <text:p text:style-name="Text_20_body">You can load images from files, databases, or external sources into <text:span text:style-name="Source_20_Text">bytes</text:span> objects for processing or display in your application. Keep in mind that how you handle and display images may vary depending on your specific programming framework or library, such as using image-processing libraries like Pillow (PIL) in Python to manipulate and display images.</text:p>
      <text:p text:style-name="P3"><draw:frame draw:style-name="fr1" draw:name="Image12" text:anchor-type="as-char" svg:width="0.953cm" svg:height="0.953cm" draw:z-index="9"><draw:image xlink:href="Pictures/100000000000006000000060279E816BEF2082F9.jpg" xlink:type="simple" xlink:show="embed" xlink:actuate="onLoad" draw:mime-type="image/jpeg"/><svg:title>User</svg:title></draw:frame></text:p>
      <text:p text:style-name="Text_20_body">what would be the best representation in the domain entity?</text:p>
      <text:p text:style-name="Text_20_body">In a domain entity, the best representation for an image would depend on the specific requirements of your application and the nature of the image data. Here are a few common approaches:</text:p>
      <text:list xml:id="list2425596234" text:style-name="L58">
        <text:list-item>
          <text:p text:style-name="P108"><text:span text:style-name="Strong_20_Emphasis">Binary Data (Bytes)</text:span>:</text:p>
          <text:list>
            <text:list-item>
              <text:p text:style-name="P109">Store the image as binary data (e.g., <text:span text:style-name="Source_20_Text">bytes</text:span> or <text:span text:style-name="Source_20_Text">bytearray</text:span>) directly within the domain entity.</text:p>
            </text:list-item>
            <text:list-item>
              <text:p text:style-name="P108">This approach is suitable when you need to store and retrieve the raw image data within the entity.</text:p>
            </text:list-item>
          </text:list>
          <text:p text:style-name="P34">python</text:p>
        </text:list-item>
      </text:list>
      <text:list xml:id="list3099137263" text:style-name="L59">
        <text:list-item>
          <text:p text:style-name="P35"><text:span text:style-name="Source_20_Text">class Product:</text:span></text:p>
        </text:list-item>
      </text:list>
      <text:p text:style-name="Preformatted_20_Text"><text:span text:style-name="Source_20_Text"><text:s text:c="4"/>def __init__(self, name, image_data):</text:span></text:p>
      <text:p text:style-name="Preformatted_20_Text"><text:span text:style-name="Source_20_Text"><text:s text:c="8"/>self.name = name</text:span></text:p>
      <text:p text:style-name="P1"><text:span text:style-name="Source_20_Text"><text:s text:c="8"/>self.image_data = image_data <text:s/># Store the image as bytes</text:span></text:p>
      <text:list xml:id="list795905194" text:style-name="L60">
        <text:list-item>
          <text:p text:style-name="P110"><text:span text:style-name="Strong_20_Emphasis">File Reference (Path or URL)</text:span>:</text:p>
        </text:list-item>
      </text:list>
      <text:list xml:id="list2466723159" text:style-name="L61">
        <text:list-item>
          <text:p text:style-name="P112">Instead of storing the raw image data within the entity, store a reference to the image file's location (path or URL).</text:p>
        </text:list-item>
        <text:list-item>
          <text:p text:style-name="P111">This approach is useful when images are stored externally, such as on a file system or a cloud storage service.</text:p>
        </text:list-item>
      </text:list>
      <text:p text:style-name="P1">python</text:p>
      <text:list xml:id="list891117981" text:style-name="L62">
        <text:list-item>
          <text:p text:style-name="P36"><text:span text:style-name="Source_20_Text">class Product:</text:span></text:p>
        </text:list-item>
      </text:list>
      <text:p text:style-name="Preformatted_20_Text"><text:span text:style-name="Source_20_Text"><text:s text:c="4"/>def __init__(self, name, image_url):</text:span></text:p>
      <text:p text:style-name="Preformatted_20_Text"><text:span text:style-name="Source_20_Text"><text:s text:c="8"/>self.name = name</text:span></text:p>
      <text:p text:style-name="P1"><text:span text:style-name="Source_20_Text"><text:s text:c="8"/>self.image_url = image_url <text:s/># Store the image URL or file path</text:span></text:p>
      <text:list xml:id="list499519399" text:style-name="L63">
        <text:list-item>
          <text:p text:style-name="P113"><text:span text:style-name="Strong_20_Emphasis">Base64 Encoded String</text:span>:</text:p>
        </text:list-item>
      </text:list>
      <text:list xml:id="list2746000245" text:style-name="L64">
        <text:list-item>
          <text:p text:style-name="P115">Convert the image binary data to a Base64 encoded string and store it as a string within the entity.</text:p>
        </text:list-item>
        <text:list-item>
          <text:p text:style-name="P114">This approach is suitable when you need to serialize the image data, such as when working with JSON or other text-based data formats.</text:p>
        </text:list-item>
      </text:list>
      <text:p text:style-name="P1">python</text:p>
      <text:list xml:id="list2617770542" text:style-name="L65">
        <text:list-item text:start-value="3">
          <text:p text:style-name="P37"><text:span text:style-name="Source_20_Text">class Product:</text:span></text:p>
          <text:p text:style-name="P37"><text:span text:style-name="Source_20_Text"><text:s text:c="4"/>def __init__(self, name, image_base64):</text:span></text:p>
          <text:p text:style-name="P37"><text:soft-page-break/><text:span text:style-name="Source_20_Text"><text:s text:c="8"/>self.name = name</text:span></text:p>
          <text:p text:style-name="P38"><text:span text:style-name="Source_20_Text"><text:s text:c="8"/>self.image_base64 = image_base64 <text:s/># Store the image as a Base64 encoded string</text:span></text:p>
        </text:list-item>
      </text:list>
      <text:p text:style-name="Text_20_body">The choice of representation depends on factors like whether you need to manipulate the image data within the domain entity, how the image data is managed and stored externally, and whether you need to serialize the entity to different formats.</text:p>
      <text:p text:style-name="Text_20_body">Keep in mind that when working with images, you may also want to consider additional attributes or metadata within the domain entity, such as image dimensions, file format, or captions, depending on your application's requirements.</text:p>
      <text:p text:style-name="P3"><draw:frame draw:style-name="fr1" draw:name="Image13" text:anchor-type="as-char" svg:width="0.953cm" svg:height="0.953cm" draw:z-index="10"><draw:image xlink:href="Pictures/100000000000006000000060279E816BEF2082F9.jpg" xlink:type="simple" xlink:show="embed" xlink:actuate="onLoad" draw:mime-type="image/jpeg"/><svg:title>User</svg:title></draw:frame></text:p>
      <text:p text:style-name="Text_20_body">what would be a good way to store a recipe's steps?</text:p>
      <text:p text:style-name="Text_20_body">Storing a recipe's steps involves capturing the sequence of instructions that users need to follow to prepare a dish. There are several approaches to represent and store recipe steps, and the choice depends on your application's needs and the complexity of the recipes you want to support. Here are some common methods:</text:p>
      <text:list xml:id="list1825836388" text:style-name="L66">
        <text:list-item>
          <text:p text:style-name="P116"><text:span text:style-name="Strong_20_Emphasis">Text Description</text:span>:</text:p>
          <text:list>
            <text:list-item>
              <text:p text:style-name="P117">Store recipe steps as simple text descriptions in a list or array.</text:p>
            </text:list-item>
            <text:list-item>
              <text:p text:style-name="P117">Each element in the list represents a single step, and you can order them by their position in the sequence.</text:p>
            </text:list-item>
            <text:list-item>
              <text:p text:style-name="P116">This approach is straightforward and suitable for basic recipes.</text:p>
            </text:list-item>
          </text:list>
          <text:p text:style-name="P39">python</text:p>
        </text:list-item>
      </text:list>
      <text:list xml:id="list1801880102" text:style-name="L67">
        <text:list-item>
          <text:p text:style-name="P40"><text:span text:style-name="Source_20_Text">class Recipe:</text:span></text:p>
        </text:list-item>
      </text:list>
      <text:p text:style-name="Preformatted_20_Text"><text:span text:style-name="Source_20_Text"><text:s text:c="4"/>def __init__(self, name, steps):</text:span></text:p>
      <text:p text:style-name="Preformatted_20_Text"><text:span text:style-name="Source_20_Text"><text:s text:c="8"/>self.name = name</text:span></text:p>
      <text:p text:style-name="P1"><text:span text:style-name="Source_20_Text"><text:s text:c="8"/>self.steps = steps <text:s/># List of text descriptions for each step</text:span></text:p>
      <text:list xml:id="list4117541811" text:style-name="L68">
        <text:list-item>
          <text:p text:style-name="P118"><text:span text:style-name="Strong_20_Emphasis">Structured Steps</text:span>:</text:p>
        </text:list-item>
      </text:list>
      <text:list xml:id="list697303888" text:style-name="L69">
        <text:list-item>
          <text:p text:style-name="P120">Define a custom data structure to represent each step. This structure may include fields like "description," "ingredients," "duration," and "equipment."</text:p>
        </text:list-item>
        <text:list-item>
          <text:p text:style-name="P120">Store a list of these structured steps within the recipe entity.</text:p>
        </text:list-item>
        <text:list-item>
          <text:p text:style-name="P119">This approach provides more flexibility and allows you to capture additional details about each step.</text:p>
        </text:list-item>
      </text:list>
      <text:p text:style-name="P1">python</text:p>
      <text:list xml:id="list1025296467" text:style-name="L70">
        <text:list-item>
          <text:p text:style-name="P41"><text:span text:style-name="Source_20_Text">class RecipeStep:</text:span></text:p>
        </text:list-item>
      </text:list>
      <text:p text:style-name="Preformatted_20_Text"><text:span text:style-name="Source_20_Text"><text:s text:c="4"/>def __init__(self, description, ingredients=None, duration=None, equipment=None):</text:span></text:p>
      <text:p text:style-name="Preformatted_20_Text"><text:span text:style-name="Source_20_Text"><text:s text:c="8"/>self.description = description</text:span></text:p>
      <text:p text:style-name="Preformatted_20_Text"><text:span text:style-name="Source_20_Text"><text:s text:c="8"/>self.ingredients = ingredients or []</text:span></text:p>
      <text:p text:style-name="Preformatted_20_Text"><text:span text:style-name="Source_20_Text"><text:s text:c="8"/>self.duration = duration</text:span></text:p>
      <text:p text:style-name="Preformatted_20_Text"><text:span text:style-name="Source_20_Text"><text:s text:c="8"/>self.equipment = equipment or []</text:span></text:p>
      <text:p text:style-name="Preformatted_20_Text"/>
      <text:p text:style-name="Preformatted_20_Text"><text:span text:style-name="Source_20_Text">class Recipe:</text:span></text:p>
      <text:p text:style-name="Preformatted_20_Text"><text:span text:style-name="Source_20_Text"><text:s text:c="4"/>def __init__(self, name, steps):</text:span></text:p>
      <text:p text:style-name="Preformatted_20_Text"><text:span text:style-name="Source_20_Text"><text:s text:c="8"/>self.name = name</text:span></text:p>
      <text:p text:style-name="P1"><text:soft-page-break/><text:span text:style-name="Source_20_Text"><text:s text:c="8"/>self.steps = steps <text:s/># List of RecipeStep instances</text:span></text:p>
      <text:list xml:id="list1728842493" text:style-name="L71">
        <text:list-item>
          <text:p text:style-name="P121"><text:span text:style-name="Strong_20_Emphasis">Rich Text or Markup Language</text:span>:</text:p>
        </text:list-item>
      </text:list>
      <text:list xml:id="list3200718433" text:style-name="L72">
        <text:list-item>
          <text:p text:style-name="P123">Store recipe steps as rich text or markup language (e.g., HTML, Markdown, XML).</text:p>
        </text:list-item>
        <text:list-item>
          <text:p text:style-name="P123">This approach allows you to include formatting, images, and other multimedia elements within the steps.</text:p>
        </text:list-item>
        <text:list-item>
          <text:p text:style-name="P122">You'll need to implement a parser/renderer to handle the specific markup language used.</text:p>
        </text:list-item>
      </text:list>
      <text:p text:style-name="P1">python</text:p>
      <text:list xml:id="list284319038" text:style-name="L73">
        <text:list-item>
          <text:p text:style-name="P42"><text:span text:style-name="Source_20_Text">class Recipe:</text:span></text:p>
        </text:list-item>
      </text:list>
      <text:p text:style-name="Preformatted_20_Text"><text:span text:style-name="Source_20_Text"><text:s text:c="4"/>def __init__(self, name, steps_markdown):</text:span></text:p>
      <text:p text:style-name="Preformatted_20_Text"><text:span text:style-name="Source_20_Text"><text:s text:c="8"/>self.name = name</text:span></text:p>
      <text:p text:style-name="P1"><text:span text:style-name="Source_20_Text"><text:s text:c="8"/>self.steps_markdown = steps_markdown <text:s/># Store steps as Markdown text</text:span></text:p>
      <text:list xml:id="list4120165663" text:style-name="L74">
        <text:list-item>
          <text:p text:style-name="P124"><text:span text:style-name="Strong_20_Emphasis">Linked Ingredients and Instructions</text:span>:</text:p>
        </text:list-item>
      </text:list>
      <text:list xml:id="list3290119319" text:style-name="L75">
        <text:list-item>
          <text:p text:style-name="P126">For complex recipes, you can create separate entities for ingredients and instructions.</text:p>
        </text:list-item>
        <text:list-item>
          <text:p text:style-name="P126">Each step references the ingredients it uses and the corresponding instructions.</text:p>
        </text:list-item>
        <text:list-item>
          <text:p text:style-name="P125">This approach provides granular control and better support for features like shopping lists generation.</text:p>
        </text:list-item>
      </text:list>
      <text:p text:style-name="P1">python</text:p>
      <text:list xml:id="list2423122844" text:style-name="L76">
        <text:list-item text:start-value="4">
          <text:p text:style-name="P43"><text:span text:style-name="Source_20_Text">class Ingredient:</text:span></text:p>
          <text:p text:style-name="P43"><text:span text:style-name="Source_20_Text"><text:s text:c="4"/>def __init__(self, name, quantity, unit):</text:span></text:p>
          <text:p text:style-name="P43"><text:span text:style-name="Source_20_Text"><text:s text:c="8"/>self.name = name</text:span></text:p>
          <text:p text:style-name="P43"><text:span text:style-name="Source_20_Text"><text:s text:c="8"/>self.quantity = quantity</text:span></text:p>
          <text:p text:style-name="P43"><text:span text:style-name="Source_20_Text"><text:s text:c="8"/>self.unit = unit</text:span></text:p>
          <text:p text:style-name="P43"/>
          <text:p text:style-name="P43"><text:span text:style-name="Source_20_Text">class RecipeStep:</text:span></text:p>
          <text:p text:style-name="P43"><text:span text:style-name="Source_20_Text"><text:s text:c="4"/>def __init__(self, description, ingredients=None, instructions=None):</text:span></text:p>
          <text:p text:style-name="P43"><text:span text:style-name="Source_20_Text"><text:s text:c="8"/>self.description = description</text:span></text:p>
          <text:p text:style-name="P43"><text:span text:style-name="Source_20_Text"><text:s text:c="8"/>self.ingredients = ingredients or []</text:span></text:p>
          <text:p text:style-name="P43"><text:span text:style-name="Source_20_Text"><text:s text:c="8"/>self.instructions = instructions or []</text:span></text:p>
          <text:p text:style-name="P43"/>
          <text:p text:style-name="P43"><text:span text:style-name="Source_20_Text">class Recipe:</text:span></text:p>
          <text:p text:style-name="P43"><text:span text:style-name="Source_20_Text"><text:s text:c="4"/>def __init__(self, name, steps):</text:span></text:p>
          <text:p text:style-name="P43"><text:span text:style-name="Source_20_Text"><text:s text:c="8"/>self.name = name</text:span></text:p>
          <text:p text:style-name="P44"><text:span text:style-name="Source_20_Text"><text:s text:c="8"/>self.steps = steps <text:s/># List of RecipeStep instances</text:span></text:p>
        </text:list-item>
      </text:list>
      <text:p text:style-name="Text_20_body">The choice of method depends on the complexity of the recipes your application needs to handle. For simple recipes, a basic text description may suffice. For more detailed and structured recipes, consider using a custom data structure or markup language. If you need advanced features like shopping lists or nutritional analysis, a linked approach with separate entities for ingredients and instructions may be beneficial.</text:p>
      <text:p text:style-name="P3"><draw:frame draw:style-name="fr1" draw:name="Image14" text:anchor-type="as-char" svg:width="0.953cm" svg:height="0.953cm" draw:z-index="11"><draw:image xlink:href="Pictures/100000000000006000000060279E816BEF2082F9.jpg" xlink:type="simple" xlink:show="embed" xlink:actuate="onLoad" draw:mime-type="image/jpeg"/><svg:title>User</svg:title></draw:frame></text:p>
      <text:p text:style-name="Text_20_body">show me with type hints</text:p>
      <text:p text:style-name="Text_20_body">Certainly! Here's an example of how you can represent recipe steps with type hints in Python:</text:p>
      <text:p text:style-name="P1">python</text:p>
      <text:p text:style-name="Preformatted_20_Text"><text:span text:style-name="Source_20_Text">from typing import List, Optional</text:span></text:p>
      <text:p text:style-name="Preformatted_20_Text"/>
      <text:p text:style-name="Preformatted_20_Text"><text:soft-page-break/><text:span text:style-name="Source_20_Text">class Ingredient:</text:span></text:p>
      <text:p text:style-name="Preformatted_20_Text"><text:span text:style-name="Source_20_Text"><text:s text:c="4"/>def __init__(self, name: str, quantity: float, unit: str):</text:span></text:p>
      <text:p text:style-name="Preformatted_20_Text"><text:span text:style-name="Source_20_Text"><text:s text:c="8"/>self.name = name</text:span></text:p>
      <text:p text:style-name="Preformatted_20_Text"><text:span text:style-name="Source_20_Text"><text:s text:c="8"/>self.quantity = quantity</text:span></text:p>
      <text:p text:style-name="Preformatted_20_Text"><text:span text:style-name="Source_20_Text"><text:s text:c="8"/>self.unit = unit</text:span></text:p>
      <text:p text:style-name="Preformatted_20_Text"/>
      <text:p text:style-name="Preformatted_20_Text"><text:span text:style-name="Source_20_Text">class RecipeStep:</text:span></text:p>
      <text:p text:style-name="Preformatted_20_Text"><text:span text:style-name="Source_20_Text"><text:s text:c="4"/>def __init__(self, description: str, ingredients: Optional[List[Ingredient]] = None,</text:span></text:p>
      <text:p text:style-name="Preformatted_20_Text"><text:span text:style-name="Source_20_Text"><text:s text:c="17"/>duration: Optional[int] = None, equipment: Optional[List[str]] = None):</text:span></text:p>
      <text:p text:style-name="Preformatted_20_Text"><text:span text:style-name="Source_20_Text"><text:s text:c="8"/>self.description = description</text:span></text:p>
      <text:p text:style-name="Preformatted_20_Text"><text:span text:style-name="Source_20_Text"><text:s text:c="8"/>self.ingredients = ingredients or [] <text:s/># List of Ingredient instances</text:span></text:p>
      <text:p text:style-name="Preformatted_20_Text"><text:span text:style-name="Source_20_Text"><text:s text:c="8"/>self.duration = duration <text:s/># Duration in minutes, for example</text:span></text:p>
      <text:p text:style-name="Preformatted_20_Text"><text:span text:style-name="Source_20_Text"><text:s text:c="8"/>self.equipment = equipment or [] <text:s/># List of equipment used</text:span></text:p>
      <text:p text:style-name="Preformatted_20_Text"/>
      <text:p text:style-name="Preformatted_20_Text"><text:span text:style-name="Source_20_Text">class Recipe:</text:span></text:p>
      <text:p text:style-name="Preformatted_20_Text"><text:span text:style-name="Source_20_Text"><text:s text:c="4"/>def __init__(self, name: str, steps: List[RecipeStep]):</text:span></text:p>
      <text:p text:style-name="Preformatted_20_Text"><text:span text:style-name="Source_20_Text"><text:s text:c="8"/>self.name = name</text:span></text:p>
      <text:p text:style-name="P1"><text:span text:style-name="Source_20_Text"><text:s text:c="8"/>self.steps = steps <text:s/># List of RecipeStep instances</text:span></text:p>
      <text:p text:style-name="Text_20_body">In this example:</text:p>
      <text:list xml:id="list568820622" text:style-name="L77">
        <text:list-item>
          <text:p text:style-name="P128">We define three classes: <text:span text:style-name="Source_20_Text">Ingredient</text:span>, <text:span text:style-name="Source_20_Text">RecipeStep</text:span>, and <text:span text:style-name="Source_20_Text">Recipe</text:span>, each with corresponding type hints for their attributes.</text:p>
        </text:list-item>
        <text:list-item>
          <text:p text:style-name="P128"><text:span text:style-name="Source_20_Text">Ingredient</text:span> represents an ingredient with a name, quantity, and unit.</text:p>
        </text:list-item>
        <text:list-item>
          <text:p text:style-name="P128"><text:span text:style-name="Source_20_Text">RecipeStep</text:span> represents a step in the recipe with a description, optional ingredients, duration, and equipment used.</text:p>
        </text:list-item>
        <text:list-item>
          <text:p text:style-name="P127"><text:span text:style-name="Source_20_Text">Recipe</text:span> represents the overall recipe, including its name and a list of steps, each represented as a <text:span text:style-name="Source_20_Text">RecipeStep</text:span> instance.</text:p>
        </text:list-item>
      </text:list>
      <text:p text:style-name="Text_20_body">These type hints provide clear information about the expected types of data for each attribute and make the code more self-documenting. It's important to adjust the data types and attributes as needed to match the specific requirements of your recipe representation in your application.</text:p>
      <text:p text:style-name="P3"><draw:frame draw:style-name="fr1" draw:name="Image15" text:anchor-type="as-char" svg:width="0.953cm" svg:height="0.953cm" draw:z-index="12"><draw:image xlink:href="Pictures/100000000000006000000060279E816BEF2082F9.jpg" xlink:type="simple" xlink:show="embed" xlink:actuate="onLoad" draw:mime-type="image/jpeg"/><svg:title>User</svg:title></draw:frame></text:p>
      <text:p text:style-name="Text_20_body">what would be the typehint for markdown?</text:p>
      <text:p text:style-name="Text_20_body">In Python, you can use the <text:span text:style-name="Source_20_Text">str</text:span> type hint to indicate that a variable or parameter is expected to be a string. Markdown content, which is plain text with formatting annotations, is typically represented as a string. Therefore, you can use <text:span text:style-name="Source_20_Text">str</text:span> as the type hint for Markdown content. Here's an example:</text:p>
      <text:p text:style-name="P1">python</text:p>
      <text:p text:style-name="Preformatted_20_Text"><text:span text:style-name="Source_20_Text">def render_markdown(markdown_content: str) -&gt; str:</text:span></text:p>
      <text:p text:style-name="Preformatted_20_Text"><text:span text:style-name="Source_20_Text"><text:s text:c="4"/># Function to render Markdown content</text:span></text:p>
      <text:p text:style-name="Preformatted_20_Text"><text:span text:style-name="Source_20_Text"><text:s text:c="4"/># ...</text:span></text:p>
      <text:p text:style-name="P1"><text:span text:style-name="Source_20_Text"><text:s text:c="4"/>return rendered_html</text:span></text:p>
      <text:p text:style-name="Text_20_body">In this example:</text:p>
      <text:list xml:id="list2143320941" text:style-name="L78">
        <text:list-item>
          <text:p text:style-name="P130"><text:span text:style-name="Source_20_Text">markdown_content</text:span> is the input parameter that represents Markdown content as a string.</text:p>
        </text:list-item>
        <text:list-item>
          <text:p text:style-name="P129"><text:span text:style-name="Source_20_Text">-&gt; str</text:span> indicates that the function returns a string (in this case, the rendered HTML output of the Markdown content).</text:p>
        </text:list-item>
      </text:list>
      <text:p text:style-name="Text_20_body"><text:soft-page-break/>By using <text:span text:style-name="Source_20_Text">str</text:span> as the type hint, you convey that the <text:span text:style-name="Source_20_Text">markdown_content</text:span> parameter should be provided as a string containing Markdown-formatted text.</text:p>
      <text:p text:style-name="P3"><draw:frame draw:style-name="fr1" draw:name="Image16" text:anchor-type="as-char" svg:width="0.953cm" svg:height="0.953cm" draw:z-index="13"><draw:image xlink:href="Pictures/100000000000006000000060279E816BEF2082F9.jpg" xlink:type="simple" xlink:show="embed" xlink:actuate="onLoad" draw:mime-type="image/jpeg"/><svg:title>User</svg:title></draw:frame></text:p>
      <text:p text:style-name="Text_20_body">whats another name for "steps" in a recipe?</text:p>
      <text:p text:style-name="Text_20_body">In a recipe, the term "steps" is commonly used to describe the instructions or procedures that need to be followed to prepare a dish. However, if you're looking for alternative names or synonyms for "steps" in the context of a recipe, you can consider the following:</text:p>
      <text:list xml:id="list908420972" text:style-name="L79">
        <text:list-item>
          <text:p text:style-name="P131"><text:span text:style-name="Strong_20_Emphasis">Instructions</text:span>: This is a straightforward and widely used term to describe the sequence of actions required to make a recipe.</text:p>
        </text:list-item>
        <text:list-item>
          <text:p text:style-name="P131"><text:span text:style-name="Strong_20_Emphasis">Directions</text:span>: Similar to "instructions," this term indicates the guidance provided to prepare the dish.</text:p>
        </text:list-item>
        <text:list-item>
          <text:p text:style-name="P131"><text:span text:style-name="Strong_20_Emphasis">Method</text:span>: Refers to the process or method used to cook or prepare the recipe.</text:p>
        </text:list-item>
        <text:list-item>
          <text:p text:style-name="P131"><text:span text:style-name="Strong_20_Emphasis">Procedure</text:span>: Describes the step-by-step procedure or series of actions needed to create the dish.</text:p>
        </text:list-item>
        <text:list-item>
          <text:p text:style-name="P131"><text:span text:style-name="Strong_20_Emphasis">Preparation</text:span>: Indicates the preparation process, which includes all the steps required before cooking or baking.</text:p>
        </text:list-item>
        <text:list-item>
          <text:p text:style-name="P131"><text:span text:style-name="Strong_20_Emphasis">Cooking Process</text:span>: Emphasizes the cooking aspect of the recipe, especially if the instructions focus on cooking techniques.</text:p>
        </text:list-item>
        <text:list-item>
          <text:p text:style-name="P131"><text:span text:style-name="Strong_20_Emphasis">Guidelines</text:span>: Suggests that the instructions are guiding the user through the recipe.</text:p>
        </text:list-item>
        <text:list-item>
          <text:p text:style-name="P131"><text:span text:style-name="Strong_20_Emphasis">Recipe Phases</text:span>: If the recipe has distinct phases (e.g., prep, cooking, garnish), you can use this term to describe each phase's instructions.</text:p>
        </text:list-item>
        <text:list-item>
          <text:p text:style-name="P131"><text:span text:style-name="Strong_20_Emphasis">Methodology</text:span>: Implies a systematic approach to preparing the recipe.</text:p>
        </text:list-item>
        <text:list-item>
          <text:p text:style-name="P131"><text:span text:style-name="Strong_20_Emphasis">Cooking Procedure</text:span>: Emphasizes the process of cooking the ingredients.</text:p>
        </text:list-item>
      </text:list>
      <text:p text:style-name="Text_20_body">The choice of terminology may depend on your target audience, the style of your recipe, and the level of detail you want to convey. You can use any of these terms interchangeably with "steps" to describe the sequence of actions in a recipe.</text:p>
      <text:p text:style-name="P3"><draw:frame draw:style-name="fr1" draw:name="Image17" text:anchor-type="as-char" svg:width="0.953cm" svg:height="0.953cm" draw:z-index="14"><draw:image xlink:href="Pictures/100000000000006000000060279E816BEF2082F9.jpg" xlink:type="simple" xlink:show="embed" xlink:actuate="onLoad" draw:mime-type="image/jpeg"/><svg:title>User</svg:title></draw:frame></text:p>
      <text:p text:style-name="Text_20_body">is there any reason not to have a separate file for each database model and instantiating a db variable in each file like so: db = SQLAlchemy(app) class Product(db.Model): id = db.Column(db.Integer, primary_key=True) Stockcode = db.Column(db.Integer) DisplayName = db.Column(db.String(255))</text:p>
      <text:p text:style-name="Text_20_body">There's generally no inherent reason not to organize your SQLAlchemy database models into separate files and instantiate a <text:span text:style-name="Source_20_Text">db</text:span> variable in each file. In fact, this can be a good practice for maintaining a clean and modular codebase, especially as your application grows and you have numerous database models.</text:p>
      <text:p text:style-name="Text_20_body">Here are some advantages of organizing your models this way:</text:p>
      <text:list xml:id="list2650053801" text:style-name="L80">
        <text:list-item>
          <text:p text:style-name="P132"><text:soft-page-break/><text:span text:style-name="Strong_20_Emphasis">Modularity</text:span>: Splitting your models into separate files allows you to maintain a modular project structure. Each file can focus on a specific aspect of your application, making it easier to manage and understand.</text:p>
        </text:list-item>
        <text:list-item>
          <text:p text:style-name="P132"><text:span text:style-name="Strong_20_Emphasis">Readability</text:span>: Smaller, focused model files are typically more readable and easier to navigate than having all models in a single large file. This can be particularly helpful for developers working on different parts of the application.</text:p>
        </text:list-item>
        <text:list-item>
          <text:p text:style-name="P132"><text:span text:style-name="Strong_20_Emphasis">Ease of Collaboration</text:span>: When multiple developers are working on the same project, having separate model files can reduce conflicts and make it easier for team members to work on different parts of the database schema simultaneously.</text:p>
        </text:list-item>
        <text:list-item>
          <text:p text:style-name="P132"><text:span text:style-name="Strong_20_Emphasis">Reusability</text:span>: You can easily reuse models in other parts of your application or even in different projects if they are in separate files. This promotes code reusability.</text:p>
        </text:list-item>
        <text:list-item>
          <text:p text:style-name="P132"><text:span text:style-name="Strong_20_Emphasis">Testing</text:span>: Separating models into individual files simplifies unit testing since you can import and test each model independently.</text:p>
        </text:list-item>
      </text:list>
      <text:p text:style-name="Text_20_body">However, there are a couple of considerations to keep in mind:</text:p>
      <text:list xml:id="list2773696547" text:style-name="L81">
        <text:list-item>
          <text:p text:style-name="P133"><text:span text:style-name="Strong_20_Emphasis">Circular Dependencies</text:span>: Be cautious about circular dependencies between model files. If models reference each other, you may need to use techniques like <text:span text:style-name="Source_20_Text">db.relationship()</text:span> with lazy loading to avoid circular import issues.</text:p>
        </text:list-item>
        <text:list-item>
          <text:p text:style-name="P133"><text:span text:style-name="Strong_20_Emphasis">Organization</text:span>: While organizing models into separate files can be beneficial, avoid creating an excessive number of model files with just one or two models each, as this could lead to over-fragmentation and make your project harder to manage.</text:p>
        </text:list-item>
      </text:list>
      <text:p text:style-name="Text_20_body">In summary, splitting your SQLAlchemy models into separate files and instantiating a <text:span text:style-name="Source_20_Text">db</text:span> variable in each file is a good practice for maintaining a clean and modular codebase. It helps with organization, readability, and collaboration. Just be mindful of circular dependencies and aim for a reasonable level of organization to strike a balance between modularity and simplicity.</text:p>
      <text:p text:style-name="P3"><draw:frame draw:style-name="fr1" draw:name="Image18" text:anchor-type="as-char" svg:width="0.953cm" svg:height="0.953cm" draw:z-index="15"><draw:image xlink:href="Pictures/100000000000006000000060279E816BEF2082F9.jpg" xlink:type="simple" xlink:show="embed" xlink:actuate="onLoad" draw:mime-type="image/jpeg"/><svg:title>User</svg:title></draw:frame></text:p>
      <text:p text:style-name="Text_20_body">how do i define relationships with sqlalchemy?</text:p>
      <text:p text:style-name="Text_20_body">In SQLAlchemy, you can define relationships between database models using the <text:span text:style-name="Source_20_Text">relationship</text:span> function provided by SQLAlchemy's Object-Relational Mapping (ORM) system. Relationships are used to establish connections between different models, allowing you to represent associations such as one-to-many, many-to-one, and many-to-many relationships in your database schema.</text:p>
      <text:p text:style-name="Text_20_body">Here's how to define different types of relationships using SQLAlchemy:</text:p>
      <text:p text:style-name="Text_20_body"><text:span text:style-name="Strong_20_Emphasis">1. One-to-Many Relationship</text:span>:</text:p>
      <text:p text:style-name="Text_20_body">In a one-to-many relationship, one record in one table (the "one" side) is associated with multiple records in another table (the "many" side). For example, one author can write multiple books.</text:p>
      <text:p text:style-name="P1">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oft-page-break/><text:span text:style-name="Source_20_Text">Base = declarative_base()</text:span></text:p>
      <text:p text:style-name="Preformatted_20_Text"/>
      <text:p text:style-name="Preformatted_20_Text"><text:span text:style-name="Source_20_Text">class Author(Base):</text:span></text:p>
      <text:p text:style-name="Preformatted_20_Text"><text:span text:style-name="Source_20_Text"><text:s text:c="4"/>__tablename__ = 'author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relationship('Book', back_populates='author')</text:span></text:p>
      <text:p text:style-name="Preformatted_20_Text"/>
      <text:p text:style-name="Preformatted_20_Text"><text:span text:style-name="Source_20_Text">class Book(Base):</text:span></text:p>
      <text:p text:style-name="Preformatted_20_Text"><text:span text:style-name="Source_20_Text"><text:s text:c="4"/>__tablename__ = 'books'</text:span></text:p>
      <text:p text:style-name="Preformatted_20_Text"><text:span text:style-name="Source_20_Text"><text:s text:c="4"/>id = Column(Integer, primary_key=True)</text:span></text:p>
      <text:p text:style-name="Preformatted_20_Text"><text:span text:style-name="Source_20_Text"><text:s text:c="4"/>title = Column(String)</text:span></text:p>
      <text:p text:style-name="Preformatted_20_Text"><text:span text:style-name="Source_20_Text"><text:s text:c="4"/>author_id = Column(Integer, ForeignKey('authors.id'))</text:span></text:p>
      <text:p text:style-name="Preformatted_20_Text"/>
      <text:p text:style-name="Preformatted_20_Text"><text:span text:style-name="Source_20_Text"><text:s text:c="4"/># Define the inverse relationship</text:span></text:p>
      <text:p text:style-name="P1"><text:span text:style-name="Source_20_Text"><text:s text:c="4"/>author = relationship('Author', back_populates='books')</text:span></text:p>
      <text:p text:style-name="Text_20_body"><text:span text:style-name="Strong_20_Emphasis">2. Many-to-One Relationship</text:span>:</text:p>
      <text:p text:style-name="Text_20_body">In a many-to-one relationship, multiple records in one table are associated with a single record in another table. For example, multiple employees may belong to the same department.</text:p>
      <text:p text:style-name="P1">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Department(Base):</text:span></text:p>
      <text:p text:style-name="Preformatted_20_Text"><text:span text:style-name="Source_20_Text"><text:s text:c="4"/>__tablename__ = 'departm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class Employee(Base):</text:span></text:p>
      <text:p text:style-name="Preformatted_20_Text"><text:span text:style-name="Source_20_Text"><text:s text:c="4"/>__tablename__ = 'employe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text:span text:style-name="Source_20_Text"><text:s text:c="4"/>department_id = Column(Integer, ForeignKey('departments.id'))</text:span></text:p>
      <text:p text:style-name="Preformatted_20_Text"/>
      <text:p text:style-name="Preformatted_20_Text"><text:span text:style-name="Source_20_Text"><text:s text:c="4"/># Define the many-to-one relationship</text:span></text:p>
      <text:p text:style-name="P1"><text:span text:style-name="Source_20_Text"><text:s text:c="4"/>department = relationship('Department', back_populates='employees')</text:span></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1">python</text:p>
      <text:p text:style-name="Preformatted_20_Text"><text:span text:style-name="Source_20_Text">from sqlalchemy import Column, Integer, String, Table,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Table(</text:span></text:p>
      <text:p text:style-name="Preformatted_20_Text"><text:span text:style-name="Source_20_Text"><text:s text:c="4"/>'student_course_association',</text:span></text:p>
      <text:p text:style-name="Preformatted_20_Text"><text:soft-page-break/><text:span text:style-name="Source_20_Text"><text:s text:c="4"/>Base.metadata,</text:span></text:p>
      <text:p text:style-name="Preformatted_20_Text"><text:span text:style-name="Source_20_Text"><text:s text:c="4"/>Column('student_id', Integer, ForeignKey('students.id')),</text:span></text:p>
      <text:p text:style-name="Preformatted_20_Text"><text:span text:style-name="Source_20_Text"><text:s text:c="4"/>Column('course_id', Integer, ForeignKey('courses.id'))</text:span></text:p>
      <text:p text:style-name="Preformatted_20_Text"><text:span text:style-name="Source_20_Text">)</text:span></text:p>
      <text:p text:style-name="Preformatted_20_Text"/>
      <text:p text:style-name="Preformatted_20_Text"><text:span text:style-name="Source_20_Text">class Student(Base):</text:span></text:p>
      <text:p text:style-name="Preformatted_20_Text"><text:span text:style-name="Source_20_Text"><text:s text:c="4"/>__tablename__ = 'stud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relationship('Course', secondary=student_course_association, back_populates='students')</text:span></text:p>
      <text:p text:style-name="Preformatted_20_Text"/>
      <text:p text:style-name="Preformatted_20_Text"><text:span text:style-name="Source_20_Text">class Course(Base):</text:span></text:p>
      <text:p text:style-name="Preformatted_20_Text"><text:span text:style-name="Source_20_Text"><text:s text:c="4"/>__tablename__ = 'cours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1"><text:span text:style-name="Source_20_Text"><text:s text:c="4"/>students = relationship('Student', secondary=student_course_association, back_populates='courses')</text:span></text:p>
      <text:p text:style-name="Text_20_body">In each example, the <text:span text:style-name="Source_20_Text">relationship</text:span> function is used to establish the relationship between the models. You specify the related model class and, optionally, additional parameters like <text:span text:style-name="Source_20_Text">back_populates</text:span> to define the inverse relationship. The type of relationship (one-to-many, many-to-one, or many-to-many) is determined by the structure of your database schema and how you configure the relationships.</text:p>
      <text:p text:style-name="P3"><draw:frame draw:style-name="fr1" draw:name="Image19" text:anchor-type="as-char" svg:width="0.953cm" svg:height="0.953cm" draw:z-index="16"><draw:image xlink:href="Pictures/100000000000006000000060279E816BEF2082F9.jpg" xlink:type="simple" xlink:show="embed" xlink:actuate="onLoad" draw:mime-type="image/jpeg"/><svg:title>User</svg:title></draw:frame></text:p>
      <text:p text:style-name="Text_20_body">do i need __tablename__?</text:p>
      <text:p text:style-name="Text_20_body">Yes, in SQLAlchemy, you typically need to define the <text:span text:style-name="Source_20_Text">__tablename__</text:span> attribute in your model classes. The <text:span text:style-name="Source_20_Text">__tablename__</text:span> attribute specifies the name of the database table that corresponds to the model class.</text:p>
      <text:p text:style-name="Text_20_body">Here's why the <text:span text:style-name="Source_20_Text">__tablename__</text:span> attribute is important:</text:p>
      <text:list xml:id="list1189529423" text:style-name="L82">
        <text:list-item>
          <text:p text:style-name="P134"><text:span text:style-name="Strong_20_Emphasis">Mapping to Database Tables</text:span>: SQLAlchemy's ORM relies on the <text:span text:style-name="Source_20_Text">__tablename__</text:span> attribute to determine the name of the database table associated with each model class. Without it, SQLAlchemy won't know how to map your model class to a table in the database.</text:p>
        </text:list-item>
        <text:list-item>
          <text:p text:style-name="P134"><text:span text:style-name="Strong_20_Emphasis">Query Generation</text:span>: When you perform queries or operations on the database using SQLAlchemy's query API, the <text:span text:style-name="Source_20_Text">__tablename__</text:span> attribute is used to generate SQL queries that reference the correct database table.</text:p>
        </text:list-item>
        <text:list-item>
          <text:p text:style-name="P134"><text:span text:style-name="Strong_20_Emphasis">Data Integrity</text:span>: The <text:span text:style-name="Source_20_Text">__tablename__</text:span> attribute helps ensure that the data is stored in the correct database table, preventing issues where data could be mistakenly written to the wrong table.</text:p>
        </text:list-item>
      </text:list>
      <text:p text:style-name="Text_20_body">Here's an example of how to define the <text:span text:style-name="Source_20_Text">__tablename__</text:span> attribute in a SQLAlchemy model class:</text:p>
      <text:p text:style-name="P1">python</text:p>
      <text:p text:style-name="Preformatted_20_Text"><text:span text:style-name="Source_20_Text">from sqlalchemy import Column, Integer, String</text:span></text:p>
      <text:p text:style-name="Preformatted_20_Text"><text:soft-page-break/><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Product(Base):</text:span></text:p>
      <text:p text:style-name="Preformatted_20_Text"><text:span text:style-name="Source_20_Text"><text:s text:c="4"/>__tablename__ = 'products' <text:s/># Specify the table name</text:span></text:p>
      <text:p text:style-name="Preformatted_20_Text"/>
      <text:p text:style-name="Preformatted_20_Text"><text:span text:style-name="Source_20_Text"><text:s text:c="4"/>id = Column(Integer, primary_key=True)</text:span></text:p>
      <text:p text:style-name="P1"><text:span text:style-name="Source_20_Text"><text:s text:c="4"/>name = Column(String)</text:span></text:p>
      <text:p text:style-name="Text_20_body">In this example, the <text:span text:style-name="Source_20_Text">Product</text:span> class has the <text:span text:style-name="Source_20_Text">__tablename__</text:span> attribute set to <text:span text:style-name="Source_20_Text">'products'</text:span>, indicating that instances of this class should be stored in the <text:span text:style-name="Source_20_Text">'products'</text:span> table in the database.</text:p>
      <text:p text:style-name="Text_20_body">While specifying <text:span text:style-name="Source_20_Text">__tablename__</text:span> is important, you can choose any valid table name that matches your database schema conventions. The exact naming conventions may vary depending on your database system and project standards.</text:p>
      <text:p text:style-name="P3"><draw:frame draw:style-name="fr1" draw:name="Image20" text:anchor-type="as-char" svg:width="0.953cm" svg:height="0.953cm" draw:z-index="17"><draw:image xlink:href="Pictures/100000000000006000000060279E816BEF2082F9.jpg" xlink:type="simple" xlink:show="embed" xlink:actuate="onLoad" draw:mime-type="image/jpeg"/><svg:title>User</svg:title></draw:frame></text:p>
      <text:p text:style-name="Text_20_body">show me relationships with flask_sqlalchemy</text:p>
      <text:p text:style-name="Text_20_body">Certainly! In Flask-SQLAlchemy, you can define relationships between database models in a way that's similar to SQLAlchemy's ORM. Flask-SQLAlchemy extends SQLAlchemy to work seamlessly with Flask applications. Here's an example of how to define different types of relationships using Flask-SQLAlchemy:</text:p>
      <text:p text:style-name="Text_20_body"><text:span text:style-name="Strong_20_Emphasis">1. One-to-Many Relationship</text:span>:</text:p>
      <text:p text:style-name="Text_20_body">In a one-to-many relationship, one record in one table is associated with multiple records in another table. For example, one author can write multiple books.</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text:span></text:p>
      <text:p text:style-name="Preformatted_20_Text"/>
      <text:p text:style-name="Preformatted_20_Text"><text:span text:style-name="Source_20_Text">class Book(db.Model):</text:span></text:p>
      <text:p text:style-name="Preformatted_20_Text"><text:span text:style-name="Source_20_Text"><text:s text:c="4"/>id = db.Column(db.Integer, primary_key=True)</text:span></text:p>
      <text:p text:style-name="Preformatted_20_Text"><text:span text:style-name="Source_20_Text"><text:s text:c="4"/>title = db.Column(db.String(255))</text:span></text:p>
      <text:p text:style-name="P1"><text:span text:style-name="Source_20_Text"><text:s text:c="4"/>author_id = db.Column(db.Integer, db.ForeignKey('author.id'))</text:span></text:p>
      <text:p text:style-name="Text_20_body">In this example, we use the <text:span text:style-name="Source_20_Text">db.relationship</text:span> function to define the relationship between the <text:span text:style-name="Source_20_Text">Author</text:span> and <text:span text:style-name="Source_20_Text">Book</text:span> models. The <text:span text:style-name="Source_20_Text">backref</text:span> parameter allows us to define the inverse relationship from the <text:span text:style-name="Source_20_Text">Book</text:span> model to the <text:span text:style-name="Source_20_Text">Author</text:span> model.</text:p>
      <text:p text:style-name="Text_20_body"><text:span text:style-name="Strong_20_Emphasis">2. Many-to-One Relationship</text:span>:</text:p>
      <text:p text:style-name="Text_20_body"><text:soft-page-break/>In a many-to-one relationship, multiple records in one table are associated with a single record in another table. For example, multiple employees may belong to the same department.</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text:span text:style-name="Source_20_Text"><text:s text:c="4"/>department_id = db.Column(db.Integer, db.ForeignKey('department.id'))</text:span></text:p>
      <text:p text:style-name="Preformatted_20_Text"/>
      <text:p text:style-name="Preformatted_20_Text"><text:span text:style-name="Source_20_Text"><text:s text:c="4"/># Define the many-to-one relationship</text:span></text:p>
      <text:p text:style-name="P1"><text:span text:style-name="Source_20_Text"><text:s text:c="4"/>department = db.relationship('Department', backref='employees')</text:span></text:p>
      <text:p text:style-name="Text_20_body">In this example, we use <text:span text:style-name="Source_20_Text">db.relationship</text:span> to define the many-to-one relationship between the <text:span text:style-name="Source_20_Text">Employee</text:span> and <text:span text:style-name="Source_20_Text">Department</text:span> models. The <text:span text:style-name="Source_20_Text">backref</text:span> parameter establishes the inverse relationship.</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Integer, db.ForeignKey('student.id')),</text:span></text:p>
      <text:p text:style-name="Preformatted_20_Text"><text:span text:style-name="Source_20_Text"><text:s text:c="4"/>db.Column('course_id', db.Integer,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text:span></text:p>
      <text:p text:style-name="Preformatted_20_Text"/>
      <text:p text:style-name="Preformatted_20_Text"><text:span text:style-name="Source_20_Text">class Course(db.Model):</text:span></text:p>
      <text:p text:style-name="Preformatted_20_Text"><text:span text:style-name="Source_20_Text"><text:s text:c="4"/>id = db.Column(db.Integer, primary_key=True)</text:span></text:p>
      <text:p text:style-name="P1"><text:span text:style-name="Source_20_Text"><text:s text:c="4"/>name = db.Column(db.String(255))</text:span></text:p>
      <text:p text:style-name="Text_20_body"><text:soft-page-break/>In this example, we use <text:span text:style-name="Source_20_Text">db.relationship</text:span> to define the many-to-many relationship between the <text:span text:style-name="Source_20_Text">Student</text:span> and <text:span text:style-name="Source_20_Text">Course</text:span> models. The <text:span text:style-name="Source_20_Text">secondary</text:span> parameter specifies the association table, and the <text:span text:style-name="Source_20_Text">backref</text:span> parameter establishes the inverse relationship.</text:p>
      <text:p text:style-name="Text_20_body">These examples demonstrate how to define relationships using Flask-SQLAlchemy, and they should work within a Flask application with the necessary database configuration. Remember to configure your database URI appropriately based on your setup.</text:p>
      <text:p text:style-name="P3"><draw:frame draw:style-name="fr1" draw:name="Image21" text:anchor-type="as-char" svg:width="0.953cm" svg:height="0.953cm" draw:z-index="18"><draw:image xlink:href="Pictures/100000000000006000000060279E816BEF2082F9.jpg" xlink:type="simple" xlink:show="embed" xlink:actuate="onLoad" draw:mime-type="image/jpeg"/><svg:title>User</svg:title></draw:frame></text:p>
      <text:p text:style-name="Text_20_body">my ids are uuid, not int</text:p>
      <text:p text:style-name="Text_20_body">If your primary keys are UUIDs instead of integers, you can still define relationships in Flask-SQLAlchemy similarly to the examples provided earlier. However, you will use <text:span text:style-name="Source_20_Text">db.String(36)</text:span> or a suitable character type to store UUIDs in your database tables, and you will define relationships as usual.</text:p>
      <text:p text:style-name="Text_20_body">Here's how you can modify the examples to work with UUID primary keys:</text:p>
      <text:p text:style-name="Text_20_body"><text:span text:style-name="Strong_20_Emphasis">1. One-to-Many Relationship with UUIDs</text:span>:</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 lazy='dynamic')</text:span></text:p>
      <text:p text:style-name="Preformatted_20_Text"/>
      <text:p text:style-name="Preformatted_20_Text"><text:span text:style-name="Source_20_Text">class Book(db.Model):</text:span></text:p>
      <text:p text:style-name="Preformatted_20_Text"><text:span text:style-name="Source_20_Text"><text:s text:c="4"/>id = db.Column(db.String(36), primary_key=True, default=str(uuid.uuid4()), unique=True)</text:span></text:p>
      <text:p text:style-name="Preformatted_20_Text"><text:span text:style-name="Source_20_Text"><text:s text:c="4"/>title = db.Column(db.String(255))</text:span></text:p>
      <text:p text:style-name="P1"><text:span text:style-name="Source_20_Text"><text:s text:c="4"/>author_id = db.Column(db.String(36), db.ForeignKey('author.id'))</text:span></text:p>
      <text:p text:style-name="Text_20_body">In this modified example, UUIDs are used as primary keys for both the <text:span text:style-name="Source_20_Text">Author</text:span> and <text:span text:style-name="Source_20_Text">Book</text:span> models. We define UUID fields using <text:span text:style-name="Source_20_Text">db.String(36)</text:span> and use the <text:span text:style-name="Source_20_Text">uuid</text:span> module to generate UUIDs when creating new records.</text:p>
      <text:p text:style-name="Text_20_body"><text:span text:style-name="Strong_20_Emphasis">2. Many-to-One Relationship with UUIDs</text:span>:</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oft-page-break/><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text:span text:style-name="Source_20_Text"><text:s text:c="4"/>department_id = db.Column(db.String(36), db.ForeignKey('department.id'))</text:span></text:p>
      <text:p text:style-name="Preformatted_20_Text"/>
      <text:p text:style-name="Preformatted_20_Text"><text:span text:style-name="Source_20_Text"><text:s text:c="4"/># Define the many-to-one relationship</text:span></text:p>
      <text:p text:style-name="P1"><text:span text:style-name="Source_20_Text"><text:s text:c="4"/>department = db.relationship('Department', backref='employees', lazy='dynamic')</text:span></text:p>
      <text:p text:style-name="Text_20_body">In this modified example, both <text:span text:style-name="Source_20_Text">Department</text:span> and <text:span text:style-name="Source_20_Text">Employee</text:span> models use UUIDs as primary keys, similar to the previous example.</text:p>
      <text:p text:style-name="Text_20_body"><text:span text:style-name="Strong_20_Emphasis">3. Many-to-Many Relationship with UUIDs</text:span>:</text:p>
      <text:p text:style-name="P1">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String(36), db.ForeignKey('student.id')),</text:span></text:p>
      <text:p text:style-name="Preformatted_20_Text"><text:span text:style-name="Source_20_Text"><text:s text:c="4"/>db.Column('course_id', db.String(36),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 lazy='dynamic')</text:span></text:p>
      <text:p text:style-name="Preformatted_20_Text"/>
      <text:p text:style-name="Preformatted_20_Text"><text:span text:style-name="Source_20_Text">class Course(db.Model):</text:span></text:p>
      <text:p text:style-name="Preformatted_20_Text"><text:span text:style-name="Source_20_Text"><text:s text:c="4"/>id = db.Column(db.String(36), primary_key=True, default=str(uuid.uuid4()), unique=True)</text:span></text:p>
      <text:p text:style-name="P1"><text:span text:style-name="Source_20_Text"><text:s text:c="4"/>name = db.Column(db.String(255))</text:span></text:p>
      <text:p text:style-name="Text_20_body">In this modified example, both <text:span text:style-name="Source_20_Text">Student</text:span> and <text:span text:style-name="Source_20_Text">Course</text:span> models use UUIDs as primary keys, and the association table also uses UUIDs for keys.</text:p>
      <text:p text:style-name="Text_20_body">Please ensure that your database system supports storing UUIDs in string format, as different database systems may have specific considerations for working with UUIDs. Additionally, you may want to consider using a library like <text:span text:style-name="Source_20_Text">uuid.UUID</text:span> to generate UUIDs when creating new records.</text:p>
      <text:p text:style-name="P3"><text:soft-page-break/><draw:frame draw:style-name="fr1" draw:name="Image22" text:anchor-type="as-char" svg:width="0.953cm" svg:height="0.953cm" draw:z-index="19"><draw:image xlink:href="Pictures/100000000000006000000060279E816BEF2082F9.jpg" xlink:type="simple" xlink:show="embed" xlink:actuate="onLoad" draw:mime-type="image/jpeg"/><svg:title>User</svg:title></draw:frame></text:p>
      <text:p text:style-name="Text_20_body">how do i configure my flask app using an appsettings.json file?</text:p>
      <text:p text:style-name="Text_20_body">To configure your Flask application using an <text:span text:style-name="Source_20_Text">appsettings.json</text:span> file, you can use the <text:span text:style-name="Source_20_Text">json</text:span> module to load the configuration settings from the JSON file and apply them to your Flask app's configuration. Here's a step-by-step guide:</text:p>
      <text:list xml:id="list2904508395" text:style-name="L83">
        <text:list-item>
          <text:p text:style-name="P135">Create an <text:span text:style-name="Source_20_Text">appsettings.json</text:span> file with your configuration settings. Here's an example <text:span text:style-name="Source_20_Text">appsettings.json</text:span> file:</text:p>
        </text:list-item>
      </text:list>
      <text:p text:style-name="P1">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1"><text:span text:style-name="Source_20_Text">}</text:span></text:p>
      <text:list xml:id="list3294073776" text:style-name="L84">
        <text:list-item>
          <text:p text:style-name="P136">In your Flask application code, import the <text:span text:style-name="Source_20_Text">json</text:span> module and configure your app using the settings from the <text:span text:style-name="Source_20_Text">appsettings.json</text:span> file. Here's an example:</text:p>
        </text:list-item>
      </text:list>
      <text:p text:style-name="P1">python</text:p>
      <text:p text:style-name="Preformatted_20_Text"><text:span text:style-name="Source_20_Text">from flask import Flask</text:span></text:p>
      <text:p text:style-name="Preformatted_20_Text"><text:span text:style-name="Source_20_Text">import json</text:span></text:p>
      <text:p text:style-name="Preformatted_20_Text"/>
      <text:p text:style-name="Preformatted_20_Text"><text:span text:style-name="Source_20_Text">app = Flask(__name__)</text:span></text:p>
      <text:p text:style-name="Preformatted_20_Text"/>
      <text:p text:style-name="Preformatted_20_Text"><text:span text:style-name="Source_20_Text"># Load configuration settings from appsettings.json</text:span></text:p>
      <text:p text:style-name="Preformatted_20_Text"><text:span text:style-name="Source_20_Text">with open('appsettings.json', 'r') as config_file:</text:span></text:p>
      <text:p text:style-name="Preformatted_20_Text"><text:span text:style-name="Source_20_Text"><text:s text:c="4"/>app.config.update(json.load(config_file))</text:span></text:p>
      <text:p text:style-name="Preformatted_20_Text"/>
      <text:p text:style-name="P1"><text:span text:style-name="Source_20_Text"># Now, your Flask app is configured with the settings from the JSON file</text:span></text:p>
      <text:list xml:id="list993926391" text:style-name="L85">
        <text:list-item>
          <text:p text:style-name="P137">You can access the configuration settings in your Flask app as you normally would using <text:span text:style-name="Source_20_Text">app.config</text:span>. For example, to access the <text:span text:style-name="Source_20_Text">DEBUG</text:span> setting:</text:p>
        </text:list-item>
      </text:list>
      <text:p text:style-name="P1">python</text:p>
      <text:p text:style-name="P1"><text:span text:style-name="Source_20_Text">debug_mode = app.config.get('DEBUG')</text:span></text:p>
      <text:p text:style-name="Text_20_body">By configuring your Flask app in this way, you can keep your configuration settings separate from your code, making it easier to manage different environments (e.g., development, production) and sensitive information like secret keys.</text:p>
      <text:p text:style-name="Text_20_body">Make sure that the <text:span text:style-name="Source_20_Text">appsettings.json</text:span> file is in the same directory as your Flask application or provide the correct path to the file in the <text:span text:style-name="Source_20_Text">open</text:span> function. Also, remember to secure sensitive information like secret keys by using environment variables or a secure configuration mechanism in production environments.</text:p>
      <text:p text:style-name="P3"><draw:frame draw:style-name="fr1" draw:name="Image23" text:anchor-type="as-char" svg:width="0.953cm" svg:height="0.953cm" draw:z-index="20"><draw:image xlink:href="Pictures/100000000000006000000060279E816BEF2082F9.jpg" xlink:type="simple" xlink:show="embed" xlink:actuate="onLoad" draw:mime-type="image/jpeg"/><svg:title>User</svg:title></draw:frame></text:p>
      <text:p text:style-name="Text_20_body">is 'app' technically a constant?</text:p>
      <text:p text:style-name="Text_20_body"><text:soft-page-break/>In Python, the <text:span text:style-name="Source_20_Text">app</text:span> variable in your Flask application is not technically a constant. It's a variable that you've assigned to hold an instance of the Flask application, and its value can be modified throughout the execution of your program.</text:p>
      <text:p text:style-name="Text_20_body">In Python, constants are typically represented using uppercase variable names to indicate that their values should not be changed. For example:</text:p>
      <text:p text:style-name="P1">python</text:p>
      <text:p text:style-name="P1"><text:span text:style-name="Source_20_Text">MY_CONSTANT = 42</text:span></text:p>
      <text:p text:style-name="Text_20_body">The value of <text:span text:style-name="Source_20_Text">MY_CONSTANT</text:span> is expected to remain constant and should not be modified within your code.</text:p>
      <text:p text:style-name="Text_20_body">On the other hand, the <text:span text:style-name="Source_20_Text">app</text:span> variable in a Flask application is a regular variable, and its value can be modified if needed. For instance, you might update the app configuration or add new routes to the application during its lifetime.</text:p>
      <text:p text:style-name="Text_20_body">However, it's a common convention in Flask and many other web frameworks to use the variable name <text:span text:style-name="Source_20_Text">app</text:span> for the Flask application instance. While it's not technically a constant, it's typically treated as a reference to your application and is not reassigned to another value in a typical Flask application's code. This convention helps maintain code readability and consistency within the Flask ecosystem.</text:p>
      <text:p text:style-name="P3"><draw:frame draw:style-name="fr1" draw:name="Image24" text:anchor-type="as-char" svg:width="0.953cm" svg:height="0.953cm" draw:z-index="21"><draw:image xlink:href="Pictures/100000000000006000000060279E816BEF2082F9.jpg" xlink:type="simple" xlink:show="embed" xlink:actuate="onLoad" draw:mime-type="image/jpeg"/><svg:title>User</svg:title></draw:frame></text:p>
      <text:p text:style-name="Text_20_body">can i configure my sqlite database to have a username and password login?</text:p>
      <text:p text:style-name="Text_20_body">SQLite is a lightweight and serverless database engine that doesn't support user authentication and access control like more robust database systems (e.g., PostgreSQL, MySQL, or MongoDB). SQLite databases are typically used as file-based databases, and access control is usually handled at the file system level, not within the database itself.</text:p>
      <text:p text:style-name="Text_20_body">However, you can implement your own simple authentication system in your Flask application when using an SQLite database. Here's a high-level approach to achieve basic authentication:</text:p>
      <text:list xml:id="list410376576" text:style-name="L86">
        <text:list-item>
          <text:p text:style-name="P138"><text:span text:style-name="Strong_20_Emphasis">User Table</text:span>: Create a table in your SQLite database to store user information, including usernames and hashed passwords. You can use a library like Flask-Bcrypt to securely hash and verify passwords.</text:p>
          <text:p text:style-name="P45">python</text:p>
        </text:list-item>
      </text:list>
      <text:list xml:id="list1088385856" text:style-name="L87">
        <text:list-item>
          <text:p text:style-name="P46"><text:span text:style-name="Source_20_Text">from flask_sqlalchemy import SQLAlchemy</text:span></text:p>
        </text:list-item>
      </text:list>
      <text:p text:style-name="Preformatted_20_Text"><text:span text:style-name="Source_20_Text">from flask_bcrypt import Bcrypt</text:span></text:p>
      <text:p text:style-name="Preformatted_20_Text"/>
      <text:p text:style-name="Preformatted_20_Text"><text:span text:style-name="Source_20_Text">db = SQLAlchemy(app)</text:span></text:p>
      <text:p text:style-name="Preformatted_20_Text"><text:span text:style-name="Source_20_Text">bcrypt = Bcrypt(app)</text:span></text:p>
      <text:p text:style-name="Preformatted_20_Text"/>
      <text:p text:style-name="Preformatted_20_Text"><text:span text:style-name="Source_20_Text">class User(db.Model):</text:span></text:p>
      <text:p text:style-name="Preformatted_20_Text"><text:span text:style-name="Source_20_Text"><text:s text:c="4"/>id = db.Column(db.Integer, primary_key=True)</text:span></text:p>
      <text:p text:style-name="Preformatted_20_Text"><text:span text:style-name="Source_20_Text"><text:s text:c="4"/>username = db.Column(db.String(100), unique=True, nullable=False)</text:span></text:p>
      <text:p text:style-name="P1"><text:span text:style-name="Source_20_Text"><text:s text:c="4"/>password = db.Column(db.String(60), nullable=False)</text:span></text:p>
      <text:list xml:id="list2036021293" text:style-name="L88">
        <text:list-item>
          <text:p text:style-name="P139"><text:span text:style-name="Strong_20_Emphasis">Registration</text:span>: When a user registers, hash their password and store it in the database.</text:p>
        </text:list-item>
      </text:list>
      <text:p text:style-name="P1"><text:soft-page-break/>python</text:p>
      <text:list xml:id="list2291793732" text:style-name="L89">
        <text:list-item>
          <text:p text:style-name="P47"><text:span text:style-name="Source_20_Text">from flask import request, redirect, url_for</text:span></text:p>
        </text:list-item>
      </text:list>
      <text:p text:style-name="Preformatted_20_Text"/>
      <text:p text:style-name="Preformatted_20_Text"><text:span text:style-name="Source_20_Text">@app.route('/register', methods=['GET', 'POST'])</text:span></text:p>
      <text:p text:style-name="Preformatted_20_Text"><text:span text:style-name="Source_20_Text">def register():</text:span></text:p>
      <text:p text:style-name="Preformatted_20_Text"><text:span text:style-name="Source_20_Text"><text:s text:c="4"/>if request.method == 'POST':</text:span></text:p>
      <text:p text:style-name="Preformatted_20_Text"><text:span text:style-name="Source_20_Text"><text:s text:c="8"/>username = request.form['username']</text:span></text:p>
      <text:p text:style-name="Preformatted_20_Text"><text:span text:style-name="Source_20_Text"><text:s text:c="8"/>password = request.form['password']</text:span></text:p>
      <text:p text:style-name="Preformatted_20_Text"><text:span text:style-name="Source_20_Text"><text:s text:c="8"/>hashed_password = bcrypt.generate_password_hash(password).decode('utf-8')</text:span></text:p>
      <text:p text:style-name="Preformatted_20_Text"><text:span text:style-name="Source_20_Text"><text:s text:c="8"/>user = User(username=username, password=hashed_password)</text:span></text:p>
      <text:p text:style-name="Preformatted_20_Text"><text:span text:style-name="Source_20_Text"><text:s text:c="8"/>db.session.add(user)</text:span></text:p>
      <text:p text:style-name="Preformatted_20_Text"><text:span text:style-name="Source_20_Text"><text:s text:c="8"/>db.session.commit()</text:span></text:p>
      <text:p text:style-name="Preformatted_20_Text"><text:span text:style-name="Source_20_Text"><text:s text:c="8"/>return redirect(url_for('login'))</text:span></text:p>
      <text:p text:style-name="P1"><text:span text:style-name="Source_20_Text"><text:s text:c="4"/>return render_template('register.html')</text:span></text:p>
      <text:list xml:id="list1625307390" text:style-name="L90">
        <text:list-item>
          <text:p text:style-name="P140"><text:span text:style-name="Strong_20_Emphasis">Login</text:span>: Implement a login route that checks the entered username and password against the stored credentials in the database.</text:p>
        </text:list-item>
      </text:list>
      <text:p text:style-name="P1">python</text:p>
      <text:list xml:id="list286417525" text:style-name="L91">
        <text:list-item text:start-value="3">
          <text:p text:style-name="P48"><text:span text:style-name="Source_20_Text">from flask import request, redirect, url_for, flash, session</text:span></text:p>
          <text:p text:style-name="P48"><text:span text:style-name="Source_20_Text">from flask_login import login_user</text:span></text:p>
          <text:p text:style-name="P48"/>
          <text:p text:style-name="P48"><text:span text:style-name="Source_20_Text">@app.route('/login', methods=['GET', 'POST'])</text:span></text:p>
          <text:p text:style-name="P48"><text:span text:style-name="Source_20_Text">def login():</text:span></text:p>
          <text:p text:style-name="P48"><text:span text:style-name="Source_20_Text"><text:s text:c="4"/>if request.method == 'POST':</text:span></text:p>
          <text:p text:style-name="P48"><text:span text:style-name="Source_20_Text"><text:s text:c="8"/>username = request.form['username']</text:span></text:p>
          <text:p text:style-name="P48"><text:span text:style-name="Source_20_Text"><text:s text:c="8"/>password = request.form['password']</text:span></text:p>
          <text:p text:style-name="P48"><text:span text:style-name="Source_20_Text"><text:s text:c="8"/>user = User.query.filter_by(username=username).first()</text:span></text:p>
          <text:p text:style-name="P48"><text:span text:style-name="Source_20_Text"><text:s text:c="8"/>if user and bcrypt.check_password_hash(user.password, password):</text:span></text:p>
          <text:p text:style-name="P48"><text:span text:style-name="Source_20_Text"><text:s text:c="12"/>login_user(user)</text:span></text:p>
          <text:p text:style-name="P48"><text:span text:style-name="Source_20_Text"><text:s text:c="12"/>flash('Login successful', 'success')</text:span></text:p>
          <text:p text:style-name="P48"><text:span text:style-name="Source_20_Text"><text:s text:c="12"/>return redirect(url_for('dashboard'))</text:span></text:p>
          <text:p text:style-name="P48"><text:span text:style-name="Source_20_Text"><text:s text:c="8"/>else:</text:span></text:p>
          <text:p text:style-name="P48"><text:span text:style-name="Source_20_Text"><text:s text:c="12"/>flash('Login unsuccessful. Please check your credentials.', 'danger')</text:span></text:p>
          <text:p text:style-name="P49"><text:span text:style-name="Source_20_Text"><text:s text:c="4"/>return render_template('login.html')</text:span></text:p>
        </text:list-item>
        <text:list-item>
          <text:p text:style-name="P141"><text:span text:style-name="Strong_20_Emphasis">Session Management</text:span>: You can use a Flask extension like Flask-Login to manage user sessions once they are logged in.</text:p>
        </text:list-item>
      </text:list>
      <text:p text:style-name="Text_20_body">This approach provides basic user authentication for your SQLite-based Flask application. However, it's important to note that SQLite is not designed for multi-user, production-grade applications that require robust authentication and access control. If your application needs advanced authentication and authorization features, you should consider using a more capable database system like PostgreSQL or MySQL that supports user authentication at the database level and integrates with Flask's extensions for authentication and authorization.</text:p>
      <text:p text:style-name="P3"><draw:frame draw:style-name="fr1" draw:name="Image25" text:anchor-type="as-char" svg:width="0.953cm" svg:height="0.953cm" draw:z-index="22"><draw:image xlink:href="Pictures/100000000000006000000060279E816BEF2082F9.jpg" xlink:type="simple" xlink:show="embed" xlink:actuate="onLoad" draw:mime-type="image/jpeg"/><svg:title>User</svg:title></draw:frame></text:p>
      <text:p text:style-name="Text_20_body">how do i run my web app asynchronously? i want to use async.io</text:p>
      <text:p text:style-name="Text_20_body">To run a web application asynchronously in Python, you can use an asynchronous web framework like FastAPI or Quart, which are designed to handle asynchronous operations efficiently. These frameworks are built on top of ASGI (Asynchronous Server Gateway Interface) and support asynchronous request handling using <text:span text:style-name="Source_20_Text">async/await</text:span> syntax.</text:p>
      <text:p text:style-name="Text_20_body"><text:soft-page-break/>Here's how you can create and run an asynchronous web application using FastAPI as an example:</text:p>
      <text:list xml:id="list285659359" text:style-name="L92">
        <text:list-item>
          <text:p text:style-name="P142">Install FastAPI and a suitable ASGI server (e.g., Uvicorn) if you haven't already:</text:p>
        </text:list-item>
      </text:list>
      <text:p text:style-name="P1">bash</text:p>
      <text:p text:style-name="P1"><text:span text:style-name="Source_20_Text">pip install fastapi uvicorn</text:span></text:p>
      <text:list xml:id="list1351155405" text:style-name="L93">
        <text:list-item>
          <text:p text:style-name="P143">Create a Python script for your FastAPI application, for example, <text:span text:style-name="Source_20_Text">main.py</text:span>.</text:p>
        </text:list-item>
      </text:list>
      <text:p text:style-name="P1">python</text:p>
      <text:p text:style-name="Preformatted_20_Text"><text:span text:style-name="Source_20_Text">from fastapi import FastAPI</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1"><text:span text:style-name="Source_20_Text"><text:s text:c="4"/>return {"message": "Hello, async world!"}</text:span></text:p>
      <text:list xml:id="list3012714496" text:style-name="L94">
        <text:list-item>
          <text:p text:style-name="P144">Run the FastAPI application using Uvicorn (or another ASGI server):</text:p>
        </text:list-item>
      </text:list>
      <text:p text:style-name="P1">bash</text:p>
      <text:p text:style-name="P1"><text:span text:style-name="Source_20_Text">uvicorn main:app --host 0.0.0.0 --port 8000 --reload</text:span></text:p>
      <text:p text:style-name="Text_20_body">Now, your FastAPI application is running asynchronously, and you can use asynchronous functions and <text:span text:style-name="Source_20_Text">await</text:span> syntax for handling requests and performing asynchronous operations. For more complex applications, you can leverage asynchronous libraries like <text:span text:style-name="Source_20_Text">httpx</text:span> for making asynchronous HTTP requests or interact with databases asynchronously using libraries like <text:span text:style-name="Source_20_Text">databases</text:span> or <text:span text:style-name="Source_20_Text">SQLAlchemy</text:span> with an async dialect.</text:p>
      <text:p text:style-name="Text_20_body">Here's a brief example of using an asynchronous function to make an HTTP request within a FastAPI route:</text:p>
      <text:p text:style-name="P1">python</text:p>
      <text:p text:style-name="Preformatted_20_Text"><text:span text:style-name="Source_20_Text">from fastapi import FastAPI</text:span></text:p>
      <text:p text:style-name="Preformatted_20_Text"><text:span text:style-name="Source_20_Text">import httpx</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reformatted_20_Text"><text:span text:style-name="Source_20_Text"><text:s text:c="4"/>async with httpx.AsyncClient() as client:</text:span></text:p>
      <text:p text:style-name="Preformatted_20_Text"><text:span text:style-name="Source_20_Text"><text:s text:c="8"/>response = await client.get("https://api.example.com")</text:span></text:p>
      <text:p text:style-name="P1"><text:span text:style-name="Source_20_Text"><text:s text:c="4"/>return {"message": response.text}</text:span></text:p>
      <text:p text:style-name="Text_20_body">In this example, <text:span text:style-name="Source_20_Text">httpx.AsyncClient</text:span> is used to make an asynchronous HTTP request.</text:p>
      <text:p text:style-name="Text_20_body">Remember that asynchronous programming in Python can be more complex and requires a good understanding of asyncio and asynchronous concepts. It's essential to design your application carefully to benefit from asynchronous capabilities effectively. Additionally, not all libraries and database drivers support asynchronous operations, so you'll need to choose asynchronous-compatible tools when needed.</text:p>
      <text:p text:style-name="P3"><text:soft-page-break/><draw:frame draw:style-name="fr1" draw:name="Image26" text:anchor-type="as-char" svg:width="0.953cm" svg:height="0.953cm" draw:z-index="23"><draw:image xlink:href="Pictures/100000000000006000000060279E816BEF2082F9.jpg" xlink:type="simple" xlink:show="embed" xlink:actuate="onLoad" draw:mime-type="image/jpeg"/><svg:title>User</svg:title></draw:frame></text:p>
      <text:p text:style-name="Text_20_body">can i not use flask and asyncio?</text:p>
      <text:p text:style-name="Text_20_body">While Flask is a traditional, synchronous web framework, you can still incorporate asyncio and asynchronous code into a Flask application, allowing you to take advantage of asynchronous I/O operations or perform background tasks asynchronously. However, Flask itself is not an asynchronous framework, so you won't get the full benefits of asynchronous request handling.</text:p>
      <text:p text:style-name="Text_20_body">Here's how you can use asyncio with Flask:</text:p>
      <text:list xml:id="list4110016328" text:style-name="L95">
        <text:list-item>
          <text:p text:style-name="P145"><text:span text:style-name="Strong_20_Emphasis">Asynchronous View Functions</text:span>:</text:p>
        </text:list-item>
      </text:list>
      <text:p text:style-name="Text_20_body">You can use the <text:span text:style-name="Source_20_Text">async def</text:span> syntax to define asynchronous view functions in Flask. This allows you to await asynchronous operations within your view functions.</text:p>
      <text:p text:style-name="P1">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route('/')</text:span></text:p>
      <text:p text:style-name="Preformatted_20_Text"><text:span text:style-name="Source_20_Text">async def async_route():</text:span></text:p>
      <text:p text:style-name="Preformatted_20_Text"><text:span text:style-name="Source_20_Text"><text:s text:c="4"/>result = await some_async_function()</text:span></text:p>
      <text:p text:style-name="Preformatted_20_Text"><text:span text:style-name="Source_20_Text"><text:s text:c="4"/>return f'Async Result: {result}'</text:span></text:p>
      <text:p text:style-name="Preformatted_20_Text"/>
      <text:p text:style-name="Preformatted_20_Text"><text:span text:style-name="Source_20_Text">async def some_async_function():</text:span></text:p>
      <text:p text:style-name="Preformatted_20_Text"><text:span text:style-name="Source_20_Text"><text:s text:c="4"/># Perform asynchronous operations here</text:span></text:p>
      <text:p text:style-name="Preformatted_20_Text"><text:span text:style-name="Source_20_Text"><text:s text:c="4"/>await asyncio.sleep(1)</text:span></text:p>
      <text:p text:style-name="Preformatted_20_Text"><text:span text:style-name="Source_20_Text"><text:s text:c="4"/>return 'Hello from async function'</text:span></text:p>
      <text:p text:style-name="Preformatted_20_Text"/>
      <text:p text:style-name="Preformatted_20_Text"><text:span text:style-name="Source_20_Text">if __name__ == '__main__':</text:span></text:p>
      <text:p text:style-name="P1"><text:span text:style-name="Source_20_Text"><text:s text:c="4"/>app.run()</text:span></text:p>
      <text:p text:style-name="Text_20_body">In this example, the <text:span text:style-name="Source_20_Text">/</text:span> route is handled by an asynchronous view function (<text:span text:style-name="Source_20_Text">async_route</text:span>). Inside <text:span text:style-name="Source_20_Text">async_route</text:span>, we await <text:span text:style-name="Source_20_Text">some_async_function</text:span>, which simulates an asynchronous operation with <text:span text:style-name="Source_20_Text">await asyncio.sleep(1)</text:span>.</text:p>
      <text:list xml:id="list1325917587" text:style-name="L96">
        <text:list-item>
          <text:p text:style-name="P146"><text:span text:style-name="Strong_20_Emphasis">Background Tasks</text:span>:</text:p>
        </text:list-item>
      </text:list>
      <text:p text:style-name="Text_20_body">You can use libraries like <text:span text:style-name="Source_20_Text">Flask-Celery</text:span> or <text:span text:style-name="Source_20_Text">RQ</text:span> to perform background tasks asynchronously within a Flask application. These libraries allow you to offload long-running tasks to worker processes.</text:p>
      <text:p text:style-name="P1">python</text:p>
      <text:p text:style-name="Preformatted_20_Text"><text:span text:style-name="Source_20_Text">from flask import Flask, request</text:span></text:p>
      <text:p text:style-name="Preformatted_20_Text"><text:span text:style-name="Source_20_Text">from flask_celery import Celery</text:span></text:p>
      <text:p text:style-name="Preformatted_20_Text"/>
      <text:p text:style-name="Preformatted_20_Text"><text:span text:style-name="Source_20_Text">app = Flask(__name__)</text:span></text:p>
      <text:p text:style-name="Preformatted_20_Text"><text:span text:style-name="Source_20_Text">app.config['CELERY_BROKER_URL'] = 'redis://localhost:6379/0'</text:span></text:p>
      <text:p text:style-name="Preformatted_20_Text"><text:span text:style-name="Source_20_Text">app.config['CELERY_RESULT_BACKEND'] = 'redis://localhost:6379/0'</text:span></text:p>
      <text:p text:style-name="Preformatted_20_Text"/>
      <text:p text:style-name="Preformatted_20_Text"><text:span text:style-name="Source_20_Text">celery = Celery(app)</text:span></text:p>
      <text:p text:style-name="Preformatted_20_Text"/>
      <text:p text:style-name="Preformatted_20_Text"><text:span text:style-name="Source_20_Text">@celery.task</text:span></text:p>
      <text:p text:style-name="Preformatted_20_Text"><text:span text:style-name="Source_20_Text">def background_task(arg):</text:span></text:p>
      <text:p text:style-name="Preformatted_20_Text"><text:span text:style-name="Source_20_Text"><text:s text:c="4"/># Perform time-consuming operation here</text:span></text:p>
      <text:p text:style-name="Preformatted_20_Text"><text:soft-page-break/><text:span text:style-name="Source_20_Text"><text:s text:c="4"/>result = arg * 2</text:span></text:p>
      <text:p text:style-name="Preformatted_20_Text"><text:span text:style-name="Source_20_Text"><text:s text:c="4"/>return result</text:span></text:p>
      <text:p text:style-name="Preformatted_20_Text"/>
      <text:p text:style-name="Preformatted_20_Text"><text:span text:style-name="Source_20_Text">@app.route('/start_task')</text:span></text:p>
      <text:p text:style-name="Preformatted_20_Text"><text:span text:style-name="Source_20_Text">def start_task():</text:span></text:p>
      <text:p text:style-name="Preformatted_20_Text"><text:span text:style-name="Source_20_Text"><text:s text:c="4"/>task = background_task.apply_async(args=(42,))</text:span></text:p>
      <text:p text:style-name="Preformatted_20_Text"><text:span text:style-name="Source_20_Text"><text:s text:c="4"/>return f'Task ID: {task.id}'</text:span></text:p>
      <text:p text:style-name="Preformatted_20_Text"/>
      <text:p text:style-name="Preformatted_20_Text"><text:span text:style-name="Source_20_Text">if __name__ == '__main__':</text:span></text:p>
      <text:p text:style-name="P1"><text:span text:style-name="Source_20_Text"><text:s text:c="4"/>app.run()</text:span></text:p>
      <text:p text:style-name="Text_20_body">In this example, we use <text:span text:style-name="Source_20_Text">Flask-Celery</text:span> to define a background task (<text:span text:style-name="Source_20_Text">background_task</text:span>) and run it asynchronously using Celery.</text:p>
      <text:list xml:id="list2388218285" text:style-name="L97">
        <text:list-item>
          <text:p text:style-name="P147"><text:span text:style-name="Strong_20_Emphasis">Asynchronous Middleware</text:span>:</text:p>
        </text:list-item>
      </text:list>
      <text:p text:style-name="Text_20_body">You can create custom middleware that uses asyncio to perform operations before or after request handling.</text:p>
      <text:p text:style-name="P1">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before_request</text:span></text:p>
      <text:p text:style-name="Preformatted_20_Text"><text:span text:style-name="Source_20_Text">async def async_middleware():</text:span></text:p>
      <text:p text:style-name="Preformatted_20_Text"><text:span text:style-name="Source_20_Text"><text:s text:c="4"/># Perform asynchronous operations before request handling</text:span></text:p>
      <text:p text:style-name="Preformatted_20_Text"><text:span text:style-name="Source_20_Text"><text:s text:c="4"/>await asyncio.sleep(1)</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Hello, Flask with asyncio!'</text:span></text:p>
      <text:p text:style-name="Preformatted_20_Text"/>
      <text:p text:style-name="Preformatted_20_Text"><text:span text:style-name="Source_20_Text">if __name__ == '__main__':</text:span></text:p>
      <text:p text:style-name="P1"><text:span text:style-name="Source_20_Text"><text:s text:c="4"/>app.run()</text:span></text:p>
      <text:p text:style-name="Text_20_body">In this example, the <text:span text:style-name="Source_20_Text">async_middleware</text:span> function is an asynchronous middleware that sleeps for one second before processing the request.</text:p>
      <text:p text:style-name="Text_20_body">While you can use asyncio with Flask, it's important to note that Flask itself is not built for full asynchronous support, and it may not offer the same level of performance and scalability as asynchronous web frameworks like FastAPI or Quart. If your application heavily relies on asynchronous operations, consider using an asynchronous framework from the start for better performance and efficiency.</text:p>
      <text:p text:style-name="P3"><draw:frame draw:style-name="fr1" draw:name="Image27" text:anchor-type="as-char" svg:width="0.953cm" svg:height="0.953cm" draw:z-index="24"><draw:image xlink:href="Pictures/100000000000006000000060279E816BEF2082F9.jpg" xlink:type="simple" xlink:show="embed" xlink:actuate="onLoad" draw:mime-type="image/jpeg"/><svg:title>User</svg:title></draw:frame></text:p>
      <text:p text:style-name="Text_20_body">what server should i use? gunicorn?</text:p>
      <text:p text:style-name="Text_20_body">When deploying a Flask application for production, it's a good practice to use a production-ready WSGI server like Gunicorn. Gunicorn (short for "Green Unicorn") is a popular choice for hosting Flask applications because it's simple to use, well-documented, and provides good performance and concurrency handling.</text:p>
      <text:p text:style-name="Text_20_body">Here's how to use Gunicorn to serve your Flask application:</text:p>
      <text:list xml:id="list3970101503" text:style-name="L98">
        <text:list-item>
          <text:p text:style-name="P148">Install Gunicorn:</text:p>
          <text:p text:style-name="P50"><text:soft-page-break/>bash</text:p>
        </text:list-item>
      </text:list>
      <text:list xml:id="list2190587869" text:style-name="L99">
        <text:list-item>
          <text:p text:style-name="P51"><text:span text:style-name="Source_20_Text">pip install gunicorn</text:span></text:p>
        </text:list-item>
      </text:list>
      <text:list xml:id="list2657228285" text:style-name="L100">
        <text:list-item>
          <text:p text:style-name="P149">Create a Gunicorn configuration file, e.g., <text:span text:style-name="Source_20_Text">gunicorn_config.py</text:span>, to specify the server settings. Here's a basic example:</text:p>
        </text:list-item>
      </text:list>
      <text:p text:style-name="P1">python</text:p>
      <text:list xml:id="list1244904181" text:style-name="L101">
        <text:list-item>
          <text:p text:style-name="P52"><text:span text:style-name="Source_20_Text">workers = 4 <text:s/># Adjust the number of worker processes based on your server's resources</text:span></text:p>
        </text:list-item>
      </text:list>
      <text:p text:style-name="Preformatted_20_Text"><text:span text:style-name="Source_20_Text">bind = '0.0.0.0:8000' <text:s/># The host and port to bind to</text:span></text:p>
      <text:p text:style-name="P1"><text:span text:style-name="Source_20_Text">timeout = 60 <text:s/># Timeout for handling requests (in seconds)</text:span></text:p>
      <text:p text:style-name="Text_20_body">You can customize these settings based on your application's needs.</text:p>
      <text:list xml:id="list1255848222" text:style-name="L102">
        <text:list-item>
          <text:p text:style-name="P150">Start your Flask application using Gunicorn, referencing the configuration file and your application's entry point (usually the Python script containing your app instance):</text:p>
        </text:list-item>
      </text:list>
      <text:p text:style-name="P1">bash</text:p>
      <text:p text:style-name="P1"><text:span text:style-name="Source_20_Text">gunicorn -c gunicorn_config.py your_app:app</text:span></text:p>
      <text:p text:style-name="Text_20_body">Replace <text:span text:style-name="Source_20_Text">your_app</text:span> with the name of your Python script (without the <text:span text:style-name="Source_20_Text">.py</text:span> extension) and <text:span text:style-name="Source_20_Text">app</text:span> with the name of your Flask app instance.</text:p>
      <text:p text:style-name="Text_20_body">For example, if your Flask app is in a file named <text:span text:style-name="Source_20_Text">app.py</text:span> and your Flask instance is named <text:span text:style-name="Source_20_Text">app</text:span>, you would run:</text:p>
      <text:p text:style-name="P1">bash</text:p>
      <text:list xml:id="list2180745710" text:style-name="L103">
        <text:list-item text:start-value="3">
          <text:p text:style-name="P53"><text:span text:style-name="Source_20_Text">gunicorn -c gunicorn_config.py app:app</text:span></text:p>
        </text:list-item>
      </text:list>
      <text:p text:style-name="Text_20_body">Gunicorn will start the Flask application and serve it using the specified settings. It can handle multiple concurrent connections efficiently, making it suitable for production deployments.</text:p>
      <text:p text:style-name="Text_20_body">Additionally, you can use Gunicorn in combination with a reverse proxy server like Nginx or Apache for added security and load balancing. The reverse proxy server can handle tasks like SSL termination, serving static files, and distributing requests to multiple Gunicorn worker processes.</text:p>
      <text:p text:style-name="Text_20_body">Here's a simple diagram of a common production setup:</text:p>
      <text:p text:style-name="P1">rust</text:p>
      <text:p text:style-name="P1"><text:span text:style-name="Source_20_Text">Client --&gt; Nginx (Reverse Proxy) --&gt; Gunicorn (Flask Application)</text:span></text:p>
      <text:p text:style-name="Text_20_body">Nginx can also provide additional security and performance benefits by serving static files directly and handling HTTPS termination. This setup is commonly used in production deployments to ensure scalability, security, and performance.</text:p>
      <text:p text:style-name="P3"><draw:frame draw:style-name="fr1" draw:name="Image28" text:anchor-type="as-char" svg:width="0.953cm" svg:height="0.953cm" draw:z-index="25"><draw:image xlink:href="Pictures/100000000000006000000060279E816BEF2082F9.jpg" xlink:type="simple" xlink:show="embed" xlink:actuate="onLoad" draw:mime-type="image/jpeg"/><svg:title>User</svg:title></draw:frame></text:p>
      <text:p text:style-name="Text_20_body">can i store any of this via the main py file and appsettings.json?</text:p>
      <text:p text:style-name="Text_20_body">Yes, you can store some of the configuration settings, including Gunicorn-related settings and other environment-specific configurations, in the main Python file or an <text:span text:style-name="Source_20_Text">appsettings.json</text:span> file. <text:soft-page-break/>Storing configuration settings outside of your application code allows for better separation of concerns and easier configuration management across different environments.</text:p>
      <text:p text:style-name="Text_20_body">Here's how you can approach it:</text:p>
      <text:p text:style-name="Text_20_body"><text:span text:style-name="Strong_20_Emphasis">1. Using an </text:span><text:span text:style-name="Strong_20_Emphasis"><text:span text:style-name="Source_20_Text">appsettings.json</text:span></text:span><text:span text:style-name="Strong_20_Emphasis"> File</text:span>:</text:p>
      <text:p text:style-name="Text_20_body">You can store application-specific settings, such as Flask app configurations, in an <text:span text:style-name="Source_20_Text">appsettings.json</text:span> file, as mentioned earlier. This file can include Flask-related settings, database connection strings, and any other configuration parameters your application needs. This separation keeps your application code clean and allows you to configure different settings for different environments (e.g., development, production).</text:p>
      <text:p text:style-name="Text_20_body">Example <text:span text:style-name="Source_20_Text">appsettings.json</text:span>:</text:p>
      <text:p text:style-name="P1">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1"><text:span text:style-name="Source_20_Text">}</text:span></text:p>
      <text:p text:style-name="Text_20_body">In your Flask application, load these settings from the <text:span text:style-name="Source_20_Text">appsettings.json</text:span> file, as demonstrated earlier.</text:p>
      <text:p text:style-name="Text_20_body"><text:span text:style-name="Strong_20_Emphasis">2. Using Environment Variables</text:span>:</text:p>
      <text:p text:style-name="Text_20_body">For sensitive or environment-specific settings, it's a good practice to use environment variables. This allows you to configure settings externally and keep them separate from your code.</text:p>
      <text:p text:style-name="P1">python</text:p>
      <text:p text:style-name="Preformatted_20_Text"><text:span text:style-name="Source_20_Text">import os</text:span></text:p>
      <text:p text:style-name="Preformatted_20_Text"/>
      <text:p text:style-name="Preformatted_20_Text"><text:span text:style-name="Source_20_Text">DEBUG = os.environ.get('DEBUG', False)</text:span></text:p>
      <text:p text:style-name="Preformatted_20_Text"><text:span text:style-name="Source_20_Text">SECRET_KEY = os.environ.get('SECRET_KEY', 'default_secret_key')</text:span></text:p>
      <text:p text:style-name="P1"><text:span text:style-name="Source_20_Text">SQLALCHEMY_DATABASE_URI = os.environ.get('SQLALCHEMY_DATABASE_URI', 'sqlite:///mydatabase.db')</text:span></text:p>
      <text:p text:style-name="Text_20_body">You can set these environment variables in your server's environment or use tools like <text:span text:style-name="Source_20_Text">.env</text:span> files and Python libraries like <text:span text:style-name="Source_20_Text">python-decouple</text:span> or <text:span text:style-name="Source_20_Text">python-dotenv</text:span> to manage environment variables.</text:p>
      <text:p text:style-name="Text_20_body"><text:span text:style-name="Strong_20_Emphasis">3. Gunicorn Configuration File</text:span>:</text:p>
      <text:p text:style-name="Text_20_body">Gunicorn-specific settings, such as the number of worker processes and the bind address, are typically stored in a Gunicorn configuration file (e.g., <text:span text:style-name="Source_20_Text">gunicorn_config.py</text:span>). This file can be referenced when starting Gunicorn, as shown earlier.</text:p>
      <text:p text:style-name="Text_20_body">Example <text:span text:style-name="Source_20_Text">gunicorn_config.py</text:span>:</text:p>
      <text:p text:style-name="P1">python</text:p>
      <text:p text:style-name="Preformatted_20_Text"><text:span text:style-name="Source_20_Text">workers = 4 <text:s/># Adjust the number of worker processes based on your server's resources</text:span></text:p>
      <text:p text:style-name="Preformatted_20_Text"><text:span text:style-name="Source_20_Text">bind = '0.0.0.0:8000' <text:s/># The host and port to bind to</text:span></text:p>
      <text:p text:style-name="P1"><text:soft-page-break/><text:span text:style-name="Source_20_Text">timeout = 60 <text:s/># Timeout for handling requests (in seconds)</text:span></text:p>
      <text:p text:style-name="Text_20_body">By separating Gunicorn-related settings into a dedicated file, you can manage the server's behavior independently of your Flask application.</text:p>
      <text:p text:style-name="Text_20_body">In summary, using external configuration files (<text:span text:style-name="Source_20_Text">appsettings.json</text:span>, environment variables) and Gunicorn configuration files allows you to configure your Flask application and Gunicorn server settings separately from your main Python code. This approach is more flexible and allows for easier management of settings in different environments.</text:p>
      <text:p text:style-name="P3"><draw:frame draw:style-name="fr1" draw:name="Image29" text:anchor-type="as-char" svg:width="0.953cm" svg:height="0.953cm" draw:z-index="26"><draw:image xlink:href="Pictures/100000000000006000000060279E816BEF2082F9.jpg" xlink:type="simple" xlink:show="embed" xlink:actuate="onLoad" draw:mime-type="image/jpeg"/><svg:title>User</svg:title></draw:frame></text:p>
      <text:p text:style-name="Text_20_body">what if i have a startup process i want to run? async def main(): # Setup: _ServiceProvider = DependencyInjectorServiceProvider _UsecaseScanLocations = ["sample/use_cases"] _ServiceProvider.configure_clapy_services(_UsecaseScanLocations, [r"venv", r"src"], [r".*main\.py"]) _ServiceProvider.register_service(providers.Factory, RequiredInputValidator) # _ServiceProvider.register_service(providers.Factory, ConversationController) how do i handle this with asyncio and flask? previously i would call asyncio.run(main())</text:p>
      <text:p text:style-name="Text_20_body">To run an asynchronous startup process before starting your Flask application using Gunicorn, you can use a custom Flask command or a script that runs the startup process and then starts the Flask application. This allows you to run asynchronous code before your Flask app starts listening for incoming requests.</text:p>
      <text:p text:style-name="Text_20_body">Here's an example of how you can do this:</text:p>
      <text:list xml:id="list428864443" text:style-name="L104">
        <text:list-item>
          <text:p text:style-name="P151">Create a separate Python script (e.g., <text:span text:style-name="Source_20_Text">startup.py</text:span>) to run your asynchronous startup process. Make sure to import any necessary modules and set up your async code.</text:p>
        </text:list-item>
      </text:list>
      <text:p text:style-name="P1">python</text:p>
      <text:p text:style-name="Preformatted_20_Text"><text:span text:style-name="Source_20_Text"># startup.py</text:span></text:p>
      <text:p text:style-name="Preformatted_20_Text"><text:span text:style-name="Source_20_Text">import asyncio</text:span></text:p>
      <text:p text:style-name="Preformatted_20_Text"/>
      <text:p text:style-name="Preformatted_20_Text"><text:span text:style-name="Source_20_Text">async def main():</text:span></text:p>
      <text:p text:style-name="Preformatted_20_Text"><text:span text:style-name="Source_20_Text"><text:s text:c="4"/># Your asynchronous startup process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if __name__ == '__main__':</text:span></text:p>
      <text:p text:style-name="P1"><text:span text:style-name="Source_20_Text"><text:s text:c="4"/>asyncio.run(main())</text:span></text:p>
      <text:p text:style-name="Text_20_body">In this example, we have a simple asynchronous startup process that sleeps for 5 seconds. Replace it with your actual startup logic.</text:p>
      <text:list xml:id="list4114507326" text:style-name="L105">
        <text:list-item>
          <text:p text:style-name="P152">In your main Flask application file, import the <text:span text:style-name="Source_20_Text">subprocess</text:span> module and use it to run the <text:span text:style-name="Source_20_Text">startup.py</text:span> script before starting your Flask app.</text:p>
        </text:list-item>
      </text:list>
      <text:p text:style-name="P1">python</text:p>
      <text:p text:style-name="Preformatted_20_Text"><text:span text:style-name="Source_20_Text"># app.py (or your Flask main application file)</text:span></text:p>
      <text:p text:style-name="Preformatted_20_Text"><text:span text:style-name="Source_20_Text">import subprocess</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if __name__ == '__main__':</text:span></text:p>
      <text:p text:style-name="Preformatted_20_Text"><text:soft-page-break/><text:span text:style-name="Source_20_Text"><text:s text:c="4"/># Run the startup process before starting the Flask app</text:span></text:p>
      <text:p text:style-name="Preformatted_20_Text"><text:span text:style-name="Source_20_Text"><text:s text:c="4"/>subprocess.run(['python', 'startup.py'])</text:span></text:p>
      <text:p text:style-name="Preformatted_20_Text"/>
      <text:p text:style-name="Preformatted_20_Text"><text:span text:style-name="Source_20_Text"><text:s text:c="4"/># Start the Flask app</text:span></text:p>
      <text:p text:style-name="P1"><text:span text:style-name="Source_20_Text"><text:s text:c="4"/>app.run()</text:span></text:p>
      <text:p text:style-name="Text_20_body">In this code, we use the <text:span text:style-name="Source_20_Text">subprocess.run()</text:span> method to execute the <text:span text:style-name="Source_20_Text">startup.py</text:span> script before starting the Flask app. This ensures that your asynchronous startup process runs before the Flask app is initialized.</text:p>
      <text:list xml:id="list590978758" text:style-name="L106">
        <text:list-item>
          <text:p text:style-name="P153">Start your Flask application using Gunicorn as usual:</text:p>
        </text:list-item>
      </text:list>
      <text:p text:style-name="P1">bash</text:p>
      <text:p text:style-name="P1"><text:span text:style-name="Source_20_Text">gunicorn -c gunicorn_config.py app:app</text:span></text:p>
      <text:p text:style-name="Text_20_body">When you run Gunicorn, it will execute the <text:span text:style-name="Source_20_Text">app.py</text:span> script, which, in turn, runs the <text:span text:style-name="Source_20_Text">startup.py</text:span> script asynchronously. Once the startup process is completed, Gunicorn will start your Flask app.</text:p>
      <text:p text:style-name="Text_20_body">This approach allows you to run an asynchronous startup process separately from your Flask app and ensures that it runs before the app starts serving requests. You can replace the example <text:span text:style-name="Source_20_Text">await asyncio.sleep(5)</text:span> with your actual startup logic.</text:p>
      <text:p text:style-name="P3"><draw:frame draw:style-name="fr1" draw:name="Image30" text:anchor-type="as-char" svg:width="0.953cm" svg:height="0.953cm" draw:z-index="27"><draw:image xlink:href="Pictures/100000000000006000000060279E816BEF2082F9.jpg" xlink:type="simple" xlink:show="embed" xlink:actuate="onLoad" draw:mime-type="image/jpeg"/><svg:title>User</svg:title></draw:frame></text:p>
      <text:p text:style-name="Text_20_body">can i do this within the same file?</text:p>
      <text:p text:style-name="Text_20_body">Yes, you can define and run an asynchronous startup process within the same Python file as your Flask application. However, you should be aware that while Flask itself is not asynchronous, it can run asynchronous code using the <text:span text:style-name="Source_20_Text">async/await</text:span> syntax.</text:p>
      <text:p text:style-name="Text_20_body">Here's how you can define and run an asynchronous startup process within the same file as your Flask application:</text:p>
      <text:p text:style-name="P1">python</text:p>
      <text:p text:style-name="Preformatted_20_Text"><text:span text:style-name="Source_20_Text">import asyncio</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 Define your asynchronous startup process as an async function</text:span></text:p>
      <text:p text:style-name="Preformatted_20_Text"><text:span text:style-name="Source_20_Text">async def async_startup():</text:span></text:p>
      <text:p text:style-name="Preformatted_20_Text"><text:span text:style-name="Source_20_Text"><text:s text:c="4"/># Your asynchronous startup logic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 Create a route or endpoint to trigger the startup process if needed</text:span></text:p>
      <text:p text:style-name="Preformatted_20_Text"><text:span text:style-name="Source_20_Text">@app.route('/start_startup_process', methods=['GET'])</text:span></text:p>
      <text:p text:style-name="Preformatted_20_Text"><text:span text:style-name="Source_20_Text">async def start_startup_process():</text:span></text:p>
      <text:p text:style-name="Preformatted_20_Text"><text:span text:style-name="Source_20_Text"><text:s text:c="4"/># Start the asynchronous startup process</text:span></text:p>
      <text:p text:style-name="Preformatted_20_Text"><text:span text:style-name="Source_20_Text"><text:s text:c="4"/>await async_startup()</text:span></text:p>
      <text:p text:style-name="Preformatted_20_Text"><text:span text:style-name="Source_20_Text"><text:s text:c="4"/>return 'Startup process completed.'</text:span></text:p>
      <text:p text:style-name="Preformatted_20_Text"/>
      <text:p text:style-name="Preformatted_20_Text"><text:span text:style-name="Source_20_Text">if __name__ == '__main__':</text:span></text:p>
      <text:p text:style-name="Preformatted_20_Text"><text:span text:style-name="Source_20_Text"><text:s text:c="4"/># Optionally, you can run the startup process at application startup</text:span></text:p>
      <text:p text:style-name="Preformatted_20_Text"><text:span text:style-name="Source_20_Text"><text:s text:c="4"/>asyncio.run(async_startup())</text:span></text:p>
      <text:p text:style-name="Preformatted_20_Text"/>
      <text:p text:style-name="Preformatted_20_Text"><text:span text:style-name="Source_20_Text"><text:s text:c="4"/># Start the Flask app</text:span></text:p>
      <text:p text:style-name="P1"><text:soft-page-break/><text:span text:style-name="Source_20_Text"><text:s text:c="4"/>app.run()</text:span></text:p>
      <text:p text:style-name="Text_20_body">In this example:</text:p>
      <text:list xml:id="list4038835492" text:style-name="L107">
        <text:list-item>
          <text:p text:style-name="P154">We define the asynchronous startup process as an <text:span text:style-name="Source_20_Text">async</text:span> function named <text:span text:style-name="Source_20_Text">async_startup</text:span>. You can replace the <text:span text:style-name="Source_20_Text">await asyncio.sleep(5)</text:span> with your actual asynchronous initialization logic.</text:p>
        </text:list-item>
        <text:list-item>
          <text:p text:style-name="P154">We create a Flask route (<text:span text:style-name="Source_20_Text">/start_startup_process</text:span>) that, when accessed, triggers the asynchronous startup process. You can remove this route if you prefer to run the startup process automatically at application startup.</text:p>
        </text:list-item>
        <text:list-item>
          <text:p text:style-name="P154">Inside the <text:span text:style-name="Source_20_Text">if __name__ == '__main__':</text:span> block, we use <text:span text:style-name="Source_20_Text">asyncio.run(async_startup())</text:span> to run the asynchronous startup process when the application starts. This is optional, and you can choose to run it only when needed.</text:p>
        </text:list-item>
      </text:list>
      <text:p text:style-name="Text_20_body">When you run this file, the Flask application will start, and you can trigger the asynchronous startup process by accessing the <text:span text:style-name="Source_20_Text">/start_startup_process</text:span> route. Additionally, you can run the startup process automatically when the application starts by keeping the <text:span text:style-name="Source_20_Text">asyncio.run(async_startup())</text:span> line.</text:p>
      <text:p text:style-name="Text_20_body">This approach allows you to define and run an asynchronous startup process within the same file as your Flask application, making it convenient for small-scale applications or cases where you want to keep everything in a single file.</text:p>
      <text:p text:style-name="P3"><draw:frame draw:style-name="fr1" draw:name="Image31" text:anchor-type="as-char" svg:width="0.953cm" svg:height="0.953cm" draw:z-index="28"><draw:image xlink:href="Pictures/100000000000006000000060279E816BEF2082F9.jpg" xlink:type="simple" xlink:show="embed" xlink:actuate="onLoad" draw:mime-type="image/jpeg"/><svg:title>User</svg:title></draw:frame></text:p>
      <text:p text:style-name="Text_20_body">how do i handle dependency injection with asyncio and flask after this?</text:p>
      <text:p text:style-name="Text_20_body">Handling dependency injection in a Flask application with asyncio involves combining Flask, a synchronous web framework, with asynchronous components that require dependency injection. You can achieve this by using an asynchronous dependency injection framework or by manually managing dependencies.</text:p>
      <text:p text:style-name="Text_20_body">Here's how you can handle dependency injection in an asyncio-enabled Flask application:</text:p>
      <text:p text:style-name="Text_20_body"><text:span text:style-name="Strong_20_Emphasis">Option 1: Using Dependency Injection Framework (e.g., </text:span><text:span text:style-name="Strong_20_Emphasis"><text:span text:style-name="Source_20_Text">injector</text:span></text:span><text:span text:style-name="Strong_20_Emphasis">)</text:span></text:p>
      <text:list xml:id="list2088919330" text:style-name="L108">
        <text:list-item>
          <text:p text:style-name="P155">Install the <text:span text:style-name="Source_20_Text">injector</text:span> library, which is a dependency injection framework for Python.</text:p>
          <text:p text:style-name="P54">bash</text:p>
        </text:list-item>
      </text:list>
      <text:list xml:id="list3142612363" text:style-name="L109">
        <text:list-item>
          <text:p text:style-name="P55"><text:span text:style-name="Source_20_Text">pip install injector</text:span></text:p>
        </text:list-item>
      </text:list>
      <text:list xml:id="list517858500" text:style-name="L110">
        <text:list-item>
          <text:p text:style-name="P156">Define your asynchronous components and their dependencies using <text:span text:style-name="Source_20_Text">injector</text:span>.</text:p>
        </text:list-item>
      </text:list>
      <text:p text:style-name="P1">python</text:p>
      <text:list xml:id="list3973196047" text:style-name="L111">
        <text:list-item>
          <text:p text:style-name="P56"><text:span text:style-name="Source_20_Text">from injector import inject, singleton, Module</text:span></text:p>
        </text:list-item>
      </text:list>
      <text:p text:style-name="Preformatted_20_Text"/>
      <text:p text:style-name="Preformatted_20_Text"><text:span text:style-name="Source_20_Text"># Define your asynchronous service</text:span></text:p>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oft-page-break/><text:span text:style-name="Source_20_Text"><text:s text:c="8"/>return "Async result"</text:span></text:p>
      <text:p text:style-name="Preformatted_20_Text"/>
      <text:p text:style-name="Preformatted_20_Text"><text:span text:style-name="Source_20_Text"># Define a module to configure dependency injection</text:span></text:p>
      <text:p text:style-name="Preformatted_20_Text"><text:span text:style-name="Source_20_Text">class AppModule(Module):</text:span></text:p>
      <text:p text:style-name="Preformatted_20_Text"><text:span text:style-name="Source_20_Text"><text:s text:c="4"/>@singleton</text:span></text:p>
      <text:p text:style-name="Preformatted_20_Text"><text:span text:style-name="Source_20_Text"><text:s text:c="4"/>@inject</text:span></text:p>
      <text:p text:style-name="Preformatted_20_Text"><text:span text:style-name="Source_20_Text"><text:s text:c="4"/>def configure(binder, async_service: MyAsyncService):</text:span></text:p>
      <text:p text:style-name="Preformatted_20_Text"><text:span text:style-name="Source_20_Text"><text:s text:c="8"/># Bind the asynchronous service to its interface</text:span></text:p>
      <text:p text:style-name="P1"><text:span text:style-name="Source_20_Text"><text:s text:c="8"/>binder.bind(MyAsyncService, to=async_service)</text:span></text:p>
      <text:list xml:id="list3464030436" text:style-name="L112">
        <text:list-item>
          <text:p text:style-name="P157">Create your Flask application and configure the dependency injection container with the <text:span text:style-name="Source_20_Text">AppModule</text:span>.</text:p>
        </text:list-item>
      </text:list>
      <text:p text:style-name="P1">python</text:p>
      <text:list xml:id="list600605739" text:style-name="L113">
        <text:list-item text:start-value="3">
          <text:p text:style-name="P57"><text:span text:style-name="Source_20_Text">from flask import Flask, jsonify</text:span></text:p>
          <text:p text:style-name="P57"><text:span text:style-name="Source_20_Text">from injector import Injector</text:span></text:p>
          <text:p text:style-name="P57"><text:span text:style-name="Source_20_Text">from mymodule import AppModule</text:span></text:p>
          <text:p text:style-name="P57"/>
          <text:p text:style-name="P57"><text:span text:style-name="Source_20_Text">app = Flask(__name__)</text:span></text:p>
          <text:p text:style-name="P57"/>
          <text:p text:style-name="P57"><text:span text:style-name="Source_20_Text"># Initialize the dependency injection container</text:span></text:p>
          <text:p text:style-name="P57"><text:span text:style-name="Source_20_Text">injector = Injector([AppModule()])</text:span></text:p>
          <text:p text:style-name="P57"/>
          <text:p text:style-name="P57"><text:span text:style-name="Source_20_Text"># Inject the asynchronous service into a Flask route</text:span></text:p>
          <text:p text:style-name="P57"><text:span text:style-name="Source_20_Text">@app.route('/')</text:span></text:p>
          <text:p text:style-name="P57"><text:span text:style-name="Source_20_Text">def index(async_service: MyAsyncService = injector.injector.get(MyAsyncService)):</text:span></text:p>
          <text:p text:style-name="P57"><text:span text:style-name="Source_20_Text"><text:s text:c="4"/>result = asyncio.run(async_service.some_async_method())</text:span></text:p>
          <text:p text:style-name="P58"><text:span text:style-name="Source_20_Text"><text:s text:c="4"/>return jsonify({"message": result})</text:span></text:p>
        </text:list-item>
      </text:list>
      <text:p text:style-name="Text_20_body">With this approach, the <text:span text:style-name="Source_20_Text">injector</text:span> library handles the injection of asynchronous components into your Flask application, allowing you to use asynchronous services seamlessly.</text:p>
      <text:p text:style-name="Text_20_body"><text:span text:style-name="Strong_20_Emphasis">Option 2: Manually Managing Dependencies</text:span></text:p>
      <text:p text:style-name="Text_20_body">If you prefer to manually manage dependencies without a dependency injection framework, you can create and inject your asynchronous components manually. Here's a simplified example:</text:p>
      <text:list xml:id="list457236607" text:style-name="L114">
        <text:list-item>
          <text:p text:style-name="P158">Define your asynchronous components and their dependencies.</text:p>
          <text:p text:style-name="P59">python</text:p>
        </text:list-item>
      </text:list>
      <text:list xml:id="list514346102" text:style-name="L115">
        <text:list-item>
          <text:p text:style-name="P60"><text:span text:style-name="Source_20_Text">class MyAsyncService:</text:span></text:p>
        </text:list-item>
      </text:list>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1"><text:span text:style-name="Source_20_Text"><text:s text:c="8"/>return "Async result"</text:span></text:p>
      <text:list xml:id="list4241803411" text:style-name="L116">
        <text:list-item>
          <text:p text:style-name="P159">Create your Flask application and inject the asynchronous component manually.</text:p>
        </text:list-item>
      </text:list>
      <text:p text:style-name="P1">python</text:p>
      <text:list xml:id="list2676513593" text:style-name="L117">
        <text:list-item text:start-value="2">
          <text:p text:style-name="P61"><text:span text:style-name="Source_20_Text">from flask import Flask, jsonify</text:span></text:p>
          <text:p text:style-name="P61"><text:span text:style-name="Source_20_Text">from mymodule import MyAsyncService</text:span></text:p>
          <text:p text:style-name="P61"/>
          <text:p text:style-name="P61"><text:span text:style-name="Source_20_Text">app = Flask(__name__)</text:span></text:p>
          <text:p text:style-name="P61"/>
          <text:p text:style-name="P61"><text:span text:style-name="Source_20_Text"># Instantiate the asynchronous service</text:span></text:p>
          <text:p text:style-name="P61"><text:span text:style-name="Source_20_Text">async_service = MyAsyncService()</text:span></text:p>
          <text:p text:style-name="P61"/>
          <text:p text:style-name="P61"><text:soft-page-break/><text:span text:style-name="Source_20_Text">@app.route('/')</text:span></text:p>
          <text:p text:style-name="P61"><text:span text:style-name="Source_20_Text">def index():</text:span></text:p>
          <text:p text:style-name="P61"><text:span text:style-name="Source_20_Text"><text:s text:c="4"/>result = asyncio.run(async_service.some_async_method())</text:span></text:p>
          <text:p text:style-name="P62"><text:span text:style-name="Source_20_Text"><text:s text:c="4"/>return jsonify({"message": result})</text:span></text:p>
        </text:list-item>
      </text:list>
      <text:p text:style-name="Text_20_body">In this manual approach, you instantiate and manage the asynchronous components directly in your Flask application. This approach works well for simple scenarios but may become less maintainable as your application grows in complexity.</text:p>
      <text:p text:style-name="Text_20_body">Choose the approach that best suits your application's needs, and consider using a dependency injection framework like <text:span text:style-name="Source_20_Text">injector</text:span> for more complex applications with many dependencies.</text:p>
      <text:p text:style-name="P3"><draw:frame draw:style-name="fr1" draw:name="Image32" text:anchor-type="as-char" svg:width="0.953cm" svg:height="0.953cm" draw:z-index="29"><draw:image xlink:href="Pictures/100000000000006000000060279E816BEF2082F9.jpg" xlink:type="simple" xlink:show="embed" xlink:actuate="onLoad" draw:mime-type="image/jpeg"/><svg:title>User</svg:title></draw:frame></text:p>
      <text:p text:style-name="Text_20_body">i'm using dependency_injector</text:p>
      <text:p text:style-name="Text_20_body">If you're using the <text:span text:style-name="Source_20_Text">dependency_injector</text:span> library for dependency injection in your Flask application, you can continue to use it in combination with asyncio. <text:span text:style-name="Source_20_Text">dependency_injector</text:span> can work seamlessly with asynchronous components and services.</text:p>
      <text:p text:style-name="Text_20_body">Here's a general outline of how to use <text:span text:style-name="Source_20_Text">dependency_injector</text:span> with asyncio in a Flask application:</text:p>
      <text:list xml:id="list683969179" text:style-name="L118">
        <text:list-item>
          <text:p text:style-name="P160">Define your asynchronous services and components using <text:span text:style-name="Source_20_Text">dependency_injector</text:span>. These services can have asynchronous methods.</text:p>
        </text:list-item>
      </text:list>
      <text:p text:style-name="P1">python</text:p>
      <text:p text:style-name="Preformatted_20_Text"><text:span text:style-name="Source_20_Text">import asyncio</text:span></text:p>
      <text:p text:style-name="Preformatted_20_Text"><text:span text:style-name="Source_20_Text">from dependency_injector import containers, providers</text:span></text:p>
      <text:p text:style-name="Preformatted_20_Text"/>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pan text:style-name="Source_20_Text"><text:s text:c="8"/>return "Async result"</text:span></text:p>
      <text:p text:style-name="Preformatted_20_Text"/>
      <text:p text:style-name="Preformatted_20_Text"><text:span text:style-name="Source_20_Text">class MyContainer(containers.DeclarativeContainer):</text:span></text:p>
      <text:p text:style-name="P1"><text:span text:style-name="Source_20_Text"><text:s text:c="4"/>async_service = providers.Singleton(MyAsyncService)</text:span></text:p>
      <text:list xml:id="list38987424" text:style-name="L119">
        <text:list-item>
          <text:p text:style-name="P161">Create your Flask application and configure <text:span text:style-name="Source_20_Text">dependency_injector</text:span> to inject the asynchronous services.</text:p>
        </text:list-item>
      </text:list>
      <text:p text:style-name="P1">python</text:p>
      <text:p text:style-name="Preformatted_20_Text"><text:span text:style-name="Source_20_Text">from flask import Flask, jsonify</text:span></text:p>
      <text:p text:style-name="Preformatted_20_Text"><text:span text:style-name="Source_20_Text">from mymodule import MyContain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text:span></text:p>
      <text:p text:style-name="Preformatted_20_Text"><text:span text:style-name="Source_20_Text">container = My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Inject the asynchronous service</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1"><text:soft-page-break/><text:span text:style-name="Source_20_Text"><text:s text:c="4"/>return jsonify({"message": result})</text:span></text:p>
      <text:p text:style-name="Text_20_body">In this example, we define an asynchronous service (<text:span text:style-name="Source_20_Text">MyAsyncService</text:span>) and configure it within a <text:span text:style-name="Source_20_Text">dependency_injector</text:span> container (<text:span text:style-name="Source_20_Text">MyContainer</text:span>). We then inject the asynchronous service into a Flask route handler, and you can use the asynchronous service's methods within the route handler.</text:p>
      <text:p text:style-name="Text_20_body">The key is to ensure that you correctly configure and instantiate your <text:span text:style-name="Source_20_Text">dependency_injector</text:span> container and use it to create instances of your asynchronous services as needed.</text:p>
      <text:p text:style-name="Text_20_body">Using <text:span text:style-name="Source_20_Text">dependency_injector</text:span> in combination with Flask and asyncio allows you to maintain clean and modular code, making it easier to manage dependencies and asynchronous components in your application.</text:p>
      <text:p text:style-name="P3"><draw:frame draw:style-name="fr1" draw:name="Image33" text:anchor-type="as-char" svg:width="0.953cm" svg:height="0.953cm" draw:z-index="30"><draw:image xlink:href="Pictures/100000000000006000000060279E816BEF2082F9.jpg" xlink:type="simple" xlink:show="embed" xlink:actuate="onLoad" draw:mime-type="image/jpeg"/><svg:title>User</svg:title></draw:frame></text:p>
      <text:p text:style-name="Text_20_body">how can i have the container injected as well?</text:p>
      <text:p text:style-name="Text_20_body">To inject the <text:span text:style-name="Source_20_Text">dependency_injector</text:span> container into a Flask route handler, you can define a Flask request context processor that provides access to the container. This way, you can access the container and its services within your route handlers.</text:p>
      <text:p text:style-name="Text_20_body">Here's how you can achieve this:</text:p>
      <text:list xml:id="list728364225" text:style-name="L120">
        <text:list-item>
          <text:p text:style-name="P162">Define a Flask request context processor that provides access to the container.</text:p>
        </text:list-item>
      </text:list>
      <text:p text:style-name="P1">python</text:p>
      <text:p text:style-name="Preformatted_20_Text"><text:span text:style-name="Source_20_Text">from flask import Flask, jsonify, request</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 and define an asynchronous service</text:span></text:p>
      <text:p text:style-name="Preformatted_20_Text"><text:span text:style-name="Source_20_Text">container = MyContainer()</text:span></text:p>
      <text:p text:style-name="Preformatted_20_Text"/>
      <text:p text:style-name="Preformatted_20_Text"><text:span text:style-name="Source_20_Text"># Define a Flask request context processor to provide access to the container</text:span></text:p>
      <text:p text:style-name="Preformatted_20_Text"><text:span text:style-name="Source_20_Text">@app.context_processor</text:span></text:p>
      <text:p text:style-name="Preformatted_20_Text"><text:span text:style-name="Source_20_Text">def inject_container():</text:span></text:p>
      <text:p text:style-name="Preformatted_20_Text"><text:span text:style-name="Source_20_Text"><text:s text:c="4"/>return dict(container=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Access the container and its services within the route handler</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reformatted_20_Text"><text:span text:style-name="Source_20_Text"><text:s text:c="4"/>return jsonify({"message": result})</text:span></text:p>
      <text:p text:style-name="Preformatted_20_Text"/>
      <text:p text:style-name="Preformatted_20_Text"><text:span text:style-name="Source_20_Text">if __name__ == '__main__':</text:span></text:p>
      <text:p text:style-name="P1"><text:span text:style-name="Source_20_Text"><text:s text:c="4"/>app.run()</text:span></text:p>
      <text:p text:style-name="Text_20_body">In this example:</text:p>
      <text:list xml:id="list4052194754" text:style-name="L121">
        <text:list-item>
          <text:p text:style-name="P163">We define a Flask context processor named <text:span text:style-name="Source_20_Text">inject_container</text:span>, which provides access to the <text:span text:style-name="Source_20_Text">container</text:span> object.</text:p>
        </text:list-item>
        <text:list-item>
          <text:p text:style-name="P163">Inside the <text:span text:style-name="Source_20_Text">index</text:span> route handler, we can access the <text:span text:style-name="Source_20_Text">container</text:span> and its services using <text:span text:style-name="Source_20_Text">request.context</text:span>.</text:p>
        </text:list-item>
      </text:list>
      <text:p text:style-name="Text_20_body"><text:soft-page-break/>Now, when you access the <text:span text:style-name="Source_20_Text">/</text:span> route, the <text:span text:style-name="Source_20_Text">container</text:span> will be available within the route handler, allowing you to use it to access your asynchronous services and other dependencies.</text:p>
      <text:p text:style-name="Text_20_body">This approach provides a clean way to inject the <text:span text:style-name="Source_20_Text">dependency_injector</text:span> container into your Flask route handlers, making it accessible for dependency resolution and service retrieval within your applicatio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0:53:23.482500130</meta:creation-date>
    <dc:date>2023-09-14T08:44:48.039336559</dc:date>
    <meta:editing-duration>PT1H31M58S</meta:editing-duration>
    <meta:editing-cycles>4</meta:editing-cycles>
    <meta:generator>LibreOffice/7.3.7.2$Linux_X86_64 LibreOffice_project/30$Build-2</meta:generator>
    <meta:document-statistic meta:table-count="0" meta:image-count="31" meta:object-count="0" meta:page-count="40" meta:paragraph-count="1141" meta:word-count="11040" meta:character-count="78929" meta:non-whitespace-character-count="67450"/>
  </office:meta>
</office:document-meta>
</file>